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86cm"/>
    </style:style>
    <style:style style:name="co3" style:family="table-column">
      <style:table-column-properties fo:break-before="auto" style:column-width="3.62cm"/>
    </style:style>
    <style:style style:name="co4" style:family="table-column">
      <style:table-column-properties fo:break-before="auto" style:column-width="4.283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4.8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Times New Roman" fo:language="en" fo:country="US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paragraph-properties fo:margin-left="0cm"/>
      <style:text-properties style:use-window-font-color="true" style:text-outline="false" style:text-line-through-style="none" style:font-name="Times New Roman" fo:language="en" fo:country="US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paragraph-properties fo:margin-left="0cm"/>
      <style:text-properties style:use-window-font-color="true" style:text-outline="false" style:text-line-through-style="none" style:font-name="Times New Roman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99"/>
  </office:automatic-styles>
  <office:body>
    <office:spreadsheet>
      <table:table table:name="100-minK" table:style-name="ta1" table:print="false">
        <table:table-column table:style-name="co1" table:number-columns-repeated="4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8" table:number-rows-spanned="1">
            <text:p>http://www.sintef.no/PRojectweb/TOP/PRoblems/VRPTW/Solomon-benchmaRk/100-customeRs/</text:p>
          </table:table-cell>
          <table:covered-table-cell table:number-columns-repeated="3" table:style-name="ce2"/>
          <table:covered-table-cell table:number-columns-repeated="4"/>
        </table:table-row>
        <table:table-row table:style-name="ro1">
          <table:table-cell table:style-name="ce2" office:value-type="string">
            <text:p>Instance</text:p>
          </table:table-cell>
          <table:table-cell table:style-name="ce2" office:value-type="string">
            <text:p>Vehicles</text:p>
          </table:table-cell>
          <table:table-cell table:style-name="ce2" office:value-type="string">
            <text:p>Distance</text:p>
          </table:table-cell>
          <table:table-cell table:style-name="ce2" office:value-type="string">
            <text:p>AuthoRs</text:p>
          </table:table-cell>
          <table:table-cell table:number-columns-repeated="4"/>
        </table:table-row>
        <table:table-row table:style-name="ro1">
          <table:table-cell office:value-type="string">
            <text:p>C101</text:p>
          </table:table-cell>
          <table:table-cell office:value-type="float" office:value="10">
            <text:p>10</text:p>
          </table:table-cell>
          <table:table-cell office:value-type="float" office:value="828.94">
            <text:p>828.94</text:p>
          </table:table-cell>
          <table:table-cell office:value-type="string">
            <text:p>RT</text:p>
          </table:table-cell>
          <table:table-cell table:formula="of:=[.A3]&amp;&quot;.100 = &quot;&amp;[.C3]" office:value-type="string" office:string-value="C101.100 = 828.94">
            <text:p>C101.100 = 828.94</text:p>
          </table:table-cell>
          <table:table-cell table:formula="of:=[.A3]&amp;&quot;.100-K = &quot;&amp;[.B3]" office:value-type="string" office:string-value="C101.100-K = 10">
            <text:p>C101.100-K = 10</text:p>
          </table:table-cell>
          <table:table-cell table:formula="of:=[.A3]&amp;&quot;.100-A = &quot;&amp;[.D3]" office:value-type="string" office:string-value="C101.100-A = RT">
            <text:p>C101.100-A = RT</text:p>
          </table:table-cell>
          <table:table-cell/>
        </table:table-row>
        <table:table-row table:style-name="ro1">
          <table:table-cell office:value-type="string">
            <text:p>C102</text:p>
          </table:table-cell>
          <table:table-cell office:value-type="float" office:value="10">
            <text:p>10</text:p>
          </table:table-cell>
          <table:table-cell office:value-type="float" office:value="828.94">
            <text:p>828.94</text:p>
          </table:table-cell>
          <table:table-cell office:value-type="string">
            <text:p>RT</text:p>
          </table:table-cell>
          <table:table-cell table:formula="of:=[.A4]&amp;&quot;.100 = &quot;&amp;[.C4]" office:value-type="string" office:string-value="C102.100 = 828.94">
            <text:p>C102.100 = 828.94</text:p>
          </table:table-cell>
          <table:table-cell table:formula="of:=[.A4]&amp;&quot;.100-K = &quot;&amp;[.B4]" office:value-type="string" office:string-value="C102.100-K = 10">
            <text:p>C102.100-K = 10</text:p>
          </table:table-cell>
          <table:table-cell table:formula="of:=[.A4]&amp;&quot;.100-A = &quot;&amp;[.D4]" office:value-type="string" office:string-value="C102.100-A = RT">
            <text:p>C102.100-A = RT</text:p>
          </table:table-cell>
          <table:table-cell/>
        </table:table-row>
        <table:table-row table:style-name="ro1">
          <table:table-cell office:value-type="string">
            <text:p>C103</text:p>
          </table:table-cell>
          <table:table-cell office:value-type="float" office:value="10">
            <text:p>10</text:p>
          </table:table-cell>
          <table:table-cell office:value-type="float" office:value="828.06">
            <text:p>828.06</text:p>
          </table:table-cell>
          <table:table-cell office:value-type="string">
            <text:p>RT</text:p>
          </table:table-cell>
          <table:table-cell table:formula="of:=[.A5]&amp;&quot;.100 = &quot;&amp;[.C5]" office:value-type="string" office:string-value="C103.100 = 828.06">
            <text:p>C103.100 = 828.06</text:p>
          </table:table-cell>
          <table:table-cell table:formula="of:=[.A5]&amp;&quot;.100-K = &quot;&amp;[.B5]" office:value-type="string" office:string-value="C103.100-K = 10">
            <text:p>C103.100-K = 10</text:p>
          </table:table-cell>
          <table:table-cell table:formula="of:=[.A5]&amp;&quot;.100-A = &quot;&amp;[.D5]" office:value-type="string" office:string-value="C103.100-A = RT">
            <text:p>C103.100-A = RT</text:p>
          </table:table-cell>
          <table:table-cell/>
        </table:table-row>
        <table:table-row table:style-name="ro1">
          <table:table-cell office:value-type="string">
            <text:p>C104</text:p>
          </table:table-cell>
          <table:table-cell office:value-type="float" office:value="10">
            <text:p>10</text:p>
          </table:table-cell>
          <table:table-cell office:value-type="float" office:value="824.78">
            <text:p>824.78</text:p>
          </table:table-cell>
          <table:table-cell office:value-type="string">
            <text:p>RT</text:p>
          </table:table-cell>
          <table:table-cell table:formula="of:=[.A6]&amp;&quot;.100 = &quot;&amp;[.C6]" office:value-type="string" office:string-value="C104.100 = 824.78">
            <text:p>C104.100 = 824.78</text:p>
          </table:table-cell>
          <table:table-cell table:formula="of:=[.A6]&amp;&quot;.100-K = &quot;&amp;[.B6]" office:value-type="string" office:string-value="C104.100-K = 10">
            <text:p>C104.100-K = 10</text:p>
          </table:table-cell>
          <table:table-cell table:formula="of:=[.A6]&amp;&quot;.100-A = &quot;&amp;[.D6]" office:value-type="string" office:string-value="C104.100-A = RT">
            <text:p>C104.100-A = RT</text:p>
          </table:table-cell>
          <table:table-cell/>
        </table:table-row>
        <table:table-row table:style-name="ro1">
          <table:table-cell office:value-type="string">
            <text:p>C105</text:p>
          </table:table-cell>
          <table:table-cell office:value-type="float" office:value="10">
            <text:p>10</text:p>
          </table:table-cell>
          <table:table-cell office:value-type="float" office:value="828.94">
            <text:p>828.94</text:p>
          </table:table-cell>
          <table:table-cell office:value-type="string">
            <text:p>RT</text:p>
          </table:table-cell>
          <table:table-cell table:formula="of:=[.A7]&amp;&quot;.100 = &quot;&amp;[.C7]" office:value-type="string" office:string-value="C105.100 = 828.94">
            <text:p>C105.100 = 828.94</text:p>
          </table:table-cell>
          <table:table-cell table:formula="of:=[.A7]&amp;&quot;.100-K = &quot;&amp;[.B7]" office:value-type="string" office:string-value="C105.100-K = 10">
            <text:p>C105.100-K = 10</text:p>
          </table:table-cell>
          <table:table-cell table:formula="of:=[.A7]&amp;&quot;.100-A = &quot;&amp;[.D7]" office:value-type="string" office:string-value="C105.100-A = RT">
            <text:p>C105.100-A = RT</text:p>
          </table:table-cell>
          <table:table-cell/>
        </table:table-row>
        <table:table-row table:style-name="ro1">
          <table:table-cell office:value-type="string">
            <text:p>C106</text:p>
          </table:table-cell>
          <table:table-cell office:value-type="float" office:value="10">
            <text:p>10</text:p>
          </table:table-cell>
          <table:table-cell office:value-type="float" office:value="828.94">
            <text:p>828.94</text:p>
          </table:table-cell>
          <table:table-cell office:value-type="string">
            <text:p>RT</text:p>
          </table:table-cell>
          <table:table-cell table:formula="of:=[.A8]&amp;&quot;.100 = &quot;&amp;[.C8]" office:value-type="string" office:string-value="C106.100 = 828.94">
            <text:p>C106.100 = 828.94</text:p>
          </table:table-cell>
          <table:table-cell table:formula="of:=[.A8]&amp;&quot;.100-K = &quot;&amp;[.B8]" office:value-type="string" office:string-value="C106.100-K = 10">
            <text:p>C106.100-K = 10</text:p>
          </table:table-cell>
          <table:table-cell table:formula="of:=[.A8]&amp;&quot;.100-A = &quot;&amp;[.D8]" office:value-type="string" office:string-value="C106.100-A = RT">
            <text:p>C106.100-A = RT</text:p>
          </table:table-cell>
          <table:table-cell/>
        </table:table-row>
        <table:table-row table:style-name="ro1">
          <table:table-cell office:value-type="string">
            <text:p>C107</text:p>
          </table:table-cell>
          <table:table-cell office:value-type="float" office:value="10">
            <text:p>10</text:p>
          </table:table-cell>
          <table:table-cell office:value-type="float" office:value="828.94">
            <text:p>828.94</text:p>
          </table:table-cell>
          <table:table-cell office:value-type="string">
            <text:p>RT</text:p>
          </table:table-cell>
          <table:table-cell table:formula="of:=[.A9]&amp;&quot;.100 = &quot;&amp;[.C9]" office:value-type="string" office:string-value="C107.100 = 828.94">
            <text:p>C107.100 = 828.94</text:p>
          </table:table-cell>
          <table:table-cell table:formula="of:=[.A9]&amp;&quot;.100-K = &quot;&amp;[.B9]" office:value-type="string" office:string-value="C107.100-K = 10">
            <text:p>C107.100-K = 10</text:p>
          </table:table-cell>
          <table:table-cell table:formula="of:=[.A9]&amp;&quot;.100-A = &quot;&amp;[.D9]" office:value-type="string" office:string-value="C107.100-A = RT">
            <text:p>C107.100-A = RT</text:p>
          </table:table-cell>
          <table:table-cell/>
        </table:table-row>
        <table:table-row table:style-name="ro1">
          <table:table-cell office:value-type="string">
            <text:p>C108</text:p>
          </table:table-cell>
          <table:table-cell office:value-type="float" office:value="10">
            <text:p>10</text:p>
          </table:table-cell>
          <table:table-cell office:value-type="float" office:value="828.94">
            <text:p>828.94</text:p>
          </table:table-cell>
          <table:table-cell office:value-type="string">
            <text:p>RT</text:p>
          </table:table-cell>
          <table:table-cell table:formula="of:=[.A10]&amp;&quot;.100 = &quot;&amp;[.C10]" office:value-type="string" office:string-value="C108.100 = 828.94">
            <text:p>C108.100 = 828.94</text:p>
          </table:table-cell>
          <table:table-cell table:formula="of:=[.A10]&amp;&quot;.100-K = &quot;&amp;[.B10]" office:value-type="string" office:string-value="C108.100-K = 10">
            <text:p>C108.100-K = 10</text:p>
          </table:table-cell>
          <table:table-cell table:formula="of:=[.A10]&amp;&quot;.100-A = &quot;&amp;[.D10]" office:value-type="string" office:string-value="C108.100-A = RT">
            <text:p>C108.100-A = RT</text:p>
          </table:table-cell>
          <table:table-cell/>
        </table:table-row>
        <table:table-row table:style-name="ro1">
          <table:table-cell office:value-type="string">
            <text:p>C109</text:p>
          </table:table-cell>
          <table:table-cell office:value-type="float" office:value="10">
            <text:p>10</text:p>
          </table:table-cell>
          <table:table-cell office:value-type="float" office:value="828.94">
            <text:p>828.94</text:p>
          </table:table-cell>
          <table:table-cell office:value-type="string">
            <text:p>RT</text:p>
          </table:table-cell>
          <table:table-cell table:formula="of:=[.A11]&amp;&quot;.100 = &quot;&amp;[.C11]" office:value-type="string" office:string-value="C109.100 = 828.94">
            <text:p>C109.100 = 828.94</text:p>
          </table:table-cell>
          <table:table-cell table:formula="of:=[.A11]&amp;&quot;.100-K = &quot;&amp;[.B11]" office:value-type="string" office:string-value="C109.100-K = 10">
            <text:p>C109.100-K = 10</text:p>
          </table:table-cell>
          <table:table-cell table:formula="of:=[.A11]&amp;&quot;.100-A = &quot;&amp;[.D11]" office:value-type="string" office:string-value="C109.100-A = RT">
            <text:p>C109.100-A = RT</text:p>
          </table:table-cell>
          <table:table-cell/>
        </table:table-row>
        <table:table-row table:style-name="ro1">
          <table:table-cell office:value-type="string">
            <text:p>C201</text:p>
          </table:table-cell>
          <table:table-cell office:value-type="float" office:value="3">
            <text:p>3</text:p>
          </table:table-cell>
          <table:table-cell office:value-type="float" office:value="591.56">
            <text:p>591.56</text:p>
          </table:table-cell>
          <table:table-cell office:value-type="string">
            <text:p>RT</text:p>
          </table:table-cell>
          <table:table-cell table:formula="of:=[.A12]&amp;&quot;.100 = &quot;&amp;[.C12]" office:value-type="string" office:string-value="C201.100 = 591.56">
            <text:p>C201.100 = 591.56</text:p>
          </table:table-cell>
          <table:table-cell table:formula="of:=[.A12]&amp;&quot;.100-K = &quot;&amp;[.B12]" office:value-type="string" office:string-value="C201.100-K = 3">
            <text:p>C201.100-K = 3</text:p>
          </table:table-cell>
          <table:table-cell table:formula="of:=[.A12]&amp;&quot;.100-A = &quot;&amp;[.D12]" office:value-type="string" office:string-value="C201.100-A = RT">
            <text:p>C201.100-A = RT</text:p>
          </table:table-cell>
          <table:table-cell/>
        </table:table-row>
        <table:table-row table:style-name="ro1">
          <table:table-cell office:value-type="string">
            <text:p>C202</text:p>
          </table:table-cell>
          <table:table-cell office:value-type="float" office:value="3">
            <text:p>3</text:p>
          </table:table-cell>
          <table:table-cell office:value-type="float" office:value="591.56">
            <text:p>591.56</text:p>
          </table:table-cell>
          <table:table-cell office:value-type="string">
            <text:p>RT</text:p>
          </table:table-cell>
          <table:table-cell table:formula="of:=[.A13]&amp;&quot;.100 = &quot;&amp;[.C13]" office:value-type="string" office:string-value="C202.100 = 591.56">
            <text:p>C202.100 = 591.56</text:p>
          </table:table-cell>
          <table:table-cell table:formula="of:=[.A13]&amp;&quot;.100-K = &quot;&amp;[.B13]" office:value-type="string" office:string-value="C202.100-K = 3">
            <text:p>C202.100-K = 3</text:p>
          </table:table-cell>
          <table:table-cell table:formula="of:=[.A13]&amp;&quot;.100-A = &quot;&amp;[.D13]" office:value-type="string" office:string-value="C202.100-A = RT">
            <text:p>C202.100-A = RT</text:p>
          </table:table-cell>
          <table:table-cell/>
        </table:table-row>
        <table:table-row table:style-name="ro1">
          <table:table-cell office:value-type="string">
            <text:p>C203</text:p>
          </table:table-cell>
          <table:table-cell office:value-type="float" office:value="3">
            <text:p>3</text:p>
          </table:table-cell>
          <table:table-cell office:value-type="float" office:value="591.17">
            <text:p>591.17</text:p>
          </table:table-cell>
          <table:table-cell office:value-type="string">
            <text:p>RT</text:p>
          </table:table-cell>
          <table:table-cell table:formula="of:=[.A14]&amp;&quot;.100 = &quot;&amp;[.C14]" office:value-type="string" office:string-value="C203.100 = 591.17">
            <text:p>C203.100 = 591.17</text:p>
          </table:table-cell>
          <table:table-cell table:formula="of:=[.A14]&amp;&quot;.100-K = &quot;&amp;[.B14]" office:value-type="string" office:string-value="C203.100-K = 3">
            <text:p>C203.100-K = 3</text:p>
          </table:table-cell>
          <table:table-cell table:formula="of:=[.A14]&amp;&quot;.100-A = &quot;&amp;[.D14]" office:value-type="string" office:string-value="C203.100-A = RT">
            <text:p>C203.100-A = RT</text:p>
          </table:table-cell>
          <table:table-cell/>
        </table:table-row>
        <table:table-row table:style-name="ro1">
          <table:table-cell office:value-type="string">
            <text:p>C204</text:p>
          </table:table-cell>
          <table:table-cell office:value-type="float" office:value="3">
            <text:p>3</text:p>
          </table:table-cell>
          <table:table-cell office:value-type="float" office:value="590.6">
            <text:p>590.6</text:p>
          </table:table-cell>
          <table:table-cell office:value-type="string">
            <text:p>RT</text:p>
          </table:table-cell>
          <table:table-cell table:formula="of:=[.A15]&amp;&quot;.100 = &quot;&amp;[.C15]" office:value-type="string" office:string-value="C204.100 = 590.6">
            <text:p>C204.100 = 590.6</text:p>
          </table:table-cell>
          <table:table-cell table:formula="of:=[.A15]&amp;&quot;.100-K = &quot;&amp;[.B15]" office:value-type="string" office:string-value="C204.100-K = 3">
            <text:p>C204.100-K = 3</text:p>
          </table:table-cell>
          <table:table-cell table:formula="of:=[.A15]&amp;&quot;.100-A = &quot;&amp;[.D15]" office:value-type="string" office:string-value="C204.100-A = RT">
            <text:p>C204.100-A = RT</text:p>
          </table:table-cell>
          <table:table-cell/>
        </table:table-row>
        <table:table-row table:style-name="ro1">
          <table:table-cell office:value-type="string">
            <text:p>C205</text:p>
          </table:table-cell>
          <table:table-cell office:value-type="float" office:value="3">
            <text:p>3</text:p>
          </table:table-cell>
          <table:table-cell office:value-type="float" office:value="588.88">
            <text:p>588.88</text:p>
          </table:table-cell>
          <table:table-cell office:value-type="string">
            <text:p>RT</text:p>
          </table:table-cell>
          <table:table-cell table:formula="of:=[.A16]&amp;&quot;.100 = &quot;&amp;[.C16]" office:value-type="string" office:string-value="C205.100 = 588.88">
            <text:p>C205.100 = 588.88</text:p>
          </table:table-cell>
          <table:table-cell table:formula="of:=[.A16]&amp;&quot;.100-K = &quot;&amp;[.B16]" office:value-type="string" office:string-value="C205.100-K = 3">
            <text:p>C205.100-K = 3</text:p>
          </table:table-cell>
          <table:table-cell table:formula="of:=[.A16]&amp;&quot;.100-A = &quot;&amp;[.D16]" office:value-type="string" office:string-value="C205.100-A = RT">
            <text:p>C205.100-A = RT</text:p>
          </table:table-cell>
          <table:table-cell/>
        </table:table-row>
        <table:table-row table:style-name="ro1">
          <table:table-cell office:value-type="string">
            <text:p>C206</text:p>
          </table:table-cell>
          <table:table-cell office:value-type="float" office:value="3">
            <text:p>3</text:p>
          </table:table-cell>
          <table:table-cell office:value-type="float" office:value="588.49">
            <text:p>588.49</text:p>
          </table:table-cell>
          <table:table-cell office:value-type="string">
            <text:p>RT</text:p>
          </table:table-cell>
          <table:table-cell table:formula="of:=[.A17]&amp;&quot;.100 = &quot;&amp;[.C17]" office:value-type="string" office:string-value="C206.100 = 588.49">
            <text:p>C206.100 = 588.49</text:p>
          </table:table-cell>
          <table:table-cell table:formula="of:=[.A17]&amp;&quot;.100-K = &quot;&amp;[.B17]" office:value-type="string" office:string-value="C206.100-K = 3">
            <text:p>C206.100-K = 3</text:p>
          </table:table-cell>
          <table:table-cell table:formula="of:=[.A17]&amp;&quot;.100-A = &quot;&amp;[.D17]" office:value-type="string" office:string-value="C206.100-A = RT">
            <text:p>C206.100-A = RT</text:p>
          </table:table-cell>
          <table:table-cell/>
        </table:table-row>
        <table:table-row table:style-name="ro1">
          <table:table-cell office:value-type="string">
            <text:p>C207</text:p>
          </table:table-cell>
          <table:table-cell office:value-type="float" office:value="3">
            <text:p>3</text:p>
          </table:table-cell>
          <table:table-cell office:value-type="float" office:value="588.29">
            <text:p>588.29</text:p>
          </table:table-cell>
          <table:table-cell office:value-type="string">
            <text:p>RT</text:p>
          </table:table-cell>
          <table:table-cell table:formula="of:=[.A18]&amp;&quot;.100 = &quot;&amp;[.C18]" office:value-type="string" office:string-value="C207.100 = 588.29">
            <text:p>C207.100 = 588.29</text:p>
          </table:table-cell>
          <table:table-cell table:formula="of:=[.A18]&amp;&quot;.100-K = &quot;&amp;[.B18]" office:value-type="string" office:string-value="C207.100-K = 3">
            <text:p>C207.100-K = 3</text:p>
          </table:table-cell>
          <table:table-cell table:formula="of:=[.A18]&amp;&quot;.100-A = &quot;&amp;[.D18]" office:value-type="string" office:string-value="C207.100-A = RT">
            <text:p>C207.100-A = RT</text:p>
          </table:table-cell>
          <table:table-cell/>
        </table:table-row>
        <table:table-row table:style-name="ro1">
          <table:table-cell office:value-type="string">
            <text:p>C208</text:p>
          </table:table-cell>
          <table:table-cell office:value-type="float" office:value="3">
            <text:p>3</text:p>
          </table:table-cell>
          <table:table-cell office:value-type="float" office:value="588.32">
            <text:p>588.32</text:p>
          </table:table-cell>
          <table:table-cell office:value-type="string">
            <text:p>RT</text:p>
          </table:table-cell>
          <table:table-cell table:formula="of:=[.A19]&amp;&quot;.100 = &quot;&amp;[.C19]" office:value-type="string" office:string-value="C208.100 = 588.32">
            <text:p>C208.100 = 588.32</text:p>
          </table:table-cell>
          <table:table-cell table:formula="of:=[.A19]&amp;&quot;.100-K = &quot;&amp;[.B19]" office:value-type="string" office:string-value="C208.100-K = 3">
            <text:p>C208.100-K = 3</text:p>
          </table:table-cell>
          <table:table-cell table:formula="of:=[.A19]&amp;&quot;.100-A = &quot;&amp;[.D19]" office:value-type="string" office:string-value="C208.100-A = RT">
            <text:p>C208.100-A = RT</text:p>
          </table:table-cell>
          <table:table-cell/>
        </table:table-row>
        <table:table-row table:style-name="ro1">
          <table:table-cell office:value-type="string">
            <text:p>R101</text:p>
          </table:table-cell>
          <table:table-cell office:value-type="float" office:value="19">
            <text:p>19</text:p>
          </table:table-cell>
          <table:table-cell office:value-type="float" office:value="1645.79">
            <text:p>1645.79</text:p>
          </table:table-cell>
          <table:table-cell office:value-type="string">
            <text:p>H</text:p>
          </table:table-cell>
          <table:table-cell table:formula="of:=[.A20]&amp;&quot;.100 = &quot;&amp;[.C20]" office:value-type="string" office:string-value="R101.100 = 1645.79">
            <text:p>R101.100 = 1645.79</text:p>
          </table:table-cell>
          <table:table-cell table:formula="of:=[.A20]&amp;&quot;.100-K = &quot;&amp;[.B20]" office:value-type="string" office:string-value="R101.100-K = 19">
            <text:p>R101.100-K = 19</text:p>
          </table:table-cell>
          <table:table-cell table:formula="of:=[.A20]&amp;&quot;.100-A = &quot;&amp;[.D20]" office:value-type="string" office:string-value="R101.100-A = H">
            <text:p>R101.100-A = H</text:p>
          </table:table-cell>
          <table:table-cell/>
        </table:table-row>
        <table:table-row table:style-name="ro1">
          <table:table-cell office:value-type="string">
            <text:p>R102</text:p>
          </table:table-cell>
          <table:table-cell office:value-type="float" office:value="17">
            <text:p>17</text:p>
          </table:table-cell>
          <table:table-cell office:value-type="float" office:value="1486.12">
            <text:p>1486.12</text:p>
          </table:table-cell>
          <table:table-cell office:value-type="string">
            <text:p>RT</text:p>
          </table:table-cell>
          <table:table-cell table:formula="of:=[.A21]&amp;&quot;.100 = &quot;&amp;[.C21]" office:value-type="string" office:string-value="R102.100 = 1486.12">
            <text:p>R102.100 = 1486.12</text:p>
          </table:table-cell>
          <table:table-cell table:formula="of:=[.A21]&amp;&quot;.100-K = &quot;&amp;[.B21]" office:value-type="string" office:string-value="R102.100-K = 17">
            <text:p>R102.100-K = 17</text:p>
          </table:table-cell>
          <table:table-cell table:formula="of:=[.A21]&amp;&quot;.100-A = &quot;&amp;[.D21]" office:value-type="string" office:string-value="R102.100-A = RT">
            <text:p>R102.100-A = RT</text:p>
          </table:table-cell>
          <table:table-cell/>
        </table:table-row>
        <table:table-row table:style-name="ro1">
          <table:table-cell office:value-type="string">
            <text:p>R103</text:p>
          </table:table-cell>
          <table:table-cell office:value-type="float" office:value="13">
            <text:p>13</text:p>
          </table:table-cell>
          <table:table-cell office:value-type="float" office:value="1292.68">
            <text:p>1292.68</text:p>
          </table:table-cell>
          <table:table-cell office:value-type="string">
            <text:p>LLH</text:p>
          </table:table-cell>
          <table:table-cell table:formula="of:=[.A22]&amp;&quot;.100 = &quot;&amp;[.C22]" office:value-type="string" office:string-value="R103.100 = 1292.68">
            <text:p>R103.100 = 1292.68</text:p>
          </table:table-cell>
          <table:table-cell table:formula="of:=[.A22]&amp;&quot;.100-K = &quot;&amp;[.B22]" office:value-type="string" office:string-value="R103.100-K = 13">
            <text:p>R103.100-K = 13</text:p>
          </table:table-cell>
          <table:table-cell table:formula="of:=[.A22]&amp;&quot;.100-A = &quot;&amp;[.D22]" office:value-type="string" office:string-value="R103.100-A = LLH">
            <text:p>R103.100-A = LLH</text:p>
          </table:table-cell>
          <table:table-cell/>
        </table:table-row>
        <table:table-row table:style-name="ro1">
          <table:table-cell office:value-type="string">
            <text:p>R104</text:p>
          </table:table-cell>
          <table:table-cell office:value-type="float" office:value="9">
            <text:p>9</text:p>
          </table:table-cell>
          <table:table-cell office:value-type="float" office:value="1007.24">
            <text:p>1007.24</text:p>
          </table:table-cell>
          <table:table-cell office:value-type="string">
            <text:p>MBD</text:p>
          </table:table-cell>
          <table:table-cell table:formula="of:=[.A23]&amp;&quot;.100 = &quot;&amp;[.C23]" office:value-type="string" office:string-value="R104.100 = 1007.24">
            <text:p>R104.100 = 1007.24</text:p>
          </table:table-cell>
          <table:table-cell table:formula="of:=[.A23]&amp;&quot;.100-K = &quot;&amp;[.B23]" office:value-type="string" office:string-value="R104.100-K = 9">
            <text:p>R104.100-K = 9</text:p>
          </table:table-cell>
          <table:table-cell table:formula="of:=[.A23]&amp;&quot;.100-A = &quot;&amp;[.D23]" office:value-type="string" office:string-value="R104.100-A = MBD">
            <text:p>R104.100-A = MBD</text:p>
          </table:table-cell>
          <table:table-cell/>
        </table:table-row>
        <table:table-row table:style-name="ro1">
          <table:table-cell office:value-type="string">
            <text:p>R105</text:p>
          </table:table-cell>
          <table:table-cell office:value-type="float" office:value="14">
            <text:p>14</text:p>
          </table:table-cell>
          <table:table-cell office:value-type="float" office:value="1377.11">
            <text:p>1377.11</text:p>
          </table:table-cell>
          <table:table-cell office:value-type="string">
            <text:p>RT</text:p>
          </table:table-cell>
          <table:table-cell table:formula="of:=[.A24]&amp;&quot;.100 = &quot;&amp;[.C24]" office:value-type="string" office:string-value="R105.100 = 1377.11">
            <text:p>R105.100 = 1377.11</text:p>
          </table:table-cell>
          <table:table-cell table:formula="of:=[.A24]&amp;&quot;.100-K = &quot;&amp;[.B24]" office:value-type="string" office:string-value="R105.100-K = 14">
            <text:p>R105.100-K = 14</text:p>
          </table:table-cell>
          <table:table-cell table:formula="of:=[.A24]&amp;&quot;.100-A = &quot;&amp;[.D24]" office:value-type="string" office:string-value="R105.100-A = RT">
            <text:p>R105.100-A = RT</text:p>
          </table:table-cell>
          <table:table-cell/>
        </table:table-row>
        <table:table-row table:style-name="ro1">
          <table:table-cell office:value-type="string">
            <text:p>R106</text:p>
          </table:table-cell>
          <table:table-cell office:value-type="float" office:value="12">
            <text:p>12</text:p>
          </table:table-cell>
          <table:table-cell office:value-type="float" office:value="1251.98">
            <text:p>1251.98</text:p>
          </table:table-cell>
          <table:table-cell office:value-type="string">
            <text:p>MBD</text:p>
          </table:table-cell>
          <table:table-cell table:formula="of:=[.A25]&amp;&quot;.100 = &quot;&amp;[.C25]" office:value-type="string" office:string-value="R106.100 = 1251.98">
            <text:p>R106.100 = 1251.98</text:p>
          </table:table-cell>
          <table:table-cell table:formula="of:=[.A25]&amp;&quot;.100-K = &quot;&amp;[.B25]" office:value-type="string" office:string-value="R106.100-K = 12">
            <text:p>R106.100-K = 12</text:p>
          </table:table-cell>
          <table:table-cell table:formula="of:=[.A25]&amp;&quot;.100-A = &quot;&amp;[.D25]" office:value-type="string" office:string-value="R106.100-A = MBD">
            <text:p>R106.100-A = MBD</text:p>
          </table:table-cell>
          <table:table-cell/>
        </table:table-row>
        <table:table-row table:style-name="ro1">
          <table:table-cell office:value-type="string">
            <text:p>R107</text:p>
          </table:table-cell>
          <table:table-cell office:value-type="float" office:value="10">
            <text:p>10</text:p>
          </table:table-cell>
          <table:table-cell office:value-type="float" office:value="1104.66">
            <text:p>1104.66</text:p>
          </table:table-cell>
          <table:table-cell office:value-type="string">
            <text:p>S97</text:p>
          </table:table-cell>
          <table:table-cell table:formula="of:=[.A26]&amp;&quot;.100 = &quot;&amp;[.C26]" office:value-type="string" office:string-value="R107.100 = 1104.66">
            <text:p>R107.100 = 1104.66</text:p>
          </table:table-cell>
          <table:table-cell table:formula="of:=[.A26]&amp;&quot;.100-K = &quot;&amp;[.B26]" office:value-type="string" office:string-value="R107.100-K = 10">
            <text:p>R107.100-K = 10</text:p>
          </table:table-cell>
          <table:table-cell table:formula="of:=[.A26]&amp;&quot;.100-A = &quot;&amp;[.D26]" office:value-type="string" office:string-value="R107.100-A = S97">
            <text:p>R107.100-A = S97</text:p>
          </table:table-cell>
          <table:table-cell/>
        </table:table-row>
        <table:table-row table:style-name="ro1">
          <table:table-cell office:value-type="string">
            <text:p>R108</text:p>
          </table:table-cell>
          <table:table-cell office:value-type="float" office:value="9">
            <text:p>9</text:p>
          </table:table-cell>
          <table:table-cell office:value-type="float" office:value="960.88">
            <text:p>960.88</text:p>
          </table:table-cell>
          <table:table-cell office:value-type="string">
            <text:p>BBB</text:p>
          </table:table-cell>
          <table:table-cell table:formula="of:=[.A27]&amp;&quot;.100 = &quot;&amp;[.C27]" office:value-type="string" office:string-value="R108.100 = 960.88">
            <text:p>R108.100 = 960.88</text:p>
          </table:table-cell>
          <table:table-cell table:formula="of:=[.A27]&amp;&quot;.100-K = &quot;&amp;[.B27]" office:value-type="string" office:string-value="R108.100-K = 9">
            <text:p>R108.100-K = 9</text:p>
          </table:table-cell>
          <table:table-cell table:formula="of:=[.A27]&amp;&quot;.100-A = &quot;&amp;[.D27]" office:value-type="string" office:string-value="R108.100-A = BBB">
            <text:p>R108.100-A = BBB</text:p>
          </table:table-cell>
          <table:table-cell/>
        </table:table-row>
        <table:table-row table:style-name="ro1">
          <table:table-cell office:value-type="string">
            <text:p>R109</text:p>
          </table:table-cell>
          <table:table-cell office:value-type="float" office:value="11">
            <text:p>11</text:p>
          </table:table-cell>
          <table:table-cell office:value-type="float" office:value="1194.73">
            <text:p>1194.73</text:p>
          </table:table-cell>
          <table:table-cell office:value-type="string">
            <text:p>HG</text:p>
          </table:table-cell>
          <table:table-cell table:formula="of:=[.A28]&amp;&quot;.100 = &quot;&amp;[.C28]" office:value-type="string" office:string-value="R109.100 = 1194.73">
            <text:p>R109.100 = 1194.73</text:p>
          </table:table-cell>
          <table:table-cell table:formula="of:=[.A28]&amp;&quot;.100-K = &quot;&amp;[.B28]" office:value-type="string" office:string-value="R109.100-K = 11">
            <text:p>R109.100-K = 11</text:p>
          </table:table-cell>
          <table:table-cell table:formula="of:=[.A28]&amp;&quot;.100-A = &quot;&amp;[.D28]" office:value-type="string" office:string-value="R109.100-A = HG">
            <text:p>R109.100-A = HG</text:p>
          </table:table-cell>
          <table:table-cell/>
        </table:table-row>
        <table:table-row table:style-name="ro1">
          <table:table-cell office:value-type="string">
            <text:p>R110</text:p>
          </table:table-cell>
          <table:table-cell office:value-type="float" office:value="10">
            <text:p>10</text:p>
          </table:table-cell>
          <table:table-cell office:value-type="float" office:value="1118.59">
            <text:p>1118.59</text:p>
          </table:table-cell>
          <table:table-cell office:value-type="string">
            <text:p>MBD</text:p>
          </table:table-cell>
          <table:table-cell table:formula="of:=[.A29]&amp;&quot;.100 = &quot;&amp;[.C29]" office:value-type="string" office:string-value="R110.100 = 1118.59">
            <text:p>R110.100 = 1118.59</text:p>
          </table:table-cell>
          <table:table-cell table:formula="of:=[.A29]&amp;&quot;.100-K = &quot;&amp;[.B29]" office:value-type="string" office:string-value="R110.100-K = 10">
            <text:p>R110.100-K = 10</text:p>
          </table:table-cell>
          <table:table-cell table:formula="of:=[.A29]&amp;&quot;.100-A = &quot;&amp;[.D29]" office:value-type="string" office:string-value="R110.100-A = MBD">
            <text:p>R110.100-A = MBD</text:p>
          </table:table-cell>
          <table:table-cell/>
        </table:table-row>
        <table:table-row table:style-name="ro1">
          <table:table-cell office:value-type="string">
            <text:p>R111</text:p>
          </table:table-cell>
          <table:table-cell office:value-type="float" office:value="10">
            <text:p>10</text:p>
          </table:table-cell>
          <table:table-cell office:value-type="float" office:value="1096.72">
            <text:p>1096.72</text:p>
          </table:table-cell>
          <table:table-cell office:value-type="string">
            <text:p>RGP</text:p>
          </table:table-cell>
          <table:table-cell table:formula="of:=[.A30]&amp;&quot;.100 = &quot;&amp;[.C30]" office:value-type="string" office:string-value="R111.100 = 1096.72">
            <text:p>R111.100 = 1096.72</text:p>
          </table:table-cell>
          <table:table-cell table:formula="of:=[.A30]&amp;&quot;.100-K = &quot;&amp;[.B30]" office:value-type="string" office:string-value="R111.100-K = 10">
            <text:p>R111.100-K = 10</text:p>
          </table:table-cell>
          <table:table-cell table:formula="of:=[.A30]&amp;&quot;.100-A = &quot;&amp;[.D30]" office:value-type="string" office:string-value="R111.100-A = RGP">
            <text:p>R111.100-A = RGP</text:p>
          </table:table-cell>
          <table:table-cell/>
        </table:table-row>
        <table:table-row table:style-name="ro1">
          <table:table-cell office:value-type="string">
            <text:p>R112</text:p>
          </table:table-cell>
          <table:table-cell office:value-type="float" office:value="9">
            <text:p>9</text:p>
          </table:table-cell>
          <table:table-cell office:value-type="float" office:value="982.14">
            <text:p>982.14</text:p>
          </table:table-cell>
          <table:table-cell office:value-type="string">
            <text:p>GTA</text:p>
          </table:table-cell>
          <table:table-cell table:formula="of:=[.A31]&amp;&quot;.100 = &quot;&amp;[.C31]" office:value-type="string" office:string-value="R112.100 = 982.14">
            <text:p>R112.100 = 982.14</text:p>
          </table:table-cell>
          <table:table-cell table:formula="of:=[.A31]&amp;&quot;.100-K = &quot;&amp;[.B31]" office:value-type="string" office:string-value="R112.100-K = 9">
            <text:p>R112.100-K = 9</text:p>
          </table:table-cell>
          <table:table-cell table:formula="of:=[.A31]&amp;&quot;.100-A = &quot;&amp;[.D31]" office:value-type="string" office:string-value="R112.100-A = GTA">
            <text:p>R112.100-A = GTA</text:p>
          </table:table-cell>
          <table:table-cell/>
        </table:table-row>
        <table:table-row table:style-name="ro1">
          <table:table-cell office:value-type="string">
            <text:p>R201</text:p>
          </table:table-cell>
          <table:table-cell office:value-type="float" office:value="4">
            <text:p>4</text:p>
          </table:table-cell>
          <table:table-cell office:value-type="float" office:value="1252.37">
            <text:p>1252.37</text:p>
          </table:table-cell>
          <table:table-cell office:value-type="string">
            <text:p>HG</text:p>
          </table:table-cell>
          <table:table-cell table:formula="of:=[.A32]&amp;&quot;.100 = &quot;&amp;[.C32]" office:value-type="string" office:string-value="R201.100 = 1252.37">
            <text:p>R201.100 = 1252.37</text:p>
          </table:table-cell>
          <table:table-cell table:formula="of:=[.A32]&amp;&quot;.100-K = &quot;&amp;[.B32]" office:value-type="string" office:string-value="R201.100-K = 4">
            <text:p>R201.100-K = 4</text:p>
          </table:table-cell>
          <table:table-cell table:formula="of:=[.A32]&amp;&quot;.100-A = &quot;&amp;[.D32]" office:value-type="string" office:string-value="R201.100-A = HG">
            <text:p>R201.100-A = HG</text:p>
          </table:table-cell>
          <table:table-cell/>
        </table:table-row>
        <table:table-row table:style-name="ro1">
          <table:table-cell office:value-type="string">
            <text:p>R202</text:p>
          </table:table-cell>
          <table:table-cell office:value-type="float" office:value="3">
            <text:p>3</text:p>
          </table:table-cell>
          <table:table-cell office:value-type="float" office:value="1191.7">
            <text:p>1191.7</text:p>
          </table:table-cell>
          <table:table-cell office:value-type="string">
            <text:p>RGP</text:p>
          </table:table-cell>
          <table:table-cell table:formula="of:=[.A33]&amp;&quot;.100 = &quot;&amp;[.C33]" office:value-type="string" office:string-value="R202.100 = 1191.7">
            <text:p>R202.100 = 1191.7</text:p>
          </table:table-cell>
          <table:table-cell table:formula="of:=[.A33]&amp;&quot;.100-K = &quot;&amp;[.B33]" office:value-type="string" office:string-value="R202.100-K = 3">
            <text:p>R202.100-K = 3</text:p>
          </table:table-cell>
          <table:table-cell table:formula="of:=[.A33]&amp;&quot;.100-A = &quot;&amp;[.D33]" office:value-type="string" office:string-value="R202.100-A = RGP">
            <text:p>R202.100-A = RGP</text:p>
          </table:table-cell>
          <table:table-cell/>
        </table:table-row>
        <table:table-row table:style-name="ro1">
          <table:table-cell office:value-type="string">
            <text:p>R203</text:p>
          </table:table-cell>
          <table:table-cell office:value-type="float" office:value="3">
            <text:p>3</text:p>
          </table:table-cell>
          <table:table-cell office:value-type="float" office:value="939.5">
            <text:p>939.5</text:p>
          </table:table-cell>
          <table:table-cell office:value-type="string">
            <text:p>WL</text:p>
          </table:table-cell>
          <table:table-cell table:formula="of:=[.A34]&amp;&quot;.100 = &quot;&amp;[.C34]" office:value-type="string" office:string-value="R203.100 = 939.5">
            <text:p>R203.100 = 939.5</text:p>
          </table:table-cell>
          <table:table-cell table:formula="of:=[.A34]&amp;&quot;.100-K = &quot;&amp;[.B34]" office:value-type="string" office:string-value="R203.100-K = 3">
            <text:p>R203.100-K = 3</text:p>
          </table:table-cell>
          <table:table-cell table:formula="of:=[.A34]&amp;&quot;.100-A = &quot;&amp;[.D34]" office:value-type="string" office:string-value="R203.100-A = WL">
            <text:p>R203.100-A = WL</text:p>
          </table:table-cell>
          <table:table-cell/>
        </table:table-row>
        <table:table-row table:style-name="ro1">
          <table:table-cell office:value-type="string">
            <text:p>R204</text:p>
          </table:table-cell>
          <table:table-cell office:value-type="float" office:value="2">
            <text:p>2</text:p>
          </table:table-cell>
          <table:table-cell office:value-type="float" office:value="825.52">
            <text:p>825.52</text:p>
          </table:table-cell>
          <table:table-cell office:value-type="string">
            <text:p>BVH</text:p>
          </table:table-cell>
          <table:table-cell table:formula="of:=[.A35]&amp;&quot;.100 = &quot;&amp;[.C35]" office:value-type="string" office:string-value="R204.100 = 825.52">
            <text:p>R204.100 = 825.52</text:p>
          </table:table-cell>
          <table:table-cell table:formula="of:=[.A35]&amp;&quot;.100-K = &quot;&amp;[.B35]" office:value-type="string" office:string-value="R204.100-K = 2">
            <text:p>R204.100-K = 2</text:p>
          </table:table-cell>
          <table:table-cell table:formula="of:=[.A35]&amp;&quot;.100-A = &quot;&amp;[.D35]" office:value-type="string" office:string-value="R204.100-A = BVH">
            <text:p>R204.100-A = BVH</text:p>
          </table:table-cell>
          <table:table-cell/>
        </table:table-row>
        <table:table-row table:style-name="ro1">
          <table:table-cell office:value-type="string">
            <text:p>R205</text:p>
          </table:table-cell>
          <table:table-cell office:value-type="float" office:value="3">
            <text:p>3</text:p>
          </table:table-cell>
          <table:table-cell office:value-type="float" office:value="994.42">
            <text:p>994.42</text:p>
          </table:table-cell>
          <table:table-cell office:value-type="string">
            <text:p>RGP</text:p>
          </table:table-cell>
          <table:table-cell table:formula="of:=[.A36]&amp;&quot;.100 = &quot;&amp;[.C36]" office:value-type="string" office:string-value="R205.100 = 994.42">
            <text:p>R205.100 = 994.42</text:p>
          </table:table-cell>
          <table:table-cell table:formula="of:=[.A36]&amp;&quot;.100-K = &quot;&amp;[.B36]" office:value-type="string" office:string-value="R205.100-K = 3">
            <text:p>R205.100-K = 3</text:p>
          </table:table-cell>
          <table:table-cell table:formula="of:=[.A36]&amp;&quot;.100-A = &quot;&amp;[.D36]" office:value-type="string" office:string-value="R205.100-A = RGP">
            <text:p>R205.100-A = RGP</text:p>
          </table:table-cell>
          <table:table-cell/>
        </table:table-row>
        <table:table-row table:style-name="ro1">
          <table:table-cell office:value-type="string">
            <text:p>R206</text:p>
          </table:table-cell>
          <table:table-cell office:value-type="float" office:value="3">
            <text:p>3</text:p>
          </table:table-cell>
          <table:table-cell office:value-type="float" office:value="906.14">
            <text:p>906.14</text:p>
          </table:table-cell>
          <table:table-cell office:value-type="string">
            <text:p>SSSD</text:p>
          </table:table-cell>
          <table:table-cell table:formula="of:=[.A37]&amp;&quot;.100 = &quot;&amp;[.C37]" office:value-type="string" office:string-value="R206.100 = 906.14">
            <text:p>R206.100 = 906.14</text:p>
          </table:table-cell>
          <table:table-cell table:formula="of:=[.A37]&amp;&quot;.100-K = &quot;&amp;[.B37]" office:value-type="string" office:string-value="R206.100-K = 3">
            <text:p>R206.100-K = 3</text:p>
          </table:table-cell>
          <table:table-cell table:formula="of:=[.A37]&amp;&quot;.100-A = &quot;&amp;[.D37]" office:value-type="string" office:string-value="R206.100-A = SSSD">
            <text:p>R206.100-A = SSSD</text:p>
          </table:table-cell>
          <table:table-cell/>
        </table:table-row>
        <table:table-row table:style-name="ro1">
          <table:table-cell office:value-type="string">
            <text:p>R207</text:p>
          </table:table-cell>
          <table:table-cell office:value-type="float" office:value="2">
            <text:p>2</text:p>
          </table:table-cell>
          <table:table-cell office:value-type="float" office:value="890.61">
            <text:p>890.61</text:p>
          </table:table-cell>
          <table:table-cell office:value-type="string">
            <text:p>RP</text:p>
          </table:table-cell>
          <table:table-cell table:formula="of:=[.A38]&amp;&quot;.100 = &quot;&amp;[.C38]" office:value-type="string" office:string-value="R207.100 = 890.61">
            <text:p>R207.100 = 890.61</text:p>
          </table:table-cell>
          <table:table-cell table:formula="of:=[.A38]&amp;&quot;.100-K = &quot;&amp;[.B38]" office:value-type="string" office:string-value="R207.100-K = 2">
            <text:p>R207.100-K = 2</text:p>
          </table:table-cell>
          <table:table-cell table:formula="of:=[.A38]&amp;&quot;.100-A = &quot;&amp;[.D38]" office:value-type="string" office:string-value="R207.100-A = RP">
            <text:p>R207.100-A = RP</text:p>
          </table:table-cell>
          <table:table-cell/>
        </table:table-row>
        <table:table-row table:style-name="ro1">
          <table:table-cell office:value-type="string">
            <text:p>R208</text:p>
          </table:table-cell>
          <table:table-cell office:value-type="float" office:value="2">
            <text:p>2</text:p>
          </table:table-cell>
          <table:table-cell office:value-type="float" office:value="726.75">
            <text:p>726.75</text:p>
          </table:table-cell>
          <table:table-cell office:value-type="string">
            <text:p>MBD</text:p>
          </table:table-cell>
          <table:table-cell table:formula="of:=[.A39]&amp;&quot;.100 = &quot;&amp;[.C39]" office:value-type="string" office:string-value="R208.100 = 726.75">
            <text:p>R208.100 = 726.75</text:p>
          </table:table-cell>
          <table:table-cell table:formula="of:=[.A39]&amp;&quot;.100-K = &quot;&amp;[.B39]" office:value-type="string" office:string-value="R208.100-K = 2">
            <text:p>R208.100-K = 2</text:p>
          </table:table-cell>
          <table:table-cell table:formula="of:=[.A39]&amp;&quot;.100-A = &quot;&amp;[.D39]" office:value-type="string" office:string-value="R208.100-A = MBD">
            <text:p>R208.100-A = MBD</text:p>
          </table:table-cell>
          <table:table-cell/>
        </table:table-row>
        <table:table-row table:style-name="ro1">
          <table:table-cell office:value-type="string">
            <text:p>R209</text:p>
          </table:table-cell>
          <table:table-cell office:value-type="float" office:value="3">
            <text:p>3</text:p>
          </table:table-cell>
          <table:table-cell office:value-type="float" office:value="909.16">
            <text:p>909.16</text:p>
          </table:table-cell>
          <table:table-cell office:value-type="string">
            <text:p>H</text:p>
          </table:table-cell>
          <table:table-cell table:formula="of:=[.A40]&amp;&quot;.100 = &quot;&amp;[.C40]" office:value-type="string" office:string-value="R209.100 = 909.16">
            <text:p>R209.100 = 909.16</text:p>
          </table:table-cell>
          <table:table-cell table:formula="of:=[.A40]&amp;&quot;.100-K = &quot;&amp;[.B40]" office:value-type="string" office:string-value="R209.100-K = 3">
            <text:p>R209.100-K = 3</text:p>
          </table:table-cell>
          <table:table-cell table:formula="of:=[.A40]&amp;&quot;.100-A = &quot;&amp;[.D40]" office:value-type="string" office:string-value="R209.100-A = H">
            <text:p>R209.100-A = H</text:p>
          </table:table-cell>
          <table:table-cell/>
        </table:table-row>
        <table:table-row table:style-name="ro1">
          <table:table-cell office:value-type="string">
            <text:p>R210</text:p>
          </table:table-cell>
          <table:table-cell office:value-type="float" office:value="3">
            <text:p>3</text:p>
          </table:table-cell>
          <table:table-cell office:value-type="float" office:value="939.34">
            <text:p>939.34</text:p>
          </table:table-cell>
          <table:table-cell office:value-type="string">
            <text:p>MBD</text:p>
          </table:table-cell>
          <table:table-cell table:formula="of:=[.A41]&amp;&quot;.100 = &quot;&amp;[.C41]" office:value-type="string" office:string-value="R210.100 = 939.34">
            <text:p>R210.100 = 939.34</text:p>
          </table:table-cell>
          <table:table-cell table:formula="of:=[.A41]&amp;&quot;.100-K = &quot;&amp;[.B41]" office:value-type="string" office:string-value="R210.100-K = 3">
            <text:p>R210.100-K = 3</text:p>
          </table:table-cell>
          <table:table-cell table:formula="of:=[.A41]&amp;&quot;.100-A = &quot;&amp;[.D41]" office:value-type="string" office:string-value="R210.100-A = MBD">
            <text:p>R210.100-A = MBD</text:p>
          </table:table-cell>
          <table:table-cell/>
        </table:table-row>
        <table:table-row table:style-name="ro1">
          <table:table-cell office:value-type="string">
            <text:p>R211</text:p>
          </table:table-cell>
          <table:table-cell office:value-type="float" office:value="2">
            <text:p>2</text:p>
          </table:table-cell>
          <table:table-cell office:value-type="float" office:value="885.71">
            <text:p>885.71</text:p>
          </table:table-cell>
          <table:table-cell office:value-type="string">
            <text:p>WL</text:p>
          </table:table-cell>
          <table:table-cell table:formula="of:=[.A42]&amp;&quot;.100 = &quot;&amp;[.C42]" office:value-type="string" office:string-value="R211.100 = 885.71">
            <text:p>R211.100 = 885.71</text:p>
          </table:table-cell>
          <table:table-cell table:formula="of:=[.A42]&amp;&quot;.100-K = &quot;&amp;[.B42]" office:value-type="string" office:string-value="R211.100-K = 2">
            <text:p>R211.100-K = 2</text:p>
          </table:table-cell>
          <table:table-cell table:formula="of:=[.A42]&amp;&quot;.100-A = &quot;&amp;[.D42]" office:value-type="string" office:string-value="R211.100-A = WL">
            <text:p>R211.100-A = WL</text:p>
          </table:table-cell>
          <table:table-cell/>
        </table:table-row>
        <table:table-row table:style-name="ro1">
          <table:table-cell office:value-type="string">
            <text:p>RC101</text:p>
          </table:table-cell>
          <table:table-cell office:value-type="float" office:value="14">
            <text:p>14</text:p>
          </table:table-cell>
          <table:table-cell office:value-type="float" office:value="1696.94">
            <text:p>1696.94</text:p>
          </table:table-cell>
          <table:table-cell office:value-type="string">
            <text:p>TBGGP</text:p>
          </table:table-cell>
          <table:table-cell table:formula="of:=[.A43]&amp;&quot;.100 = &quot;&amp;[.C43]" office:value-type="string" office:string-value="RC101.100 = 1696.94">
            <text:p>RC101.100 = 1696.94</text:p>
          </table:table-cell>
          <table:table-cell table:formula="of:=[.A43]&amp;&quot;.100-K = &quot;&amp;[.B43]" office:value-type="string" office:string-value="RC101.100-K = 14">
            <text:p>RC101.100-K = 14</text:p>
          </table:table-cell>
          <table:table-cell table:formula="of:=[.A43]&amp;&quot;.100-A = &quot;&amp;[.D43]" office:value-type="string" office:string-value="RC101.100-A = TBGGP">
            <text:p>RC101.100-A = TBGGP</text:p>
          </table:table-cell>
          <table:table-cell/>
        </table:table-row>
        <table:table-row table:style-name="ro1">
          <table:table-cell office:value-type="string">
            <text:p>RC102</text:p>
          </table:table-cell>
          <table:table-cell office:value-type="float" office:value="12">
            <text:p>12</text:p>
          </table:table-cell>
          <table:table-cell office:value-type="float" office:value="1554.75">
            <text:p>1554.75</text:p>
          </table:table-cell>
          <table:table-cell office:value-type="string">
            <text:p>TBGGP</text:p>
          </table:table-cell>
          <table:table-cell table:formula="of:=[.A44]&amp;&quot;.100 = &quot;&amp;[.C44]" office:value-type="string" office:string-value="RC102.100 = 1554.75">
            <text:p>RC102.100 = 1554.75</text:p>
          </table:table-cell>
          <table:table-cell table:formula="of:=[.A44]&amp;&quot;.100-K = &quot;&amp;[.B44]" office:value-type="string" office:string-value="RC102.100-K = 12">
            <text:p>RC102.100-K = 12</text:p>
          </table:table-cell>
          <table:table-cell table:formula="of:=[.A44]&amp;&quot;.100-A = &quot;&amp;[.D44]" office:value-type="string" office:string-value="RC102.100-A = TBGGP">
            <text:p>RC102.100-A = TBGGP</text:p>
          </table:table-cell>
          <table:table-cell/>
        </table:table-row>
        <table:table-row table:style-name="ro1">
          <table:table-cell office:value-type="string">
            <text:p>RC103</text:p>
          </table:table-cell>
          <table:table-cell office:value-type="float" office:value="11">
            <text:p>11</text:p>
          </table:table-cell>
          <table:table-cell office:value-type="float" office:value="1261.67">
            <text:p>1261.67</text:p>
          </table:table-cell>
          <table:table-cell office:value-type="string">
            <text:p>S98</text:p>
          </table:table-cell>
          <table:table-cell table:formula="of:=[.A45]&amp;&quot;.100 = &quot;&amp;[.C45]" office:value-type="string" office:string-value="RC103.100 = 1261.67">
            <text:p>RC103.100 = 1261.67</text:p>
          </table:table-cell>
          <table:table-cell table:formula="of:=[.A45]&amp;&quot;.100-K = &quot;&amp;[.B45]" office:value-type="string" office:string-value="RC103.100-K = 11">
            <text:p>RC103.100-K = 11</text:p>
          </table:table-cell>
          <table:table-cell table:formula="of:=[.A45]&amp;&quot;.100-A = &quot;&amp;[.D45]" office:value-type="string" office:string-value="RC103.100-A = S98">
            <text:p>RC103.100-A = S98</text:p>
          </table:table-cell>
          <table:table-cell/>
        </table:table-row>
        <table:table-row table:style-name="ro1">
          <table:table-cell office:value-type="string">
            <text:p>RC104</text:p>
          </table:table-cell>
          <table:table-cell office:value-type="float" office:value="10">
            <text:p>10</text:p>
          </table:table-cell>
          <table:table-cell office:value-type="float" office:value="1135.48">
            <text:p>1135.48</text:p>
          </table:table-cell>
          <table:table-cell office:value-type="string">
            <text:p>CLM</text:p>
          </table:table-cell>
          <table:table-cell table:formula="of:=[.A46]&amp;&quot;.100 = &quot;&amp;[.C46]" office:value-type="string" office:string-value="RC104.100 = 1135.48">
            <text:p>RC104.100 = 1135.48</text:p>
          </table:table-cell>
          <table:table-cell table:formula="of:=[.A46]&amp;&quot;.100-K = &quot;&amp;[.B46]" office:value-type="string" office:string-value="RC104.100-K = 10">
            <text:p>RC104.100-K = 10</text:p>
          </table:table-cell>
          <table:table-cell table:formula="of:=[.A46]&amp;&quot;.100-A = &quot;&amp;[.D46]" office:value-type="string" office:string-value="RC104.100-A = CLM">
            <text:p>RC104.100-A = CLM</text:p>
          </table:table-cell>
          <table:table-cell/>
        </table:table-row>
        <table:table-row table:style-name="ro1">
          <table:table-cell office:value-type="string">
            <text:p>RC105</text:p>
          </table:table-cell>
          <table:table-cell office:value-type="float" office:value="13">
            <text:p>13</text:p>
          </table:table-cell>
          <table:table-cell office:value-type="float" office:value="1629.44">
            <text:p>1629.44</text:p>
          </table:table-cell>
          <table:table-cell office:value-type="string">
            <text:p>BBB</text:p>
          </table:table-cell>
          <table:table-cell table:formula="of:=[.A47]&amp;&quot;.100 = &quot;&amp;[.C47]" office:value-type="string" office:string-value="RC105.100 = 1629.44">
            <text:p>RC105.100 = 1629.44</text:p>
          </table:table-cell>
          <table:table-cell table:formula="of:=[.A47]&amp;&quot;.100-K = &quot;&amp;[.B47]" office:value-type="string" office:string-value="RC105.100-K = 13">
            <text:p>RC105.100-K = 13</text:p>
          </table:table-cell>
          <table:table-cell table:formula="of:=[.A47]&amp;&quot;.100-A = &quot;&amp;[.D47]" office:value-type="string" office:string-value="RC105.100-A = BBB">
            <text:p>RC105.100-A = BBB</text:p>
          </table:table-cell>
          <table:table-cell/>
        </table:table-row>
        <table:table-row table:style-name="ro1">
          <table:table-cell office:value-type="string">
            <text:p>RC106</text:p>
          </table:table-cell>
          <table:table-cell office:value-type="float" office:value="11">
            <text:p>11</text:p>
          </table:table-cell>
          <table:table-cell office:value-type="float" office:value="1424.73">
            <text:p>1424.73</text:p>
          </table:table-cell>
          <table:table-cell office:value-type="string">
            <text:p>BBB</text:p>
          </table:table-cell>
          <table:table-cell table:formula="of:=[.A48]&amp;&quot;.100 = &quot;&amp;[.C48]" office:value-type="string" office:string-value="RC106.100 = 1424.73">
            <text:p>RC106.100 = 1424.73</text:p>
          </table:table-cell>
          <table:table-cell table:formula="of:=[.A48]&amp;&quot;.100-K = &quot;&amp;[.B48]" office:value-type="string" office:string-value="RC106.100-K = 11">
            <text:p>RC106.100-K = 11</text:p>
          </table:table-cell>
          <table:table-cell table:formula="of:=[.A48]&amp;&quot;.100-A = &quot;&amp;[.D48]" office:value-type="string" office:string-value="RC106.100-A = BBB">
            <text:p>RC106.100-A = BBB</text:p>
          </table:table-cell>
          <table:table-cell/>
        </table:table-row>
        <table:table-row table:style-name="ro1">
          <table:table-cell office:value-type="string">
            <text:p>RC107</text:p>
          </table:table-cell>
          <table:table-cell office:value-type="float" office:value="11">
            <text:p>11</text:p>
          </table:table-cell>
          <table:table-cell office:value-type="float" office:value="1230.48">
            <text:p>1230.48</text:p>
          </table:table-cell>
          <table:table-cell office:value-type="string">
            <text:p>S97</text:p>
          </table:table-cell>
          <table:table-cell table:formula="of:=[.A49]&amp;&quot;.100 = &quot;&amp;[.C49]" office:value-type="string" office:string-value="RC107.100 = 1230.48">
            <text:p>RC107.100 = 1230.48</text:p>
          </table:table-cell>
          <table:table-cell table:formula="of:=[.A49]&amp;&quot;.100-K = &quot;&amp;[.B49]" office:value-type="string" office:string-value="RC107.100-K = 11">
            <text:p>RC107.100-K = 11</text:p>
          </table:table-cell>
          <table:table-cell table:formula="of:=[.A49]&amp;&quot;.100-A = &quot;&amp;[.D49]" office:value-type="string" office:string-value="RC107.100-A = S97">
            <text:p>RC107.100-A = S97</text:p>
          </table:table-cell>
          <table:table-cell/>
        </table:table-row>
        <table:table-row table:style-name="ro1">
          <table:table-cell office:value-type="string">
            <text:p>RC108</text:p>
          </table:table-cell>
          <table:table-cell office:value-type="float" office:value="10">
            <text:p>10</text:p>
          </table:table-cell>
          <table:table-cell office:value-type="float" office:value="1139.82">
            <text:p>1139.82</text:p>
          </table:table-cell>
          <table:table-cell office:value-type="string">
            <text:p>TBGGP</text:p>
          </table:table-cell>
          <table:table-cell table:formula="of:=[.A50]&amp;&quot;.100 = &quot;&amp;[.C50]" office:value-type="string" office:string-value="RC108.100 = 1139.82">
            <text:p>RC108.100 = 1139.82</text:p>
          </table:table-cell>
          <table:table-cell table:formula="of:=[.A50]&amp;&quot;.100-K = &quot;&amp;[.B50]" office:value-type="string" office:string-value="RC108.100-K = 10">
            <text:p>RC108.100-K = 10</text:p>
          </table:table-cell>
          <table:table-cell table:formula="of:=[.A50]&amp;&quot;.100-A = &quot;&amp;[.D50]" office:value-type="string" office:string-value="RC108.100-A = TBGGP">
            <text:p>RC108.100-A = TBGGP</text:p>
          </table:table-cell>
          <table:table-cell/>
        </table:table-row>
        <table:table-row table:style-name="ro1">
          <table:table-cell office:value-type="string">
            <text:p>RC201</text:p>
          </table:table-cell>
          <table:table-cell office:value-type="float" office:value="4">
            <text:p>4</text:p>
          </table:table-cell>
          <table:table-cell office:value-type="float" office:value="1406.91">
            <text:p>1406.91</text:p>
          </table:table-cell>
          <table:table-cell office:value-type="string">
            <text:p>MBD</text:p>
          </table:table-cell>
          <table:table-cell table:formula="of:=[.A51]&amp;&quot;.100 = &quot;&amp;[.C51]" office:value-type="string" office:string-value="RC201.100 = 1406.91">
            <text:p>RC201.100 = 1406.91</text:p>
          </table:table-cell>
          <table:table-cell table:formula="of:=[.A51]&amp;&quot;.100-K = &quot;&amp;[.B51]" office:value-type="string" office:string-value="RC201.100-K = 4">
            <text:p>RC201.100-K = 4</text:p>
          </table:table-cell>
          <table:table-cell table:formula="of:=[.A51]&amp;&quot;.100-A = &quot;&amp;[.D51]" office:value-type="string" office:string-value="RC201.100-A = MBD">
            <text:p>RC201.100-A = MBD</text:p>
          </table:table-cell>
          <table:table-cell/>
        </table:table-row>
        <table:table-row table:style-name="ro1">
          <table:table-cell office:value-type="string">
            <text:p>RC202</text:p>
          </table:table-cell>
          <table:table-cell office:value-type="float" office:value="3">
            <text:p>3</text:p>
          </table:table-cell>
          <table:table-cell office:value-type="float" office:value="1365.65">
            <text:p>1365.65</text:p>
          </table:table-cell>
          <table:table-cell office:value-type="string">
            <text:p>GCC</text:p>
          </table:table-cell>
          <table:table-cell table:formula="of:=[.A52]&amp;&quot;.100 = &quot;&amp;[.C52]" office:value-type="string" office:string-value="RC202.100 = 1365.65">
            <text:p>RC202.100 = 1365.65</text:p>
          </table:table-cell>
          <table:table-cell table:formula="of:=[.A52]&amp;&quot;.100-K = &quot;&amp;[.B52]" office:value-type="string" office:string-value="RC202.100-K = 3">
            <text:p>RC202.100-K = 3</text:p>
          </table:table-cell>
          <table:table-cell table:formula="of:=[.A52]&amp;&quot;.100-A = &quot;&amp;[.D52]" office:value-type="string" office:string-value="RC202.100-A = GCC">
            <text:p>RC202.100-A = GCC</text:p>
          </table:table-cell>
          <table:table-cell/>
        </table:table-row>
        <table:table-row table:style-name="ro1">
          <table:table-cell office:value-type="string">
            <text:p>RC203</text:p>
          </table:table-cell>
          <table:table-cell office:value-type="float" office:value="3">
            <text:p>3</text:p>
          </table:table-cell>
          <table:table-cell office:value-type="float" office:value="1049.62">
            <text:p>1049.62</text:p>
          </table:table-cell>
          <table:table-cell office:value-type="string">
            <text:p>CC</text:p>
          </table:table-cell>
          <table:table-cell table:formula="of:=[.A53]&amp;&quot;.100 = &quot;&amp;[.C53]" office:value-type="string" office:string-value="RC203.100 = 1049.62">
            <text:p>RC203.100 = 1049.62</text:p>
          </table:table-cell>
          <table:table-cell table:formula="of:=[.A53]&amp;&quot;.100-K = &quot;&amp;[.B53]" office:value-type="string" office:string-value="RC203.100-K = 3">
            <text:p>RC203.100-K = 3</text:p>
          </table:table-cell>
          <table:table-cell table:formula="of:=[.A53]&amp;&quot;.100-A = &quot;&amp;[.D53]" office:value-type="string" office:string-value="RC203.100-A = CC">
            <text:p>RC203.100-A = CC</text:p>
          </table:table-cell>
          <table:table-cell/>
        </table:table-row>
        <table:table-row table:style-name="ro1">
          <table:table-cell office:value-type="string">
            <text:p>RC204</text:p>
          </table:table-cell>
          <table:table-cell office:value-type="float" office:value="3">
            <text:p>3</text:p>
          </table:table-cell>
          <table:table-cell office:value-type="float" office:value="798.41">
            <text:p>798.41</text:p>
          </table:table-cell>
          <table:table-cell office:value-type="string">
            <text:p>MBD</text:p>
          </table:table-cell>
          <table:table-cell table:formula="of:=[.A54]&amp;&quot;.100 = &quot;&amp;[.C54]" office:value-type="string" office:string-value="RC204.100 = 798.41">
            <text:p>RC204.100 = 798.41</text:p>
          </table:table-cell>
          <table:table-cell table:formula="of:=[.A54]&amp;&quot;.100-K = &quot;&amp;[.B54]" office:value-type="string" office:string-value="RC204.100-K = 3">
            <text:p>RC204.100-K = 3</text:p>
          </table:table-cell>
          <table:table-cell table:formula="of:=[.A54]&amp;&quot;.100-A = &quot;&amp;[.D54]" office:value-type="string" office:string-value="RC204.100-A = MBD">
            <text:p>RC204.100-A = MBD</text:p>
          </table:table-cell>
          <table:table-cell/>
        </table:table-row>
        <table:table-row table:style-name="ro1">
          <table:table-cell office:value-type="string">
            <text:p>RC205</text:p>
          </table:table-cell>
          <table:table-cell office:value-type="float" office:value="4">
            <text:p>4</text:p>
          </table:table-cell>
          <table:table-cell office:value-type="float" office:value="1297.19">
            <text:p>1297.19</text:p>
          </table:table-cell>
          <table:table-cell office:value-type="string">
            <text:p>MBD</text:p>
          </table:table-cell>
          <table:table-cell table:formula="of:=[.A55]&amp;&quot;.100 = &quot;&amp;[.C55]" office:value-type="string" office:string-value="RC205.100 = 1297.19">
            <text:p>RC205.100 = 1297.19</text:p>
          </table:table-cell>
          <table:table-cell table:formula="of:=[.A55]&amp;&quot;.100-K = &quot;&amp;[.B55]" office:value-type="string" office:string-value="RC205.100-K = 4">
            <text:p>RC205.100-K = 4</text:p>
          </table:table-cell>
          <table:table-cell table:formula="of:=[.A55]&amp;&quot;.100-A = &quot;&amp;[.D55]" office:value-type="string" office:string-value="RC205.100-A = MBD">
            <text:p>RC205.100-A = MBD</text:p>
          </table:table-cell>
          <table:table-cell/>
        </table:table-row>
        <table:table-row table:style-name="ro1">
          <table:table-cell office:value-type="string">
            <text:p>RC206</text:p>
          </table:table-cell>
          <table:table-cell office:value-type="float" office:value="3">
            <text:p>3</text:p>
          </table:table-cell>
          <table:table-cell office:value-type="float" office:value="1146.32">
            <text:p>1146.32</text:p>
          </table:table-cell>
          <table:table-cell office:value-type="string">
            <text:p>H</text:p>
          </table:table-cell>
          <table:table-cell table:formula="of:=[.A56]&amp;&quot;.100 = &quot;&amp;[.C56]" office:value-type="string" office:string-value="RC206.100 = 1146.32">
            <text:p>RC206.100 = 1146.32</text:p>
          </table:table-cell>
          <table:table-cell table:formula="of:=[.A56]&amp;&quot;.100-K = &quot;&amp;[.B56]" office:value-type="string" office:string-value="RC206.100-K = 3">
            <text:p>RC206.100-K = 3</text:p>
          </table:table-cell>
          <table:table-cell table:formula="of:=[.A56]&amp;&quot;.100-A = &quot;&amp;[.D56]" office:value-type="string" office:string-value="RC206.100-A = H">
            <text:p>RC206.100-A = H</text:p>
          </table:table-cell>
          <table:table-cell/>
        </table:table-row>
        <table:table-row table:style-name="ro1">
          <table:table-cell office:value-type="string">
            <text:p>RC207</text:p>
          </table:table-cell>
          <table:table-cell office:value-type="float" office:value="3">
            <text:p>3</text:p>
          </table:table-cell>
          <table:table-cell office:value-type="float" office:value="1061.14">
            <text:p>1061.14</text:p>
          </table:table-cell>
          <table:table-cell office:value-type="string">
            <text:p>BVH</text:p>
          </table:table-cell>
          <table:table-cell table:formula="of:=[.A57]&amp;&quot;.100 = &quot;&amp;[.C57]" office:value-type="string" office:string-value="RC207.100 = 1061.14">
            <text:p>RC207.100 = 1061.14</text:p>
          </table:table-cell>
          <table:table-cell table:formula="of:=[.A57]&amp;&quot;.100-K = &quot;&amp;[.B57]" office:value-type="string" office:string-value="RC207.100-K = 3">
            <text:p>RC207.100-K = 3</text:p>
          </table:table-cell>
          <table:table-cell table:formula="of:=[.A57]&amp;&quot;.100-A = &quot;&amp;[.D57]" office:value-type="string" office:string-value="RC207.100-A = BVH">
            <text:p>RC207.100-A = BVH</text:p>
          </table:table-cell>
          <table:table-cell/>
        </table:table-row>
        <table:table-row table:style-name="ro1">
          <table:table-cell office:value-type="string">
            <text:p>RC208</text:p>
          </table:table-cell>
          <table:table-cell office:value-type="float" office:value="3">
            <text:p>3</text:p>
          </table:table-cell>
          <table:table-cell office:value-type="float" office:value="828.14">
            <text:p>828.14</text:p>
          </table:table-cell>
          <table:table-cell office:value-type="string">
            <text:p>IKMUY</text:p>
          </table:table-cell>
          <table:table-cell table:formula="of:=[.A58]&amp;&quot;.100 = &quot;&amp;[.C58]" office:value-type="string" office:string-value="RC208.100 = 828.14">
            <text:p>RC208.100 = 828.14</text:p>
          </table:table-cell>
          <table:table-cell table:formula="of:=[.A58]&amp;&quot;.100-K = &quot;&amp;[.B58]" office:value-type="string" office:string-value="RC208.100-K = 3">
            <text:p>RC208.100-K = 3</text:p>
          </table:table-cell>
          <table:table-cell table:formula="of:=[.A58]&amp;&quot;.100-A = &quot;&amp;[.D58]" office:value-type="string" office:string-value="RC208.100-A = IKMUY">
            <text:p>RC208.100-A = IKMUY</text:p>
          </table:table-cell>
          <table:table-cell/>
        </table:table-row>
        <table:table-row table:style-name="ro2">
          <table:table-cell table:style-name="ce4" table:number-columns-repeated="3"/>
          <table:table-cell table:style-name="ce5" table:number-columns-spanned="2" table:number-rows-spanned="1"/>
          <table:covered-table-cell/>
          <table:table-cell table:number-columns-repeated="3"/>
        </table:table-row>
      </table:table>
      <table:table table:name="100-minD" table:style-name="ta1" table:print="false"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Problem</text:p>
          </table:table-cell>
          <table:table-cell office:value-type="string">
            <text:p>K</text:p>
          </table:table-cell>
          <table:table-cell office:value-type="string">
            <text:p>Distance</text:p>
          </table:table-cell>
          <table:table-cell office:value-type="string">
            <text:p>Authors</text:p>
          </table:table-cell>
          <table:table-cell office:value-type="string">
            <text:p>Optimal</text:p>
          </table:table-cell>
          <table:table-cell/>
          <table:table-cell office:value-type="string">
            <text:p>-K</text:p>
          </table:table-cell>
          <table:table-cell/>
          <table:table-cell office:value-type="string">
            <text:p>-A</text:p>
          </table:table-cell>
          <table:table-cell office:value-type="string">
            <text:p>-Opt</text:p>
          </table:table-cell>
          <table:table-cell table:number-columns-repeated="3"/>
        </table:table-row>
        <table:table-row table:style-name="ro1">
          <table:table-cell office:value-type="string">
            <text:p>C101.100</text:p>
          </table:table-cell>
          <table:table-cell office:value-type="float" office:value="10">
            <text:p>10</text:p>
          </table:table-cell>
          <table:table-cell office:value-type="float" office:value="827.3">
            <text:p>827.3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2]&amp;[.G$1]&amp;&quot; = &quot;&amp;[.B2]" office:value-type="string" office:string-value="C101.100-K = 10">
            <text:p>C101.100-K = 10</text:p>
          </table:table-cell>
          <table:table-cell table:formula="of:=[.$A2]&amp;[.H$1]&amp;&quot; = &quot;&amp;[.C2]" office:value-type="string" office:string-value="C101.100 = 827.3">
            <text:p>C101.100 = 827.3</text:p>
          </table:table-cell>
          <table:table-cell table:formula="of:=[.$A2]&amp;[.I$1]&amp;&quot; = &quot;&amp;[.D2]" office:value-type="string" office:string-value="C101.100-A = Kohl99">
            <text:p>C101.100-A = Kohl99</text:p>
          </table:table-cell>
          <table:table-cell table:formula="of:=[.$A2]&amp;[.J$1]&amp;&quot; = &quot;&amp;IF([.E2];&quot;True&quot;;&quot;False&quot;)" office:value-type="string" office:string-value="C101.100-Opt = True">
            <text:p>C101.100-Opt = True</text:p>
          </table:table-cell>
          <table:table-cell table:number-columns-repeated="2"/>
          <table:table-cell table:formula="of:=[.H2]" office:value-type="string" office:string-value="C101.100 = 827.3">
            <text:p>C101.100 = 827.3</text:p>
          </table:table-cell>
        </table:table-row>
        <table:table-row table:style-name="ro1">
          <table:table-cell office:value-type="string">
            <text:p>C102.100</text:p>
          </table:table-cell>
          <table:table-cell office:value-type="float" office:value="10">
            <text:p>10</text:p>
          </table:table-cell>
          <table:table-cell office:value-type="float" office:value="827.3">
            <text:p>827.3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3]&amp;[.G$1]&amp;&quot; = &quot;&amp;[.B3]" office:value-type="string" office:string-value="C102.100-K = 10">
            <text:p>C102.100-K = 10</text:p>
          </table:table-cell>
          <table:table-cell table:formula="of:=[.$A3]&amp;[.H$1]&amp;&quot; = &quot;&amp;[.C3]" office:value-type="string" office:string-value="C102.100 = 827.3">
            <text:p>C102.100 = 827.3</text:p>
          </table:table-cell>
          <table:table-cell table:formula="of:=[.$A3]&amp;[.I$1]&amp;&quot; = &quot;&amp;[.D3]" office:value-type="string" office:string-value="C102.100-A = Kohl99">
            <text:p>C102.100-A = Kohl99</text:p>
          </table:table-cell>
          <table:table-cell table:formula="of:=[.$A3]&amp;[.J$1]&amp;&quot; = &quot;&amp;IF([.E3];&quot;True&quot;;&quot;False&quot;)" office:value-type="string" office:string-value="C102.100-Opt = True">
            <text:p>C102.100-Opt = True</text:p>
          </table:table-cell>
          <table:table-cell table:number-columns-repeated="2"/>
          <table:table-cell table:formula="of:=[.H3]" office:value-type="string" office:string-value="C102.100 = 827.3">
            <text:p>C102.100 = 827.3</text:p>
          </table:table-cell>
        </table:table-row>
        <table:table-row table:style-name="ro1">
          <table:table-cell office:value-type="string">
            <text:p>C103.100</text:p>
          </table:table-cell>
          <table:table-cell office:value-type="float" office:value="10">
            <text:p>10</text:p>
          </table:table-cell>
          <table:table-cell office:value-type="float" office:value="826.3">
            <text:p>826.3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4]&amp;[.G$1]&amp;&quot; = &quot;&amp;[.B4]" office:value-type="string" office:string-value="C103.100-K = 10">
            <text:p>C103.100-K = 10</text:p>
          </table:table-cell>
          <table:table-cell table:formula="of:=[.$A4]&amp;[.H$1]&amp;&quot; = &quot;&amp;[.C4]" office:value-type="string" office:string-value="C103.100 = 826.3">
            <text:p>C103.100 = 826.3</text:p>
          </table:table-cell>
          <table:table-cell table:formula="of:=[.$A4]&amp;[.I$1]&amp;&quot; = &quot;&amp;[.D4]" office:value-type="string" office:string-value="C103.100-A = Kohl99">
            <text:p>C103.100-A = Kohl99</text:p>
          </table:table-cell>
          <table:table-cell table:formula="of:=[.$A4]&amp;[.J$1]&amp;&quot; = &quot;&amp;IF([.E4];&quot;True&quot;;&quot;False&quot;)" office:value-type="string" office:string-value="C103.100-Opt = True">
            <text:p>C103.100-Opt = True</text:p>
          </table:table-cell>
          <table:table-cell table:number-columns-repeated="2"/>
          <table:table-cell table:formula="of:=[.H4]" office:value-type="string" office:string-value="C103.100 = 826.3">
            <text:p>C103.100 = 826.3</text:p>
          </table:table-cell>
        </table:table-row>
        <table:table-row table:style-name="ro1">
          <table:table-cell office:value-type="string">
            <text:p>C104.100</text:p>
          </table:table-cell>
          <table:table-cell office:value-type="float" office:value="10">
            <text:p>10</text:p>
          </table:table-cell>
          <table:table-cell office:value-type="float" office:value="822.9">
            <text:p>822.9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5]&amp;[.G$1]&amp;&quot; = &quot;&amp;[.B5]" office:value-type="string" office:string-value="C104.100-K = 10">
            <text:p>C104.100-K = 10</text:p>
          </table:table-cell>
          <table:table-cell table:formula="of:=[.$A5]&amp;[.H$1]&amp;&quot; = &quot;&amp;[.C5]" office:value-type="string" office:string-value="C104.100 = 822.9">
            <text:p>C104.100 = 822.9</text:p>
          </table:table-cell>
          <table:table-cell table:formula="of:=[.$A5]&amp;[.I$1]&amp;&quot; = &quot;&amp;[.D5]" office:value-type="string" office:string-value="C104.100-A = Kohl99">
            <text:p>C104.100-A = Kohl99</text:p>
          </table:table-cell>
          <table:table-cell table:formula="of:=[.$A5]&amp;[.J$1]&amp;&quot; = &quot;&amp;IF([.E5];&quot;True&quot;;&quot;False&quot;)" office:value-type="string" office:string-value="C104.100-Opt = True">
            <text:p>C104.100-Opt = True</text:p>
          </table:table-cell>
          <table:table-cell table:number-columns-repeated="2"/>
          <table:table-cell table:formula="of:=[.H5]" office:value-type="string" office:string-value="C104.100 = 822.9">
            <text:p>C104.100 = 822.9</text:p>
          </table:table-cell>
        </table:table-row>
        <table:table-row table:style-name="ro1">
          <table:table-cell office:value-type="string">
            <text:p>C105.100</text:p>
          </table:table-cell>
          <table:table-cell office:value-type="float" office:value="10">
            <text:p>10</text:p>
          </table:table-cell>
          <table:table-cell office:value-type="float" office:value="827.3">
            <text:p>827.3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6]&amp;[.G$1]&amp;&quot; = &quot;&amp;[.B6]" office:value-type="string" office:string-value="C105.100-K = 10">
            <text:p>C105.100-K = 10</text:p>
          </table:table-cell>
          <table:table-cell table:formula="of:=[.$A6]&amp;[.H$1]&amp;&quot; = &quot;&amp;[.C6]" office:value-type="string" office:string-value="C105.100 = 827.3">
            <text:p>C105.100 = 827.3</text:p>
          </table:table-cell>
          <table:table-cell table:formula="of:=[.$A6]&amp;[.I$1]&amp;&quot; = &quot;&amp;[.D6]" office:value-type="string" office:string-value="C105.100-A = Kohl99">
            <text:p>C105.100-A = Kohl99</text:p>
          </table:table-cell>
          <table:table-cell table:formula="of:=[.$A6]&amp;[.J$1]&amp;&quot; = &quot;&amp;IF([.E6];&quot;True&quot;;&quot;False&quot;)" office:value-type="string" office:string-value="C105.100-Opt = True">
            <text:p>C105.100-Opt = True</text:p>
          </table:table-cell>
          <table:table-cell table:number-columns-repeated="2"/>
          <table:table-cell table:formula="of:=[.H6]" office:value-type="string" office:string-value="C105.100 = 827.3">
            <text:p>C105.100 = 827.3</text:p>
          </table:table-cell>
        </table:table-row>
        <table:table-row table:style-name="ro1">
          <table:table-cell office:value-type="string">
            <text:p>C106.100</text:p>
          </table:table-cell>
          <table:table-cell office:value-type="float" office:value="10">
            <text:p>10</text:p>
          </table:table-cell>
          <table:table-cell office:value-type="float" office:value="827.3">
            <text:p>827.3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7]&amp;[.G$1]&amp;&quot; = &quot;&amp;[.B7]" office:value-type="string" office:string-value="C106.100-K = 10">
            <text:p>C106.100-K = 10</text:p>
          </table:table-cell>
          <table:table-cell table:formula="of:=[.$A7]&amp;[.H$1]&amp;&quot; = &quot;&amp;[.C7]" office:value-type="string" office:string-value="C106.100 = 827.3">
            <text:p>C106.100 = 827.3</text:p>
          </table:table-cell>
          <table:table-cell table:formula="of:=[.$A7]&amp;[.I$1]&amp;&quot; = &quot;&amp;[.D7]" office:value-type="string" office:string-value="C106.100-A = Kohl99">
            <text:p>C106.100-A = Kohl99</text:p>
          </table:table-cell>
          <table:table-cell table:formula="of:=[.$A7]&amp;[.J$1]&amp;&quot; = &quot;&amp;IF([.E7];&quot;True&quot;;&quot;False&quot;)" office:value-type="string" office:string-value="C106.100-Opt = True">
            <text:p>C106.100-Opt = True</text:p>
          </table:table-cell>
          <table:table-cell table:number-columns-repeated="2"/>
          <table:table-cell table:formula="of:=[.H7]" office:value-type="string" office:string-value="C106.100 = 827.3">
            <text:p>C106.100 = 827.3</text:p>
          </table:table-cell>
        </table:table-row>
        <table:table-row table:style-name="ro1">
          <table:table-cell office:value-type="string">
            <text:p>C107.100</text:p>
          </table:table-cell>
          <table:table-cell office:value-type="float" office:value="10">
            <text:p>10</text:p>
          </table:table-cell>
          <table:table-cell office:value-type="float" office:value="827.3">
            <text:p>827.3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8]&amp;[.G$1]&amp;&quot; = &quot;&amp;[.B8]" office:value-type="string" office:string-value="C107.100-K = 10">
            <text:p>C107.100-K = 10</text:p>
          </table:table-cell>
          <table:table-cell table:formula="of:=[.$A8]&amp;[.H$1]&amp;&quot; = &quot;&amp;[.C8]" office:value-type="string" office:string-value="C107.100 = 827.3">
            <text:p>C107.100 = 827.3</text:p>
          </table:table-cell>
          <table:table-cell table:formula="of:=[.$A8]&amp;[.I$1]&amp;&quot; = &quot;&amp;[.D8]" office:value-type="string" office:string-value="C107.100-A = Kohl99">
            <text:p>C107.100-A = Kohl99</text:p>
          </table:table-cell>
          <table:table-cell table:formula="of:=[.$A8]&amp;[.J$1]&amp;&quot; = &quot;&amp;IF([.E8];&quot;True&quot;;&quot;False&quot;)" office:value-type="string" office:string-value="C107.100-Opt = True">
            <text:p>C107.100-Opt = True</text:p>
          </table:table-cell>
          <table:table-cell table:number-columns-repeated="2"/>
          <table:table-cell table:formula="of:=[.H8]" office:value-type="string" office:string-value="C107.100 = 827.3">
            <text:p>C107.100 = 827.3</text:p>
          </table:table-cell>
        </table:table-row>
        <table:table-row table:style-name="ro1">
          <table:table-cell office:value-type="string">
            <text:p>C108.100</text:p>
          </table:table-cell>
          <table:table-cell office:value-type="float" office:value="10">
            <text:p>10</text:p>
          </table:table-cell>
          <table:table-cell office:value-type="float" office:value="827.3">
            <text:p>827.3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9]&amp;[.G$1]&amp;&quot; = &quot;&amp;[.B9]" office:value-type="string" office:string-value="C108.100-K = 10">
            <text:p>C108.100-K = 10</text:p>
          </table:table-cell>
          <table:table-cell table:formula="of:=[.$A9]&amp;[.H$1]&amp;&quot; = &quot;&amp;[.C9]" office:value-type="string" office:string-value="C108.100 = 827.3">
            <text:p>C108.100 = 827.3</text:p>
          </table:table-cell>
          <table:table-cell table:formula="of:=[.$A9]&amp;[.I$1]&amp;&quot; = &quot;&amp;[.D9]" office:value-type="string" office:string-value="C108.100-A = Kohl99">
            <text:p>C108.100-A = Kohl99</text:p>
          </table:table-cell>
          <table:table-cell table:formula="of:=[.$A9]&amp;[.J$1]&amp;&quot; = &quot;&amp;IF([.E9];&quot;True&quot;;&quot;False&quot;)" office:value-type="string" office:string-value="C108.100-Opt = True">
            <text:p>C108.100-Opt = True</text:p>
          </table:table-cell>
          <table:table-cell table:number-columns-repeated="2"/>
          <table:table-cell table:formula="of:=[.H9]" office:value-type="string" office:string-value="C108.100 = 827.3">
            <text:p>C108.100 = 827.3</text:p>
          </table:table-cell>
        </table:table-row>
        <table:table-row table:style-name="ro1">
          <table:table-cell office:value-type="string">
            <text:p>C109.100</text:p>
          </table:table-cell>
          <table:table-cell office:value-type="float" office:value="10">
            <text:p>10</text:p>
          </table:table-cell>
          <table:table-cell office:value-type="float" office:value="827.3">
            <text:p>827.3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10]&amp;[.G$1]&amp;&quot; = &quot;&amp;[.B10]" office:value-type="string" office:string-value="C109.100-K = 10">
            <text:p>C109.100-K = 10</text:p>
          </table:table-cell>
          <table:table-cell table:formula="of:=[.$A10]&amp;[.H$1]&amp;&quot; = &quot;&amp;[.C10]" office:value-type="string" office:string-value="C109.100 = 827.3">
            <text:p>C109.100 = 827.3</text:p>
          </table:table-cell>
          <table:table-cell table:formula="of:=[.$A10]&amp;[.I$1]&amp;&quot; = &quot;&amp;[.D10]" office:value-type="string" office:string-value="C109.100-A = Kohl99">
            <text:p>C109.100-A = Kohl99</text:p>
          </table:table-cell>
          <table:table-cell table:formula="of:=[.$A10]&amp;[.J$1]&amp;&quot; = &quot;&amp;IF([.E10];&quot;True&quot;;&quot;False&quot;)" office:value-type="string" office:string-value="C109.100-Opt = True">
            <text:p>C109.100-Opt = True</text:p>
          </table:table-cell>
          <table:table-cell table:number-columns-repeated="2"/>
          <table:table-cell table:formula="of:=[.H10]" office:value-type="string" office:string-value="C109.100 = 827.3">
            <text:p>C109.100 = 827.3</text:p>
          </table:table-cell>
        </table:table-row>
        <table:table-row table:style-name="ro1">
          <table:table-cell office:value-type="string">
            <text:p>C201.100</text:p>
          </table:table-cell>
          <table:table-cell office:value-type="float" office:value="3">
            <text:p>3</text:p>
          </table:table-cell>
          <table:table-cell office:value-type="float" office:value="589.1">
            <text:p>589.1</text:p>
          </table:table-cell>
          <table:table-cell office:value-type="string">
            <text:p>Cook99,Kallehauge01</text:p>
          </table:table-cell>
          <table:table-cell office:value-type="float" office:value="1">
            <text:p>1</text:p>
          </table:table-cell>
          <table:table-cell/>
          <table:table-cell table:formula="of:=[.$A11]&amp;[.G$1]&amp;&quot; = &quot;&amp;[.B11]" office:value-type="string" office:string-value="C201.100-K = 3">
            <text:p>C201.100-K = 3</text:p>
          </table:table-cell>
          <table:table-cell table:formula="of:=[.$A11]&amp;[.H$1]&amp;&quot; = &quot;&amp;[.C11]" office:value-type="string" office:string-value="C201.100 = 589.1">
            <text:p>C201.100 = 589.1</text:p>
          </table:table-cell>
          <table:table-cell table:formula="of:=[.$A11]&amp;[.I$1]&amp;&quot; = &quot;&amp;[.D11]" office:value-type="string" office:string-value="C201.100-A = Cook99,Kallehauge01">
            <text:p>C201.100-A = Cook99,Kallehauge01</text:p>
          </table:table-cell>
          <table:table-cell table:formula="of:=[.$A11]&amp;[.J$1]&amp;&quot; = &quot;&amp;IF([.E11];&quot;True&quot;;&quot;False&quot;)" office:value-type="string" office:string-value="C201.100-Opt = True">
            <text:p>C201.100-Opt = True</text:p>
          </table:table-cell>
          <table:table-cell table:number-columns-repeated="2"/>
          <table:table-cell table:formula="of:=[.H11]" office:value-type="string" office:string-value="C201.100 = 589.1">
            <text:p>C201.100 = 589.1</text:p>
          </table:table-cell>
        </table:table-row>
        <table:table-row table:style-name="ro1">
          <table:table-cell office:value-type="string">
            <text:p>C202.100</text:p>
          </table:table-cell>
          <table:table-cell office:value-type="float" office:value="3">
            <text:p>3</text:p>
          </table:table-cell>
          <table:table-cell office:value-type="float" office:value="589.1">
            <text:p>589.1</text:p>
          </table:table-cell>
          <table:table-cell office:value-type="string">
            <text:p>Cook99,Kallehauge01</text:p>
          </table:table-cell>
          <table:table-cell office:value-type="float" office:value="1">
            <text:p>1</text:p>
          </table:table-cell>
          <table:table-cell/>
          <table:table-cell table:formula="of:=[.$A12]&amp;[.G$1]&amp;&quot; = &quot;&amp;[.B12]" office:value-type="string" office:string-value="C202.100-K = 3">
            <text:p>C202.100-K = 3</text:p>
          </table:table-cell>
          <table:table-cell table:formula="of:=[.$A12]&amp;[.H$1]&amp;&quot; = &quot;&amp;[.C12]" office:value-type="string" office:string-value="C202.100 = 589.1">
            <text:p>C202.100 = 589.1</text:p>
          </table:table-cell>
          <table:table-cell table:formula="of:=[.$A12]&amp;[.I$1]&amp;&quot; = &quot;&amp;[.D12]" office:value-type="string" office:string-value="C202.100-A = Cook99,Kallehauge01">
            <text:p>C202.100-A = Cook99,Kallehauge01</text:p>
          </table:table-cell>
          <table:table-cell table:formula="of:=[.$A12]&amp;[.J$1]&amp;&quot; = &quot;&amp;IF([.E12];&quot;True&quot;;&quot;False&quot;)" office:value-type="string" office:string-value="C202.100-Opt = True">
            <text:p>C202.100-Opt = True</text:p>
          </table:table-cell>
          <table:table-cell table:number-columns-repeated="2"/>
          <table:table-cell table:formula="of:=[.H12]" office:value-type="string" office:string-value="C202.100 = 589.1">
            <text:p>C202.100 = 589.1</text:p>
          </table:table-cell>
        </table:table-row>
        <table:table-row table:style-name="ro1">
          <table:table-cell office:value-type="string">
            <text:p>C203.100</text:p>
          </table:table-cell>
          <table:table-cell office:value-type="float" office:value="3">
            <text:p>3</text:p>
          </table:table-cell>
          <table:table-cell office:value-type="float" office:value="588.7">
            <text:p>588.7</text:p>
          </table:table-cell>
          <table:table-cell office:value-type="string">
            <text:p>Kallehauge01</text:p>
          </table:table-cell>
          <table:table-cell office:value-type="float" office:value="1">
            <text:p>1</text:p>
          </table:table-cell>
          <table:table-cell/>
          <table:table-cell table:formula="of:=[.$A13]&amp;[.G$1]&amp;&quot; = &quot;&amp;[.B13]" office:value-type="string" office:string-value="C203.100-K = 3">
            <text:p>C203.100-K = 3</text:p>
          </table:table-cell>
          <table:table-cell table:formula="of:=[.$A13]&amp;[.H$1]&amp;&quot; = &quot;&amp;[.C13]" office:value-type="string" office:string-value="C203.100 = 588.7">
            <text:p>C203.100 = 588.7</text:p>
          </table:table-cell>
          <table:table-cell table:formula="of:=[.$A13]&amp;[.I$1]&amp;&quot; = &quot;&amp;[.D13]" office:value-type="string" office:string-value="C203.100-A = Kallehauge01">
            <text:p>C203.100-A = Kallehauge01</text:p>
          </table:table-cell>
          <table:table-cell table:formula="of:=[.$A13]&amp;[.J$1]&amp;&quot; = &quot;&amp;IF([.E13];&quot;True&quot;;&quot;False&quot;)" office:value-type="string" office:string-value="C203.100-Opt = True">
            <text:p>C203.100-Opt = True</text:p>
          </table:table-cell>
          <table:table-cell table:number-columns-repeated="2"/>
          <table:table-cell table:formula="of:=[.H13]" office:value-type="string" office:string-value="C203.100 = 588.7">
            <text:p>C203.100 = 588.7</text:p>
          </table:table-cell>
        </table:table-row>
        <table:table-row table:style-name="ro1">
          <table:table-cell office:value-type="string">
            <text:p>C204.100</text:p>
          </table:table-cell>
          <table:table-cell office:value-type="float" office:value="3">
            <text:p>3</text:p>
          </table:table-cell>
          <table:table-cell office:value-type="float" office:value="588.1">
            <text:p>588.1</text:p>
          </table:table-cell>
          <table:table-cell office:value-type="string">
            <text:p>Irnich06</text:p>
          </table:table-cell>
          <table:table-cell office:value-type="float" office:value="1">
            <text:p>1</text:p>
          </table:table-cell>
          <table:table-cell/>
          <table:table-cell table:formula="of:=[.$A14]&amp;[.G$1]&amp;&quot; = &quot;&amp;[.B14]" office:value-type="string" office:string-value="C204.100-K = 3">
            <text:p>C204.100-K = 3</text:p>
          </table:table-cell>
          <table:table-cell table:formula="of:=[.$A14]&amp;[.H$1]&amp;&quot; = &quot;&amp;[.C14]" office:value-type="string" office:string-value="C204.100 = 588.1">
            <text:p>C204.100 = 588.1</text:p>
          </table:table-cell>
          <table:table-cell table:formula="of:=[.$A14]&amp;[.I$1]&amp;&quot; = &quot;&amp;[.D14]" office:value-type="string" office:string-value="C204.100-A = Irnich06">
            <text:p>C204.100-A = Irnich06</text:p>
          </table:table-cell>
          <table:table-cell table:formula="of:=[.$A14]&amp;[.J$1]&amp;&quot; = &quot;&amp;IF([.E14];&quot;True&quot;;&quot;False&quot;)" office:value-type="string" office:string-value="C204.100-Opt = True">
            <text:p>C204.100-Opt = True</text:p>
          </table:table-cell>
          <table:table-cell table:number-columns-repeated="2"/>
          <table:table-cell table:formula="of:=[.H14]" office:value-type="string" office:string-value="C204.100 = 588.1">
            <text:p>C204.100 = 588.1</text:p>
          </table:table-cell>
        </table:table-row>
        <table:table-row table:style-name="ro1">
          <table:table-cell office:value-type="string">
            <text:p>C205.100</text:p>
          </table:table-cell>
          <table:table-cell office:value-type="float" office:value="3">
            <text:p>3</text:p>
          </table:table-cell>
          <table:table-cell office:value-type="float" office:value="586.4">
            <text:p>586.4</text:p>
          </table:table-cell>
          <table:table-cell office:value-type="string">
            <text:p>Cook99,Kallehauge01</text:p>
          </table:table-cell>
          <table:table-cell office:value-type="float" office:value="1">
            <text:p>1</text:p>
          </table:table-cell>
          <table:table-cell/>
          <table:table-cell table:formula="of:=[.$A15]&amp;[.G$1]&amp;&quot; = &quot;&amp;[.B15]" office:value-type="string" office:string-value="C205.100-K = 3">
            <text:p>C205.100-K = 3</text:p>
          </table:table-cell>
          <table:table-cell table:formula="of:=[.$A15]&amp;[.H$1]&amp;&quot; = &quot;&amp;[.C15]" office:value-type="string" office:string-value="C205.100 = 586.4">
            <text:p>C205.100 = 586.4</text:p>
          </table:table-cell>
          <table:table-cell table:formula="of:=[.$A15]&amp;[.I$1]&amp;&quot; = &quot;&amp;[.D15]" office:value-type="string" office:string-value="C205.100-A = Cook99,Kallehauge01">
            <text:p>C205.100-A = Cook99,Kallehauge01</text:p>
          </table:table-cell>
          <table:table-cell table:formula="of:=[.$A15]&amp;[.J$1]&amp;&quot; = &quot;&amp;IF([.E15];&quot;True&quot;;&quot;False&quot;)" office:value-type="string" office:string-value="C205.100-Opt = True">
            <text:p>C205.100-Opt = True</text:p>
          </table:table-cell>
          <table:table-cell table:number-columns-repeated="2"/>
          <table:table-cell table:formula="of:=[.H15]" office:value-type="string" office:string-value="C205.100 = 586.4">
            <text:p>C205.100 = 586.4</text:p>
          </table:table-cell>
        </table:table-row>
        <table:table-row table:style-name="ro1">
          <table:table-cell office:value-type="string">
            <text:p>C206.100</text:p>
          </table:table-cell>
          <table:table-cell office:value-type="float" office:value="3">
            <text:p>3</text:p>
          </table:table-cell>
          <table:table-cell office:value-type="float" office:value="586">
            <text:p>586</text:p>
          </table:table-cell>
          <table:table-cell office:value-type="string">
            <text:p>Cook99,Kallehauge01</text:p>
          </table:table-cell>
          <table:table-cell office:value-type="float" office:value="1">
            <text:p>1</text:p>
          </table:table-cell>
          <table:table-cell/>
          <table:table-cell table:formula="of:=[.$A16]&amp;[.G$1]&amp;&quot; = &quot;&amp;[.B16]" office:value-type="string" office:string-value="C206.100-K = 3">
            <text:p>C206.100-K = 3</text:p>
          </table:table-cell>
          <table:table-cell table:formula="of:=[.$A16]&amp;[.H$1]&amp;&quot; = &quot;&amp;[.C16]" office:value-type="string" office:string-value="C206.100 = 586">
            <text:p>C206.100 = 586</text:p>
          </table:table-cell>
          <table:table-cell table:formula="of:=[.$A16]&amp;[.I$1]&amp;&quot; = &quot;&amp;[.D16]" office:value-type="string" office:string-value="C206.100-A = Cook99,Kallehauge01">
            <text:p>C206.100-A = Cook99,Kallehauge01</text:p>
          </table:table-cell>
          <table:table-cell table:formula="of:=[.$A16]&amp;[.J$1]&amp;&quot; = &quot;&amp;IF([.E16];&quot;True&quot;;&quot;False&quot;)" office:value-type="string" office:string-value="C206.100-Opt = True">
            <text:p>C206.100-Opt = True</text:p>
          </table:table-cell>
          <table:table-cell table:number-columns-repeated="2"/>
          <table:table-cell table:formula="of:=[.H16]" office:value-type="string" office:string-value="C206.100 = 586">
            <text:p>C206.100 = 586</text:p>
          </table:table-cell>
        </table:table-row>
        <table:table-row table:style-name="ro1">
          <table:table-cell office:value-type="string">
            <text:p>C207.100</text:p>
          </table:table-cell>
          <table:table-cell office:value-type="float" office:value="3">
            <text:p>3</text:p>
          </table:table-cell>
          <table:table-cell office:value-type="float" office:value="585.8">
            <text:p>585.8</text:p>
          </table:table-cell>
          <table:table-cell office:value-type="string">
            <text:p>Cook99,Kallehauge01</text:p>
          </table:table-cell>
          <table:table-cell office:value-type="float" office:value="1">
            <text:p>1</text:p>
          </table:table-cell>
          <table:table-cell/>
          <table:table-cell table:formula="of:=[.$A17]&amp;[.G$1]&amp;&quot; = &quot;&amp;[.B17]" office:value-type="string" office:string-value="C207.100-K = 3">
            <text:p>C207.100-K = 3</text:p>
          </table:table-cell>
          <table:table-cell table:formula="of:=[.$A17]&amp;[.H$1]&amp;&quot; = &quot;&amp;[.C17]" office:value-type="string" office:string-value="C207.100 = 585.8">
            <text:p>C207.100 = 585.8</text:p>
          </table:table-cell>
          <table:table-cell table:formula="of:=[.$A17]&amp;[.I$1]&amp;&quot; = &quot;&amp;[.D17]" office:value-type="string" office:string-value="C207.100-A = Cook99,Kallehauge01">
            <text:p>C207.100-A = Cook99,Kallehauge01</text:p>
          </table:table-cell>
          <table:table-cell table:formula="of:=[.$A17]&amp;[.J$1]&amp;&quot; = &quot;&amp;IF([.E17];&quot;True&quot;;&quot;False&quot;)" office:value-type="string" office:string-value="C207.100-Opt = True">
            <text:p>C207.100-Opt = True</text:p>
          </table:table-cell>
          <table:table-cell table:number-columns-repeated="2"/>
          <table:table-cell table:formula="of:=[.H17]" office:value-type="string" office:string-value="C207.100 = 585.8">
            <text:p>C207.100 = 585.8</text:p>
          </table:table-cell>
        </table:table-row>
        <table:table-row table:style-name="ro1">
          <table:table-cell office:value-type="string">
            <text:p>C208.100</text:p>
          </table:table-cell>
          <table:table-cell office:value-type="float" office:value="3">
            <text:p>3</text:p>
          </table:table-cell>
          <table:table-cell office:value-type="float" office:value="585.8">
            <text:p>585.8</text:p>
          </table:table-cell>
          <table:table-cell office:value-type="string">
            <text:p>Kallehauge01</text:p>
          </table:table-cell>
          <table:table-cell office:value-type="float" office:value="1">
            <text:p>1</text:p>
          </table:table-cell>
          <table:table-cell/>
          <table:table-cell table:formula="of:=[.$A18]&amp;[.G$1]&amp;&quot; = &quot;&amp;[.B18]" office:value-type="string" office:string-value="C208.100-K = 3">
            <text:p>C208.100-K = 3</text:p>
          </table:table-cell>
          <table:table-cell table:formula="of:=[.$A18]&amp;[.H$1]&amp;&quot; = &quot;&amp;[.C18]" office:value-type="string" office:string-value="C208.100 = 585.8">
            <text:p>C208.100 = 585.8</text:p>
          </table:table-cell>
          <table:table-cell table:formula="of:=[.$A18]&amp;[.I$1]&amp;&quot; = &quot;&amp;[.D18]" office:value-type="string" office:string-value="C208.100-A = Kallehauge01">
            <text:p>C208.100-A = Kallehauge01</text:p>
          </table:table-cell>
          <table:table-cell table:formula="of:=[.$A18]&amp;[.J$1]&amp;&quot; = &quot;&amp;IF([.E18];&quot;True&quot;;&quot;False&quot;)" office:value-type="string" office:string-value="C208.100-Opt = True">
            <text:p>C208.100-Opt = True</text:p>
          </table:table-cell>
          <table:table-cell table:number-columns-repeated="2"/>
          <table:table-cell table:formula="of:=[.H18]" office:value-type="string" office:string-value="C208.100 = 585.8">
            <text:p>C208.100 = 585.8</text:p>
          </table:table-cell>
        </table:table-row>
        <table:table-row table:style-name="ro1">
          <table:table-cell office:value-type="string">
            <text:p>R101.100</text:p>
          </table:table-cell>
          <table:table-cell office:value-type="float" office:value="20">
            <text:p>20</text:p>
          </table:table-cell>
          <table:table-cell office:value-type="float" office:value="1637.7">
            <text:p>1637.7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19]&amp;[.G$1]&amp;&quot; = &quot;&amp;[.B19]" office:value-type="string" office:string-value="R101.100-K = 20">
            <text:p>R101.100-K = 20</text:p>
          </table:table-cell>
          <table:table-cell table:formula="of:=[.$A19]&amp;[.H$1]&amp;&quot; = &quot;&amp;[.C19]" office:value-type="string" office:string-value="R101.100 = 1637.7">
            <text:p>R101.100 = 1637.7</text:p>
          </table:table-cell>
          <table:table-cell table:formula="of:=[.$A19]&amp;[.I$1]&amp;&quot; = &quot;&amp;[.D19]" office:value-type="string" office:string-value="R101.100-A = Kohl99">
            <text:p>R101.100-A = Kohl99</text:p>
          </table:table-cell>
          <table:table-cell table:formula="of:=[.$A19]&amp;[.J$1]&amp;&quot; = &quot;&amp;IF([.E19];&quot;True&quot;;&quot;False&quot;)" office:value-type="string" office:string-value="R101.100-Opt = True">
            <text:p>R101.100-Opt = True</text:p>
          </table:table-cell>
          <table:table-cell table:number-columns-repeated="2"/>
          <table:table-cell table:formula="of:=[.H19]" office:value-type="string" office:string-value="R101.100 = 1637.7">
            <text:p>R101.100 = 1637.7</text:p>
          </table:table-cell>
        </table:table-row>
        <table:table-row table:style-name="ro1">
          <table:table-cell office:value-type="string">
            <text:p>R102.100</text:p>
          </table:table-cell>
          <table:table-cell office:value-type="float" office:value="18">
            <text:p>18</text:p>
          </table:table-cell>
          <table:table-cell office:value-type="float" office:value="1466.6">
            <text:p>1466.6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20]&amp;[.G$1]&amp;&quot; = &quot;&amp;[.B20]" office:value-type="string" office:string-value="R102.100-K = 18">
            <text:p>R102.100-K = 18</text:p>
          </table:table-cell>
          <table:table-cell table:formula="of:=[.$A20]&amp;[.H$1]&amp;&quot; = &quot;&amp;[.C20]" office:value-type="string" office:string-value="R102.100 = 1466.6">
            <text:p>R102.100 = 1466.6</text:p>
          </table:table-cell>
          <table:table-cell table:formula="of:=[.$A20]&amp;[.I$1]&amp;&quot; = &quot;&amp;[.D20]" office:value-type="string" office:string-value="R102.100-A = Kohl99">
            <text:p>R102.100-A = Kohl99</text:p>
          </table:table-cell>
          <table:table-cell table:formula="of:=[.$A20]&amp;[.J$1]&amp;&quot; = &quot;&amp;IF([.E20];&quot;True&quot;;&quot;False&quot;)" office:value-type="string" office:string-value="R102.100-Opt = True">
            <text:p>R102.100-Opt = True</text:p>
          </table:table-cell>
          <table:table-cell table:number-columns-repeated="2"/>
          <table:table-cell table:formula="of:=[.H20]" office:value-type="string" office:string-value="R102.100 = 1466.6">
            <text:p>R102.100 = 1466.6</text:p>
          </table:table-cell>
        </table:table-row>
        <table:table-row table:style-name="ro1">
          <table:table-cell office:value-type="string">
            <text:p>R103.100</text:p>
          </table:table-cell>
          <table:table-cell office:value-type="float" office:value="14">
            <text:p>14</text:p>
          </table:table-cell>
          <table:table-cell office:value-type="float" office:value="1208.7">
            <text:p>1208.7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21]&amp;[.G$1]&amp;&quot; = &quot;&amp;[.B21]" office:value-type="string" office:string-value="R103.100-K = 14">
            <text:p>R103.100-K = 14</text:p>
          </table:table-cell>
          <table:table-cell table:formula="of:=[.$A21]&amp;[.H$1]&amp;&quot; = &quot;&amp;[.C21]" office:value-type="string" office:string-value="R103.100 = 1208.7">
            <text:p>R103.100 = 1208.7</text:p>
          </table:table-cell>
          <table:table-cell table:formula="of:=[.$A21]&amp;[.I$1]&amp;&quot; = &quot;&amp;[.D21]" office:value-type="string" office:string-value="R103.100-A = Kohl99">
            <text:p>R103.100-A = Kohl99</text:p>
          </table:table-cell>
          <table:table-cell table:formula="of:=[.$A21]&amp;[.J$1]&amp;&quot; = &quot;&amp;IF([.E21];&quot;True&quot;;&quot;False&quot;)" office:value-type="string" office:string-value="R103.100-Opt = True">
            <text:p>R103.100-Opt = True</text:p>
          </table:table-cell>
          <table:table-cell table:number-columns-repeated="2"/>
          <table:table-cell table:formula="of:=[.H21]" office:value-type="string" office:string-value="R103.100 = 1208.7">
            <text:p>R103.100 = 1208.7</text:p>
          </table:table-cell>
        </table:table-row>
        <table:table-row table:style-name="ro1">
          <table:table-cell office:value-type="string">
            <text:p>R104.100</text:p>
          </table:table-cell>
          <table:table-cell office:value-type="float" office:value="11">
            <text:p>11</text:p>
          </table:table-cell>
          <table:table-cell office:value-type="float" office:value="971.5">
            <text:p>971.5</text:p>
          </table:table-cell>
          <table:table-cell office:value-type="string">
            <text:p>Irnich06</text:p>
          </table:table-cell>
          <table:table-cell office:value-type="float" office:value="1">
            <text:p>1</text:p>
          </table:table-cell>
          <table:table-cell/>
          <table:table-cell table:formula="of:=[.$A22]&amp;[.G$1]&amp;&quot; = &quot;&amp;[.B22]" office:value-type="string" office:string-value="R104.100-K = 11">
            <text:p>R104.100-K = 11</text:p>
          </table:table-cell>
          <table:table-cell table:formula="of:=[.$A22]&amp;[.H$1]&amp;&quot; = &quot;&amp;[.C22]" office:value-type="string" office:string-value="R104.100 = 971.5">
            <text:p>R104.100 = 971.5</text:p>
          </table:table-cell>
          <table:table-cell table:formula="of:=[.$A22]&amp;[.I$1]&amp;&quot; = &quot;&amp;[.D22]" office:value-type="string" office:string-value="R104.100-A = Irnich06">
            <text:p>R104.100-A = Irnich06</text:p>
          </table:table-cell>
          <table:table-cell table:formula="of:=[.$A22]&amp;[.J$1]&amp;&quot; = &quot;&amp;IF([.E22];&quot;True&quot;;&quot;False&quot;)" office:value-type="string" office:string-value="R104.100-Opt = True">
            <text:p>R104.100-Opt = True</text:p>
          </table:table-cell>
          <table:table-cell table:number-columns-repeated="2"/>
          <table:table-cell table:formula="of:=[.H22]" office:value-type="string" office:string-value="R104.100 = 971.5">
            <text:p>R104.100 = 971.5</text:p>
          </table:table-cell>
        </table:table-row>
        <table:table-row table:style-name="ro1">
          <table:table-cell office:value-type="string">
            <text:p>R105.100</text:p>
          </table:table-cell>
          <table:table-cell office:value-type="float" office:value="15">
            <text:p>15</text:p>
          </table:table-cell>
          <table:table-cell office:value-type="float" office:value="1355.3">
            <text:p>1355.3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23]&amp;[.G$1]&amp;&quot; = &quot;&amp;[.B23]" office:value-type="string" office:string-value="R105.100-K = 15">
            <text:p>R105.100-K = 15</text:p>
          </table:table-cell>
          <table:table-cell table:formula="of:=[.$A23]&amp;[.H$1]&amp;&quot; = &quot;&amp;[.C23]" office:value-type="string" office:string-value="R105.100 = 1355.3">
            <text:p>R105.100 = 1355.3</text:p>
          </table:table-cell>
          <table:table-cell table:formula="of:=[.$A23]&amp;[.I$1]&amp;&quot; = &quot;&amp;[.D23]" office:value-type="string" office:string-value="R105.100-A = Kohl99">
            <text:p>R105.100-A = Kohl99</text:p>
          </table:table-cell>
          <table:table-cell table:formula="of:=[.$A23]&amp;[.J$1]&amp;&quot; = &quot;&amp;IF([.E23];&quot;True&quot;;&quot;False&quot;)" office:value-type="string" office:string-value="R105.100-Opt = True">
            <text:p>R105.100-Opt = True</text:p>
          </table:table-cell>
          <table:table-cell table:number-columns-repeated="2"/>
          <table:table-cell table:formula="of:=[.H23]" office:value-type="string" office:string-value="R105.100 = 1355.3">
            <text:p>R105.100 = 1355.3</text:p>
          </table:table-cell>
        </table:table-row>
        <table:table-row table:style-name="ro1">
          <table:table-cell office:value-type="string">
            <text:p>R106.100</text:p>
          </table:table-cell>
          <table:table-cell office:value-type="float" office:value="13">
            <text:p>13</text:p>
          </table:table-cell>
          <table:table-cell office:value-type="float" office:value="1234.6">
            <text:p>1234.6</text:p>
          </table:table-cell>
          <table:table-cell office:value-type="string">
            <text:p>Cook99,Kallehauge01</text:p>
          </table:table-cell>
          <table:table-cell office:value-type="float" office:value="1">
            <text:p>1</text:p>
          </table:table-cell>
          <table:table-cell/>
          <table:table-cell table:formula="of:=[.$A24]&amp;[.G$1]&amp;&quot; = &quot;&amp;[.B24]" office:value-type="string" office:string-value="R106.100-K = 13">
            <text:p>R106.100-K = 13</text:p>
          </table:table-cell>
          <table:table-cell table:formula="of:=[.$A24]&amp;[.H$1]&amp;&quot; = &quot;&amp;[.C24]" office:value-type="string" office:string-value="R106.100 = 1234.6">
            <text:p>R106.100 = 1234.6</text:p>
          </table:table-cell>
          <table:table-cell table:formula="of:=[.$A24]&amp;[.I$1]&amp;&quot; = &quot;&amp;[.D24]" office:value-type="string" office:string-value="R106.100-A = Cook99,Kallehauge01">
            <text:p>R106.100-A = Cook99,Kallehauge01</text:p>
          </table:table-cell>
          <table:table-cell table:formula="of:=[.$A24]&amp;[.J$1]&amp;&quot; = &quot;&amp;IF([.E24];&quot;True&quot;;&quot;False&quot;)" office:value-type="string" office:string-value="R106.100-Opt = True">
            <text:p>R106.100-Opt = True</text:p>
          </table:table-cell>
          <table:table-cell table:number-columns-repeated="2"/>
          <table:table-cell table:formula="of:=[.H24]" office:value-type="string" office:string-value="R106.100 = 1234.6">
            <text:p>R106.100 = 1234.6</text:p>
          </table:table-cell>
        </table:table-row>
        <table:table-row table:style-name="ro1">
          <table:table-cell office:value-type="string">
            <text:p>R107.100</text:p>
          </table:table-cell>
          <table:table-cell office:value-type="float" office:value="11">
            <text:p>11</text:p>
          </table:table-cell>
          <table:table-cell office:value-type="float" office:value="1064.6">
            <text:p>1064.6</text:p>
          </table:table-cell>
          <table:table-cell office:value-type="string">
            <text:p>Cook99,Kallehauge01</text:p>
          </table:table-cell>
          <table:table-cell office:value-type="float" office:value="1">
            <text:p>1</text:p>
          </table:table-cell>
          <table:table-cell/>
          <table:table-cell table:formula="of:=[.$A25]&amp;[.G$1]&amp;&quot; = &quot;&amp;[.B25]" office:value-type="string" office:string-value="R107.100-K = 11">
            <text:p>R107.100-K = 11</text:p>
          </table:table-cell>
          <table:table-cell table:formula="of:=[.$A25]&amp;[.H$1]&amp;&quot; = &quot;&amp;[.C25]" office:value-type="string" office:string-value="R107.100 = 1064.6">
            <text:p>R107.100 = 1064.6</text:p>
          </table:table-cell>
          <table:table-cell table:formula="of:=[.$A25]&amp;[.I$1]&amp;&quot; = &quot;&amp;[.D25]" office:value-type="string" office:string-value="R107.100-A = Cook99,Kallehauge01">
            <text:p>R107.100-A = Cook99,Kallehauge01</text:p>
          </table:table-cell>
          <table:table-cell table:formula="of:=[.$A25]&amp;[.J$1]&amp;&quot; = &quot;&amp;IF([.E25];&quot;True&quot;;&quot;False&quot;)" office:value-type="string" office:string-value="R107.100-Opt = True">
            <text:p>R107.100-Opt = True</text:p>
          </table:table-cell>
          <table:table-cell table:number-columns-repeated="2"/>
          <table:table-cell table:formula="of:=[.H25]" office:value-type="string" office:string-value="R107.100 = 1064.6">
            <text:p>R107.100 = 1064.6</text:p>
          </table:table-cell>
        </table:table-row>
        <table:table-row table:style-name="ro1">
          <table:table-cell office:value-type="string">
            <text:p>R108.100</text:p>
          </table:table-cell>
          <table:table-cell office:value-type="string">
            <text:p>?</text:p>
          </table:table-cell>
          <table:table-cell office:value-type="float" office:value="933.7">
            <text:p>933.7</text:p>
          </table:table-cell>
          <table:table-cell office:value-type="string">
            <text:p>Ropke05</text:p>
          </table:table-cell>
          <table:table-cell office:value-type="float" office:value="0">
            <text:p>0</text:p>
          </table:table-cell>
          <table:table-cell/>
          <table:table-cell table:formula="of:=[.$A26]&amp;[.G$1]&amp;&quot; = &quot;&amp;[.B26]" office:value-type="string" office:string-value="R108.100-K = ?">
            <text:p>R108.100-K = ?</text:p>
          </table:table-cell>
          <table:table-cell table:formula="of:=[.$A26]&amp;[.H$1]&amp;&quot; = &quot;&amp;[.C26]" office:value-type="string" office:string-value="R108.100 = 933.7">
            <text:p>R108.100 = 933.7</text:p>
          </table:table-cell>
          <table:table-cell table:formula="of:=[.$A26]&amp;[.I$1]&amp;&quot; = &quot;&amp;[.D26]" office:value-type="string" office:string-value="R108.100-A = Ropke05">
            <text:p>R108.100-A = Ropke05</text:p>
          </table:table-cell>
          <table:table-cell table:formula="of:=[.$A26]&amp;[.J$1]&amp;&quot; = &quot;&amp;IF([.E26];&quot;True&quot;;&quot;False&quot;)" office:value-type="string" office:string-value="R108.100-Opt = False">
            <text:p>R108.100-Opt = False</text:p>
          </table:table-cell>
          <table:table-cell table:number-columns-repeated="2"/>
          <table:table-cell table:formula="of:=[.H26]" office:value-type="string" office:string-value="R108.100 = 933.7">
            <text:p>R108.100 = 933.7</text:p>
          </table:table-cell>
        </table:table-row>
        <table:table-row table:style-name="ro1">
          <table:table-cell office:value-type="string">
            <text:p>R109.100</text:p>
          </table:table-cell>
          <table:table-cell office:value-type="float" office:value="13">
            <text:p>13</text:p>
          </table:table-cell>
          <table:table-cell office:value-type="float" office:value="1146.9">
            <text:p>1146.9</text:p>
          </table:table-cell>
          <table:table-cell office:value-type="string">
            <text:p>Cook99,Kallehauge01</text:p>
          </table:table-cell>
          <table:table-cell office:value-type="float" office:value="1">
            <text:p>1</text:p>
          </table:table-cell>
          <table:table-cell/>
          <table:table-cell table:formula="of:=[.$A27]&amp;[.G$1]&amp;&quot; = &quot;&amp;[.B27]" office:value-type="string" office:string-value="R109.100-K = 13">
            <text:p>R109.100-K = 13</text:p>
          </table:table-cell>
          <table:table-cell table:formula="of:=[.$A27]&amp;[.H$1]&amp;&quot; = &quot;&amp;[.C27]" office:value-type="string" office:string-value="R109.100 = 1146.9">
            <text:p>R109.100 = 1146.9</text:p>
          </table:table-cell>
          <table:table-cell table:formula="of:=[.$A27]&amp;[.I$1]&amp;&quot; = &quot;&amp;[.D27]" office:value-type="string" office:string-value="R109.100-A = Cook99,Kallehauge01">
            <text:p>R109.100-A = Cook99,Kallehauge01</text:p>
          </table:table-cell>
          <table:table-cell table:formula="of:=[.$A27]&amp;[.J$1]&amp;&quot; = &quot;&amp;IF([.E27];&quot;True&quot;;&quot;False&quot;)" office:value-type="string" office:string-value="R109.100-Opt = True">
            <text:p>R109.100-Opt = True</text:p>
          </table:table-cell>
          <table:table-cell table:number-columns-repeated="2"/>
          <table:table-cell table:formula="of:=[.H27]" office:value-type="string" office:string-value="R109.100 = 1146.9">
            <text:p>R109.100 = 1146.9</text:p>
          </table:table-cell>
        </table:table-row>
        <table:table-row table:style-name="ro1">
          <table:table-cell office:value-type="string">
            <text:p>R110.100</text:p>
          </table:table-cell>
          <table:table-cell office:value-type="float" office:value="12">
            <text:p>12</text:p>
          </table:table-cell>
          <table:table-cell office:value-type="float" office:value="1068">
            <text:p>1068</text:p>
          </table:table-cell>
          <table:table-cell office:value-type="string">
            <text:p>Cook99,Kallehauge01</text:p>
          </table:table-cell>
          <table:table-cell office:value-type="float" office:value="1">
            <text:p>1</text:p>
          </table:table-cell>
          <table:table-cell/>
          <table:table-cell table:formula="of:=[.$A28]&amp;[.G$1]&amp;&quot; = &quot;&amp;[.B28]" office:value-type="string" office:string-value="R110.100-K = 12">
            <text:p>R110.100-K = 12</text:p>
          </table:table-cell>
          <table:table-cell table:formula="of:=[.$A28]&amp;[.H$1]&amp;&quot; = &quot;&amp;[.C28]" office:value-type="string" office:string-value="R110.100 = 1068">
            <text:p>R110.100 = 1068</text:p>
          </table:table-cell>
          <table:table-cell table:formula="of:=[.$A28]&amp;[.I$1]&amp;&quot; = &quot;&amp;[.D28]" office:value-type="string" office:string-value="R110.100-A = Cook99,Kallehauge01">
            <text:p>R110.100-A = Cook99,Kallehauge01</text:p>
          </table:table-cell>
          <table:table-cell table:formula="of:=[.$A28]&amp;[.J$1]&amp;&quot; = &quot;&amp;IF([.E28];&quot;True&quot;;&quot;False&quot;)" office:value-type="string" office:string-value="R110.100-Opt = True">
            <text:p>R110.100-Opt = True</text:p>
          </table:table-cell>
          <table:table-cell table:number-columns-repeated="2"/>
          <table:table-cell table:formula="of:=[.H28]" office:value-type="string" office:string-value="R110.100 = 1068">
            <text:p>R110.100 = 1068</text:p>
          </table:table-cell>
        </table:table-row>
        <table:table-row table:style-name="ro1">
          <table:table-cell office:value-type="string">
            <text:p>R111.100</text:p>
          </table:table-cell>
          <table:table-cell office:value-type="float" office:value="12">
            <text:p>12</text:p>
          </table:table-cell>
          <table:table-cell office:value-type="float" office:value="1048.7">
            <text:p>1048.7</text:p>
          </table:table-cell>
          <table:table-cell office:value-type="string">
            <text:p>Cook99,Kallehauge01</text:p>
          </table:table-cell>
          <table:table-cell office:value-type="float" office:value="1">
            <text:p>1</text:p>
          </table:table-cell>
          <table:table-cell/>
          <table:table-cell table:formula="of:=[.$A29]&amp;[.G$1]&amp;&quot; = &quot;&amp;[.B29]" office:value-type="string" office:string-value="R111.100-K = 12">
            <text:p>R111.100-K = 12</text:p>
          </table:table-cell>
          <table:table-cell table:formula="of:=[.$A29]&amp;[.H$1]&amp;&quot; = &quot;&amp;[.C29]" office:value-type="string" office:string-value="R111.100 = 1048.7">
            <text:p>R111.100 = 1048.7</text:p>
          </table:table-cell>
          <table:table-cell table:formula="of:=[.$A29]&amp;[.I$1]&amp;&quot; = &quot;&amp;[.D29]" office:value-type="string" office:string-value="R111.100-A = Cook99,Kallehauge01">
            <text:p>R111.100-A = Cook99,Kallehauge01</text:p>
          </table:table-cell>
          <table:table-cell table:formula="of:=[.$A29]&amp;[.J$1]&amp;&quot; = &quot;&amp;IF([.E29];&quot;True&quot;;&quot;False&quot;)" office:value-type="string" office:string-value="R111.100-Opt = True">
            <text:p>R111.100-Opt = True</text:p>
          </table:table-cell>
          <table:table-cell table:number-columns-repeated="2"/>
          <table:table-cell table:formula="of:=[.H29]" office:value-type="string" office:string-value="R111.100 = 1048.7">
            <text:p>R111.100 = 1048.7</text:p>
          </table:table-cell>
        </table:table-row>
        <table:table-row table:style-name="ro1">
          <table:table-cell office:value-type="string">
            <text:p>R112.100</text:p>
          </table:table-cell>
          <table:table-cell office:value-type="string">
            <text:p>?</text:p>
          </table:table-cell>
          <table:table-cell office:value-type="float" office:value="948.6">
            <text:p>948.6</text:p>
          </table:table-cell>
          <table:table-cell office:value-type="string">
            <text:p>Ropke05</text:p>
          </table:table-cell>
          <table:table-cell office:value-type="float" office:value="0">
            <text:p>0</text:p>
          </table:table-cell>
          <table:table-cell/>
          <table:table-cell table:formula="of:=[.$A30]&amp;[.G$1]&amp;&quot; = &quot;&amp;[.B30]" office:value-type="string" office:string-value="R112.100-K = ?">
            <text:p>R112.100-K = ?</text:p>
          </table:table-cell>
          <table:table-cell table:formula="of:=[.$A30]&amp;[.H$1]&amp;&quot; = &quot;&amp;[.C30]" office:value-type="string" office:string-value="R112.100 = 948.6">
            <text:p>R112.100 = 948.6</text:p>
          </table:table-cell>
          <table:table-cell table:formula="of:=[.$A30]&amp;[.I$1]&amp;&quot; = &quot;&amp;[.D30]" office:value-type="string" office:string-value="R112.100-A = Ropke05">
            <text:p>R112.100-A = Ropke05</text:p>
          </table:table-cell>
          <table:table-cell table:formula="of:=[.$A30]&amp;[.J$1]&amp;&quot; = &quot;&amp;IF([.E30];&quot;True&quot;;&quot;False&quot;)" office:value-type="string" office:string-value="R112.100-Opt = False">
            <text:p>R112.100-Opt = False</text:p>
          </table:table-cell>
          <table:table-cell table:number-columns-repeated="2"/>
          <table:table-cell table:formula="of:=[.H30]" office:value-type="string" office:string-value="R112.100 = 948.6">
            <text:p>R112.100 = 948.6</text:p>
          </table:table-cell>
        </table:table-row>
        <table:table-row table:style-name="ro1">
          <table:table-cell office:value-type="string">
            <text:p>R201.100</text:p>
          </table:table-cell>
          <table:table-cell office:value-type="float" office:value="8">
            <text:p>8</text:p>
          </table:table-cell>
          <table:table-cell office:value-type="float" office:value="1143.2">
            <text:p>1143.2</text:p>
          </table:table-cell>
          <table:table-cell office:value-type="string">
            <text:p>Kallehauge01</text:p>
          </table:table-cell>
          <table:table-cell office:value-type="float" office:value="1">
            <text:p>1</text:p>
          </table:table-cell>
          <table:table-cell/>
          <table:table-cell table:formula="of:=[.$A31]&amp;[.G$1]&amp;&quot; = &quot;&amp;[.B31]" office:value-type="string" office:string-value="R201.100-K = 8">
            <text:p>R201.100-K = 8</text:p>
          </table:table-cell>
          <table:table-cell table:formula="of:=[.$A31]&amp;[.H$1]&amp;&quot; = &quot;&amp;[.C31]" office:value-type="string" office:string-value="R201.100 = 1143.2">
            <text:p>R201.100 = 1143.2</text:p>
          </table:table-cell>
          <table:table-cell table:formula="of:=[.$A31]&amp;[.I$1]&amp;&quot; = &quot;&amp;[.D31]" office:value-type="string" office:string-value="R201.100-A = Kallehauge01">
            <text:p>R201.100-A = Kallehauge01</text:p>
          </table:table-cell>
          <table:table-cell table:formula="of:=[.$A31]&amp;[.J$1]&amp;&quot; = &quot;&amp;IF([.E31];&quot;True&quot;;&quot;False&quot;)" office:value-type="string" office:string-value="R201.100-Opt = True">
            <text:p>R201.100-Opt = True</text:p>
          </table:table-cell>
          <table:table-cell table:number-columns-repeated="2"/>
          <table:table-cell table:formula="of:=[.H31]" office:value-type="string" office:string-value="R201.100 = 1143.2">
            <text:p>R201.100 = 1143.2</text:p>
          </table:table-cell>
        </table:table-row>
        <table:table-row table:style-name="ro1">
          <table:table-cell office:value-type="string">
            <text:p>R202.100</text:p>
          </table:table-cell>
          <table:table-cell office:value-type="float" office:value="8">
            <text:p>8</text:p>
          </table:table-cell>
          <table:table-cell office:value-type="float" office:value="1029.6">
            <text:p>1029.6</text:p>
          </table:table-cell>
          <table:table-cell office:value-type="string">
            <text:p>Danna05</text:p>
          </table:table-cell>
          <table:table-cell office:value-type="float" office:value="0">
            <text:p>0</text:p>
          </table:table-cell>
          <table:table-cell/>
          <table:table-cell table:formula="of:=[.$A32]&amp;[.G$1]&amp;&quot; = &quot;&amp;[.B32]" office:value-type="string" office:string-value="R202.100-K = 8">
            <text:p>R202.100-K = 8</text:p>
          </table:table-cell>
          <table:table-cell table:formula="of:=[.$A32]&amp;[.H$1]&amp;&quot; = &quot;&amp;[.C32]" office:value-type="string" office:string-value="R202.100 = 1029.6">
            <text:p>R202.100 = 1029.6</text:p>
          </table:table-cell>
          <table:table-cell table:formula="of:=[.$A32]&amp;[.I$1]&amp;&quot; = &quot;&amp;[.D32]" office:value-type="string" office:string-value="R202.100-A = Danna05">
            <text:p>R202.100-A = Danna05</text:p>
          </table:table-cell>
          <table:table-cell table:formula="of:=[.$A32]&amp;[.J$1]&amp;&quot; = &quot;&amp;IF([.E32];&quot;True&quot;;&quot;False&quot;)" office:value-type="string" office:string-value="R202.100-Opt = False">
            <text:p>R202.100-Opt = False</text:p>
          </table:table-cell>
          <table:table-cell table:number-columns-repeated="2"/>
          <table:table-cell table:formula="of:=[.H32]" office:value-type="string" office:string-value="R202.100 = 1029.6">
            <text:p>R202.100 = 1029.6</text:p>
          </table:table-cell>
        </table:table-row>
        <table:table-row table:style-name="ro1">
          <table:table-cell office:value-type="string">
            <text:p>R203.100</text:p>
          </table:table-cell>
          <table:table-cell office:value-type="float" office:value="6">
            <text:p>6</text:p>
          </table:table-cell>
          <table:table-cell office:value-type="float" office:value="871.4">
            <text:p>871.4</text:p>
          </table:table-cell>
          <table:table-cell office:value-type="string">
            <text:p>Danna05</text:p>
          </table:table-cell>
          <table:table-cell office:value-type="float" office:value="0">
            <text:p>0</text:p>
          </table:table-cell>
          <table:table-cell/>
          <table:table-cell table:formula="of:=[.$A33]&amp;[.G$1]&amp;&quot; = &quot;&amp;[.B33]" office:value-type="string" office:string-value="R203.100-K = 6">
            <text:p>R203.100-K = 6</text:p>
          </table:table-cell>
          <table:table-cell table:formula="of:=[.$A33]&amp;[.H$1]&amp;&quot; = &quot;&amp;[.C33]" office:value-type="string" office:string-value="R203.100 = 871.4">
            <text:p>R203.100 = 871.4</text:p>
          </table:table-cell>
          <table:table-cell table:formula="of:=[.$A33]&amp;[.I$1]&amp;&quot; = &quot;&amp;[.D33]" office:value-type="string" office:string-value="R203.100-A = Danna05">
            <text:p>R203.100-A = Danna05</text:p>
          </table:table-cell>
          <table:table-cell table:formula="of:=[.$A33]&amp;[.J$1]&amp;&quot; = &quot;&amp;IF([.E33];&quot;True&quot;;&quot;False&quot;)" office:value-type="string" office:string-value="R203.100-Opt = False">
            <text:p>R203.100-Opt = False</text:p>
          </table:table-cell>
          <table:table-cell table:number-columns-repeated="2"/>
          <table:table-cell table:formula="of:=[.H33]" office:value-type="string" office:string-value="R203.100 = 871.4">
            <text:p>R203.100 = 871.4</text:p>
          </table:table-cell>
        </table:table-row>
        <table:table-row table:style-name="ro1">
          <table:table-cell office:value-type="string">
            <text:p>R204.100</text:p>
          </table:table-cell>
          <table:table-cell office:value-type="string">
            <text:p>?</text:p>
          </table:table-cell>
          <table:table-cell office:value-type="float" office:value="731.3">
            <text:p>731.3</text:p>
          </table:table-cell>
          <table:table-cell office:value-type="string">
            <text:p>Ropke05</text:p>
          </table:table-cell>
          <table:table-cell office:value-type="float" office:value="0">
            <text:p>0</text:p>
          </table:table-cell>
          <table:table-cell/>
          <table:table-cell table:formula="of:=[.$A34]&amp;[.G$1]&amp;&quot; = &quot;&amp;[.B34]" office:value-type="string" office:string-value="R204.100-K = ?">
            <text:p>R204.100-K = ?</text:p>
          </table:table-cell>
          <table:table-cell table:formula="of:=[.$A34]&amp;[.H$1]&amp;&quot; = &quot;&amp;[.C34]" office:value-type="string" office:string-value="R204.100 = 731.3">
            <text:p>R204.100 = 731.3</text:p>
          </table:table-cell>
          <table:table-cell table:formula="of:=[.$A34]&amp;[.I$1]&amp;&quot; = &quot;&amp;[.D34]" office:value-type="string" office:string-value="R204.100-A = Ropke05">
            <text:p>R204.100-A = Ropke05</text:p>
          </table:table-cell>
          <table:table-cell table:formula="of:=[.$A34]&amp;[.J$1]&amp;&quot; = &quot;&amp;IF([.E34];&quot;True&quot;;&quot;False&quot;)" office:value-type="string" office:string-value="R204.100-Opt = False">
            <text:p>R204.100-Opt = False</text:p>
          </table:table-cell>
          <table:table-cell table:number-columns-repeated="2"/>
          <table:table-cell table:formula="of:=[.H34]" office:value-type="string" office:string-value="R204.100 = 731.3">
            <text:p>R204.100 = 731.3</text:p>
          </table:table-cell>
        </table:table-row>
        <table:table-row table:style-name="ro1">
          <table:table-cell office:value-type="string">
            <text:p>R205.100</text:p>
          </table:table-cell>
          <table:table-cell office:value-type="string">
            <text:p>?</text:p>
          </table:table-cell>
          <table:table-cell office:value-type="float" office:value="949.8">
            <text:p>949.8</text:p>
          </table:table-cell>
          <table:table-cell office:value-type="string">
            <text:p>Ropke05</text:p>
          </table:table-cell>
          <table:table-cell office:value-type="float" office:value="0">
            <text:p>0</text:p>
          </table:table-cell>
          <table:table-cell/>
          <table:table-cell table:formula="of:=[.$A35]&amp;[.G$1]&amp;&quot; = &quot;&amp;[.B35]" office:value-type="string" office:string-value="R205.100-K = ?">
            <text:p>R205.100-K = ?</text:p>
          </table:table-cell>
          <table:table-cell table:formula="of:=[.$A35]&amp;[.H$1]&amp;&quot; = &quot;&amp;[.C35]" office:value-type="string" office:string-value="R205.100 = 949.8">
            <text:p>R205.100 = 949.8</text:p>
          </table:table-cell>
          <table:table-cell table:formula="of:=[.$A35]&amp;[.I$1]&amp;&quot; = &quot;&amp;[.D35]" office:value-type="string" office:string-value="R205.100-A = Ropke05">
            <text:p>R205.100-A = Ropke05</text:p>
          </table:table-cell>
          <table:table-cell table:formula="of:=[.$A35]&amp;[.J$1]&amp;&quot; = &quot;&amp;IF([.E35];&quot;True&quot;;&quot;False&quot;)" office:value-type="string" office:string-value="R205.100-Opt = False">
            <text:p>R205.100-Opt = False</text:p>
          </table:table-cell>
          <table:table-cell table:number-columns-repeated="2"/>
          <table:table-cell table:formula="of:=[.H35]" office:value-type="string" office:string-value="R205.100 = 949.8">
            <text:p>R205.100 = 949.8</text:p>
          </table:table-cell>
        </table:table-row>
        <table:table-row table:style-name="ro1">
          <table:table-cell office:value-type="string">
            <text:p>R206.100</text:p>
          </table:table-cell>
          <table:table-cell office:value-type="string">
            <text:p>?</text:p>
          </table:table-cell>
          <table:table-cell office:value-type="float" office:value="880.6">
            <text:p>880.6</text:p>
          </table:table-cell>
          <table:table-cell office:value-type="string">
            <text:p>Ropke05</text:p>
          </table:table-cell>
          <table:table-cell office:value-type="float" office:value="0">
            <text:p>0</text:p>
          </table:table-cell>
          <table:table-cell/>
          <table:table-cell table:formula="of:=[.$A36]&amp;[.G$1]&amp;&quot; = &quot;&amp;[.B36]" office:value-type="string" office:string-value="R206.100-K = ?">
            <text:p>R206.100-K = ?</text:p>
          </table:table-cell>
          <table:table-cell table:formula="of:=[.$A36]&amp;[.H$1]&amp;&quot; = &quot;&amp;[.C36]" office:value-type="string" office:string-value="R206.100 = 880.6">
            <text:p>R206.100 = 880.6</text:p>
          </table:table-cell>
          <table:table-cell table:formula="of:=[.$A36]&amp;[.I$1]&amp;&quot; = &quot;&amp;[.D36]" office:value-type="string" office:string-value="R206.100-A = Ropke05">
            <text:p>R206.100-A = Ropke05</text:p>
          </table:table-cell>
          <table:table-cell table:formula="of:=[.$A36]&amp;[.J$1]&amp;&quot; = &quot;&amp;IF([.E36];&quot;True&quot;;&quot;False&quot;)" office:value-type="string" office:string-value="R206.100-Opt = False">
            <text:p>R206.100-Opt = False</text:p>
          </table:table-cell>
          <table:table-cell table:number-columns-repeated="2"/>
          <table:table-cell table:formula="of:=[.H36]" office:value-type="string" office:string-value="R206.100 = 880.6">
            <text:p>R206.100 = 880.6</text:p>
          </table:table-cell>
        </table:table-row>
        <table:table-row table:style-name="ro1">
          <table:table-cell office:value-type="string">
            <text:p>R207.100</text:p>
          </table:table-cell>
          <table:table-cell office:value-type="string">
            <text:p>?</text:p>
          </table:table-cell>
          <table:table-cell office:value-type="float" office:value="794">
            <text:p>794</text:p>
          </table:table-cell>
          <table:table-cell office:value-type="string">
            <text:p>Ropke05</text:p>
          </table:table-cell>
          <table:table-cell office:value-type="float" office:value="0">
            <text:p>0</text:p>
          </table:table-cell>
          <table:table-cell/>
          <table:table-cell table:formula="of:=[.$A37]&amp;[.G$1]&amp;&quot; = &quot;&amp;[.B37]" office:value-type="string" office:string-value="R207.100-K = ?">
            <text:p>R207.100-K = ?</text:p>
          </table:table-cell>
          <table:table-cell table:formula="of:=[.$A37]&amp;[.H$1]&amp;&quot; = &quot;&amp;[.C37]" office:value-type="string" office:string-value="R207.100 = 794">
            <text:p>R207.100 = 794</text:p>
          </table:table-cell>
          <table:table-cell table:formula="of:=[.$A37]&amp;[.I$1]&amp;&quot; = &quot;&amp;[.D37]" office:value-type="string" office:string-value="R207.100-A = Ropke05">
            <text:p>R207.100-A = Ropke05</text:p>
          </table:table-cell>
          <table:table-cell table:formula="of:=[.$A37]&amp;[.J$1]&amp;&quot; = &quot;&amp;IF([.E37];&quot;True&quot;;&quot;False&quot;)" office:value-type="string" office:string-value="R207.100-Opt = False">
            <text:p>R207.100-Opt = False</text:p>
          </table:table-cell>
          <table:table-cell table:number-columns-repeated="2"/>
          <table:table-cell table:formula="of:=[.H37]" office:value-type="string" office:string-value="R207.100 = 794">
            <text:p>R207.100 = 794</text:p>
          </table:table-cell>
        </table:table-row>
        <table:table-row table:style-name="ro1">
          <table:table-cell office:value-type="string">
            <text:p>R208.100</text:p>
          </table:table-cell>
          <table:table-cell office:value-type="string">
            <text:p>?</text:p>
          </table:table-cell>
          <table:table-cell office:value-type="float" office:value="701.2">
            <text:p>701.2</text:p>
          </table:table-cell>
          <table:table-cell office:value-type="string">
            <text:p>Ropke05</text:p>
          </table:table-cell>
          <table:table-cell office:value-type="float" office:value="0">
            <text:p>0</text:p>
          </table:table-cell>
          <table:table-cell/>
          <table:table-cell table:formula="of:=[.$A38]&amp;[.G$1]&amp;&quot; = &quot;&amp;[.B38]" office:value-type="string" office:string-value="R208.100-K = ?">
            <text:p>R208.100-K = ?</text:p>
          </table:table-cell>
          <table:table-cell table:formula="of:=[.$A38]&amp;[.H$1]&amp;&quot; = &quot;&amp;[.C38]" office:value-type="string" office:string-value="R208.100 = 701.2">
            <text:p>R208.100 = 701.2</text:p>
          </table:table-cell>
          <table:table-cell table:formula="of:=[.$A38]&amp;[.I$1]&amp;&quot; = &quot;&amp;[.D38]" office:value-type="string" office:string-value="R208.100-A = Ropke05">
            <text:p>R208.100-A = Ropke05</text:p>
          </table:table-cell>
          <table:table-cell table:formula="of:=[.$A38]&amp;[.J$1]&amp;&quot; = &quot;&amp;IF([.E38];&quot;True&quot;;&quot;False&quot;)" office:value-type="string" office:string-value="R208.100-Opt = False">
            <text:p>R208.100-Opt = False</text:p>
          </table:table-cell>
          <table:table-cell table:number-columns-repeated="2"/>
          <table:table-cell table:formula="of:=[.H38]" office:value-type="string" office:string-value="R208.100 = 701.2">
            <text:p>R208.100 = 701.2</text:p>
          </table:table-cell>
        </table:table-row>
        <table:table-row table:style-name="ro1">
          <table:table-cell office:value-type="string">
            <text:p>R209.100</text:p>
          </table:table-cell>
          <table:table-cell office:value-type="string">
            <text:p>?</text:p>
          </table:table-cell>
          <table:table-cell office:value-type="float" office:value="855.8">
            <text:p>855.8</text:p>
          </table:table-cell>
          <table:table-cell office:value-type="string">
            <text:p>Ropke05</text:p>
          </table:table-cell>
          <table:table-cell office:value-type="float" office:value="0">
            <text:p>0</text:p>
          </table:table-cell>
          <table:table-cell/>
          <table:table-cell table:formula="of:=[.$A39]&amp;[.G$1]&amp;&quot; = &quot;&amp;[.B39]" office:value-type="string" office:string-value="R209.100-K = ?">
            <text:p>R209.100-K = ?</text:p>
          </table:table-cell>
          <table:table-cell table:formula="of:=[.$A39]&amp;[.H$1]&amp;&quot; = &quot;&amp;[.C39]" office:value-type="string" office:string-value="R209.100 = 855.8">
            <text:p>R209.100 = 855.8</text:p>
          </table:table-cell>
          <table:table-cell table:formula="of:=[.$A39]&amp;[.I$1]&amp;&quot; = &quot;&amp;[.D39]" office:value-type="string" office:string-value="R209.100-A = Ropke05">
            <text:p>R209.100-A = Ropke05</text:p>
          </table:table-cell>
          <table:table-cell table:formula="of:=[.$A39]&amp;[.J$1]&amp;&quot; = &quot;&amp;IF([.E39];&quot;True&quot;;&quot;False&quot;)" office:value-type="string" office:string-value="R209.100-Opt = False">
            <text:p>R209.100-Opt = False</text:p>
          </table:table-cell>
          <table:table-cell table:number-columns-repeated="2"/>
          <table:table-cell table:formula="of:=[.H39]" office:value-type="string" office:string-value="R209.100 = 855.8">
            <text:p>R209.100 = 855.8</text:p>
          </table:table-cell>
        </table:table-row>
        <table:table-row table:style-name="ro1">
          <table:table-cell office:value-type="string">
            <text:p>R210.100</text:p>
          </table:table-cell>
          <table:table-cell office:value-type="string">
            <text:p>?</text:p>
          </table:table-cell>
          <table:table-cell office:value-type="float" office:value="908.4">
            <text:p>908.4</text:p>
          </table:table-cell>
          <table:table-cell office:value-type="string">
            <text:p>Ropke05</text:p>
          </table:table-cell>
          <table:table-cell office:value-type="float" office:value="0">
            <text:p>0</text:p>
          </table:table-cell>
          <table:table-cell/>
          <table:table-cell table:formula="of:=[.$A40]&amp;[.G$1]&amp;&quot; = &quot;&amp;[.B40]" office:value-type="string" office:string-value="R210.100-K = ?">
            <text:p>R210.100-K = ?</text:p>
          </table:table-cell>
          <table:table-cell table:formula="of:=[.$A40]&amp;[.H$1]&amp;&quot; = &quot;&amp;[.C40]" office:value-type="string" office:string-value="R210.100 = 908.4">
            <text:p>R210.100 = 908.4</text:p>
          </table:table-cell>
          <table:table-cell table:formula="of:=[.$A40]&amp;[.I$1]&amp;&quot; = &quot;&amp;[.D40]" office:value-type="string" office:string-value="R210.100-A = Ropke05">
            <text:p>R210.100-A = Ropke05</text:p>
          </table:table-cell>
          <table:table-cell table:formula="of:=[.$A40]&amp;[.J$1]&amp;&quot; = &quot;&amp;IF([.E40];&quot;True&quot;;&quot;False&quot;)" office:value-type="string" office:string-value="R210.100-Opt = False">
            <text:p>R210.100-Opt = False</text:p>
          </table:table-cell>
          <table:table-cell table:number-columns-repeated="2"/>
          <table:table-cell table:formula="of:=[.H40]" office:value-type="string" office:string-value="R210.100 = 908.4">
            <text:p>R210.100 = 908.4</text:p>
          </table:table-cell>
        </table:table-row>
        <table:table-row table:style-name="ro1">
          <table:table-cell office:value-type="string">
            <text:p>R211.100</text:p>
          </table:table-cell>
          <table:table-cell office:value-type="string">
            <text:p>?</text:p>
          </table:table-cell>
          <table:table-cell office:value-type="float" office:value="752.3">
            <text:p>752.3</text:p>
          </table:table-cell>
          <table:table-cell office:value-type="string">
            <text:p>Ropke05</text:p>
          </table:table-cell>
          <table:table-cell office:value-type="float" office:value="0">
            <text:p>0</text:p>
          </table:table-cell>
          <table:table-cell/>
          <table:table-cell table:formula="of:=[.$A41]&amp;[.G$1]&amp;&quot; = &quot;&amp;[.B41]" office:value-type="string" office:string-value="R211.100-K = ?">
            <text:p>R211.100-K = ?</text:p>
          </table:table-cell>
          <table:table-cell table:formula="of:=[.$A41]&amp;[.H$1]&amp;&quot; = &quot;&amp;[.C41]" office:value-type="string" office:string-value="R211.100 = 752.3">
            <text:p>R211.100 = 752.3</text:p>
          </table:table-cell>
          <table:table-cell table:formula="of:=[.$A41]&amp;[.I$1]&amp;&quot; = &quot;&amp;[.D41]" office:value-type="string" office:string-value="R211.100-A = Ropke05">
            <text:p>R211.100-A = Ropke05</text:p>
          </table:table-cell>
          <table:table-cell table:formula="of:=[.$A41]&amp;[.J$1]&amp;&quot; = &quot;&amp;IF([.E41];&quot;True&quot;;&quot;False&quot;)" office:value-type="string" office:string-value="R211.100-Opt = False">
            <text:p>R211.100-Opt = False</text:p>
          </table:table-cell>
          <table:table-cell table:number-columns-repeated="2"/>
          <table:table-cell table:formula="of:=[.H41]" office:value-type="string" office:string-value="R211.100 = 752.3">
            <text:p>R211.100 = 752.3</text:p>
          </table:table-cell>
        </table:table-row>
        <table:table-row table:style-name="ro1">
          <table:table-cell office:value-type="string">
            <text:p>RC101.100</text:p>
          </table:table-cell>
          <table:table-cell office:value-type="float" office:value="15">
            <text:p>15</text:p>
          </table:table-cell>
          <table:table-cell office:value-type="float" office:value="1619.8">
            <text:p>1619.8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42]&amp;[.G$1]&amp;&quot; = &quot;&amp;[.B42]" office:value-type="string" office:string-value="RC101.100-K = 15">
            <text:p>RC101.100-K = 15</text:p>
          </table:table-cell>
          <table:table-cell table:formula="of:=[.$A42]&amp;[.H$1]&amp;&quot; = &quot;&amp;[.C42]" office:value-type="string" office:string-value="RC101.100 = 1619.8">
            <text:p>RC101.100 = 1619.8</text:p>
          </table:table-cell>
          <table:table-cell table:formula="of:=[.$A42]&amp;[.I$1]&amp;&quot; = &quot;&amp;[.D42]" office:value-type="string" office:string-value="RC101.100-A = Kohl99">
            <text:p>RC101.100-A = Kohl99</text:p>
          </table:table-cell>
          <table:table-cell table:formula="of:=[.$A42]&amp;[.J$1]&amp;&quot; = &quot;&amp;IF([.E42];&quot;True&quot;;&quot;False&quot;)" office:value-type="string" office:string-value="RC101.100-Opt = True">
            <text:p>RC101.100-Opt = True</text:p>
          </table:table-cell>
          <table:table-cell table:number-columns-repeated="2"/>
          <table:table-cell table:formula="of:=[.H42]" office:value-type="string" office:string-value="RC101.100 = 1619.8">
            <text:p>RC101.100 = 1619.8</text:p>
          </table:table-cell>
        </table:table-row>
        <table:table-row table:style-name="ro1">
          <table:table-cell office:value-type="string">
            <text:p>RC102.100</text:p>
          </table:table-cell>
          <table:table-cell office:value-type="float" office:value="14">
            <text:p>14</text:p>
          </table:table-cell>
          <table:table-cell office:value-type="float" office:value="1457.4">
            <text:p>1457.4</text:p>
          </table:table-cell>
          <table:table-cell office:value-type="string">
            <text:p>Cook99,Kallehauge01</text:p>
          </table:table-cell>
          <table:table-cell office:value-type="float" office:value="1">
            <text:p>1</text:p>
          </table:table-cell>
          <table:table-cell/>
          <table:table-cell table:formula="of:=[.$A43]&amp;[.G$1]&amp;&quot; = &quot;&amp;[.B43]" office:value-type="string" office:string-value="RC102.100-K = 14">
            <text:p>RC102.100-K = 14</text:p>
          </table:table-cell>
          <table:table-cell table:formula="of:=[.$A43]&amp;[.H$1]&amp;&quot; = &quot;&amp;[.C43]" office:value-type="string" office:string-value="RC102.100 = 1457.4">
            <text:p>RC102.100 = 1457.4</text:p>
          </table:table-cell>
          <table:table-cell table:formula="of:=[.$A43]&amp;[.I$1]&amp;&quot; = &quot;&amp;[.D43]" office:value-type="string" office:string-value="RC102.100-A = Cook99,Kallehauge01">
            <text:p>RC102.100-A = Cook99,Kallehauge01</text:p>
          </table:table-cell>
          <table:table-cell table:formula="of:=[.$A43]&amp;[.J$1]&amp;&quot; = &quot;&amp;IF([.E43];&quot;True&quot;;&quot;False&quot;)" office:value-type="string" office:string-value="RC102.100-Opt = True">
            <text:p>RC102.100-Opt = True</text:p>
          </table:table-cell>
          <table:table-cell table:number-columns-repeated="2"/>
          <table:table-cell table:formula="of:=[.H43]" office:value-type="string" office:string-value="RC102.100 = 1457.4">
            <text:p>RC102.100 = 1457.4</text:p>
          </table:table-cell>
        </table:table-row>
        <table:table-row table:style-name="ro1">
          <table:table-cell office:value-type="string">
            <text:p>RC103.100</text:p>
          </table:table-cell>
          <table:table-cell office:value-type="float" office:value="11">
            <text:p>11</text:p>
          </table:table-cell>
          <table:table-cell office:value-type="float" office:value="1258">
            <text:p>1258</text:p>
          </table:table-cell>
          <table:table-cell office:value-type="string">
            <text:p>Cook99,Kallehauge01</text:p>
          </table:table-cell>
          <table:table-cell office:value-type="float" office:value="1">
            <text:p>1</text:p>
          </table:table-cell>
          <table:table-cell/>
          <table:table-cell table:formula="of:=[.$A44]&amp;[.G$1]&amp;&quot; = &quot;&amp;[.B44]" office:value-type="string" office:string-value="RC103.100-K = 11">
            <text:p>RC103.100-K = 11</text:p>
          </table:table-cell>
          <table:table-cell table:formula="of:=[.$A44]&amp;[.H$1]&amp;&quot; = &quot;&amp;[.C44]" office:value-type="string" office:string-value="RC103.100 = 1258">
            <text:p>RC103.100 = 1258</text:p>
          </table:table-cell>
          <table:table-cell table:formula="of:=[.$A44]&amp;[.I$1]&amp;&quot; = &quot;&amp;[.D44]" office:value-type="string" office:string-value="RC103.100-A = Cook99,Kallehauge01">
            <text:p>RC103.100-A = Cook99,Kallehauge01</text:p>
          </table:table-cell>
          <table:table-cell table:formula="of:=[.$A44]&amp;[.J$1]&amp;&quot; = &quot;&amp;IF([.E44];&quot;True&quot;;&quot;False&quot;)" office:value-type="string" office:string-value="RC103.100-Opt = True">
            <text:p>RC103.100-Opt = True</text:p>
          </table:table-cell>
          <table:table-cell table:number-columns-repeated="2"/>
          <table:table-cell table:formula="of:=[.H44]" office:value-type="string" office:string-value="RC103.100 = 1258">
            <text:p>RC103.100 = 1258</text:p>
          </table:table-cell>
        </table:table-row>
        <table:table-row table:style-name="ro1">
          <table:table-cell office:value-type="string">
            <text:p>RC104.100</text:p>
          </table:table-cell>
          <table:table-cell office:value-type="float" office:value="10">
            <text:p>10</text:p>
          </table:table-cell>
          <table:table-cell office:value-type="float" office:value="1132.3">
            <text:p>1132.3</text:p>
          </table:table-cell>
          <table:table-cell office:value-type="string">
            <text:p>Irnich06</text:p>
          </table:table-cell>
          <table:table-cell office:value-type="float" office:value="1">
            <text:p>1</text:p>
          </table:table-cell>
          <table:table-cell/>
          <table:table-cell table:formula="of:=[.$A45]&amp;[.G$1]&amp;&quot; = &quot;&amp;[.B45]" office:value-type="string" office:string-value="RC104.100-K = 10">
            <text:p>RC104.100-K = 10</text:p>
          </table:table-cell>
          <table:table-cell table:formula="of:=[.$A45]&amp;[.H$1]&amp;&quot; = &quot;&amp;[.C45]" office:value-type="string" office:string-value="RC104.100 = 1132.3">
            <text:p>RC104.100 = 1132.3</text:p>
          </table:table-cell>
          <table:table-cell table:formula="of:=[.$A45]&amp;[.I$1]&amp;&quot; = &quot;&amp;[.D45]" office:value-type="string" office:string-value="RC104.100-A = Irnich06">
            <text:p>RC104.100-A = Irnich06</text:p>
          </table:table-cell>
          <table:table-cell table:formula="of:=[.$A45]&amp;[.J$1]&amp;&quot; = &quot;&amp;IF([.E45];&quot;True&quot;;&quot;False&quot;)" office:value-type="string" office:string-value="RC104.100-Opt = True">
            <text:p>RC104.100-Opt = True</text:p>
          </table:table-cell>
          <table:table-cell table:number-columns-repeated="2"/>
          <table:table-cell table:formula="of:=[.H45]" office:value-type="string" office:string-value="RC104.100 = 1132.3">
            <text:p>RC104.100 = 1132.3</text:p>
          </table:table-cell>
        </table:table-row>
        <table:table-row table:style-name="ro1">
          <table:table-cell office:value-type="string">
            <text:p>RC105.100</text:p>
          </table:table-cell>
          <table:table-cell office:value-type="float" office:value="15">
            <text:p>15</text:p>
          </table:table-cell>
          <table:table-cell office:value-type="float" office:value="1513.7">
            <text:p>1513.7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46]&amp;[.G$1]&amp;&quot; = &quot;&amp;[.B46]" office:value-type="string" office:string-value="RC105.100-K = 15">
            <text:p>RC105.100-K = 15</text:p>
          </table:table-cell>
          <table:table-cell table:formula="of:=[.$A46]&amp;[.H$1]&amp;&quot; = &quot;&amp;[.C46]" office:value-type="string" office:string-value="RC105.100 = 1513.7">
            <text:p>RC105.100 = 1513.7</text:p>
          </table:table-cell>
          <table:table-cell table:formula="of:=[.$A46]&amp;[.I$1]&amp;&quot; = &quot;&amp;[.D46]" office:value-type="string" office:string-value="RC105.100-A = Kohl99">
            <text:p>RC105.100-A = Kohl99</text:p>
          </table:table-cell>
          <table:table-cell table:formula="of:=[.$A46]&amp;[.J$1]&amp;&quot; = &quot;&amp;IF([.E46];&quot;True&quot;;&quot;False&quot;)" office:value-type="string" office:string-value="RC105.100-Opt = True">
            <text:p>RC105.100-Opt = True</text:p>
          </table:table-cell>
          <table:table-cell table:number-columns-repeated="2"/>
          <table:table-cell table:formula="of:=[.H46]" office:value-type="string" office:string-value="RC105.100 = 1513.7">
            <text:p>RC105.100 = 1513.7</text:p>
          </table:table-cell>
        </table:table-row>
        <table:table-row table:style-name="ro1">
          <table:table-cell office:value-type="string">
            <text:p>RC106.100</text:p>
          </table:table-cell>
          <table:table-cell office:value-type="string">
            <text:p>?</text:p>
          </table:table-cell>
          <table:table-cell office:value-type="float" office:value="1373.9">
            <text:p>1373.9</text:p>
          </table:table-cell>
          <table:table-cell office:value-type="string">
            <text:p>Ropke05</text:p>
          </table:table-cell>
          <table:table-cell office:value-type="float" office:value="0">
            <text:p>0</text:p>
          </table:table-cell>
          <table:table-cell/>
          <table:table-cell table:formula="of:=[.$A47]&amp;[.G$1]&amp;&quot; = &quot;&amp;[.B47]" office:value-type="string" office:string-value="RC106.100-K = ?">
            <text:p>RC106.100-K = ?</text:p>
          </table:table-cell>
          <table:table-cell table:formula="of:=[.$A47]&amp;[.H$1]&amp;&quot; = &quot;&amp;[.C47]" office:value-type="string" office:string-value="RC106.100 = 1373.9">
            <text:p>RC106.100 = 1373.9</text:p>
          </table:table-cell>
          <table:table-cell table:formula="of:=[.$A47]&amp;[.I$1]&amp;&quot; = &quot;&amp;[.D47]" office:value-type="string" office:string-value="RC106.100-A = Ropke05">
            <text:p>RC106.100-A = Ropke05</text:p>
          </table:table-cell>
          <table:table-cell table:formula="of:=[.$A47]&amp;[.J$1]&amp;&quot; = &quot;&amp;IF([.E47];&quot;True&quot;;&quot;False&quot;)" office:value-type="string" office:string-value="RC106.100-Opt = False">
            <text:p>RC106.100-Opt = False</text:p>
          </table:table-cell>
          <table:table-cell table:number-columns-repeated="2"/>
          <table:table-cell table:formula="of:=[.H47]" office:value-type="string" office:string-value="RC106.100 = 1373.9">
            <text:p>RC106.100 = 1373.9</text:p>
          </table:table-cell>
        </table:table-row>
        <table:table-row table:style-name="ro1">
          <table:table-cell office:value-type="string">
            <text:p>RC107.100</text:p>
          </table:table-cell>
          <table:table-cell office:value-type="float" office:value="12">
            <text:p>12</text:p>
          </table:table-cell>
          <table:table-cell office:value-type="float" office:value="1207.8">
            <text:p>1207.8</text:p>
          </table:table-cell>
          <table:table-cell office:value-type="string">
            <text:p>Irnich06</text:p>
          </table:table-cell>
          <table:table-cell office:value-type="float" office:value="1">
            <text:p>1</text:p>
          </table:table-cell>
          <table:table-cell/>
          <table:table-cell table:formula="of:=[.$A48]&amp;[.G$1]&amp;&quot; = &quot;&amp;[.B48]" office:value-type="string" office:string-value="RC107.100-K = 12">
            <text:p>RC107.100-K = 12</text:p>
          </table:table-cell>
          <table:table-cell table:formula="of:=[.$A48]&amp;[.H$1]&amp;&quot; = &quot;&amp;[.C48]" office:value-type="string" office:string-value="RC107.100 = 1207.8">
            <text:p>RC107.100 = 1207.8</text:p>
          </table:table-cell>
          <table:table-cell table:formula="of:=[.$A48]&amp;[.I$1]&amp;&quot; = &quot;&amp;[.D48]" office:value-type="string" office:string-value="RC107.100-A = Irnich06">
            <text:p>RC107.100-A = Irnich06</text:p>
          </table:table-cell>
          <table:table-cell table:formula="of:=[.$A48]&amp;[.J$1]&amp;&quot; = &quot;&amp;IF([.E48];&quot;True&quot;;&quot;False&quot;)" office:value-type="string" office:string-value="RC107.100-Opt = True">
            <text:p>RC107.100-Opt = True</text:p>
          </table:table-cell>
          <table:table-cell table:number-columns-repeated="2"/>
          <table:table-cell table:formula="of:=[.H48]" office:value-type="string" office:string-value="RC107.100 = 1207.8">
            <text:p>RC107.100 = 1207.8</text:p>
          </table:table-cell>
        </table:table-row>
        <table:table-row table:style-name="ro1">
          <table:table-cell office:value-type="string">
            <text:p>RC108.100</text:p>
          </table:table-cell>
          <table:table-cell office:value-type="float" office:value="11">
            <text:p>11</text:p>
          </table:table-cell>
          <table:table-cell office:value-type="float" office:value="1114.2">
            <text:p>1114.2</text:p>
          </table:table-cell>
          <table:table-cell office:value-type="string">
            <text:p>Irnich06</text:p>
          </table:table-cell>
          <table:table-cell office:value-type="float" office:value="1">
            <text:p>1</text:p>
          </table:table-cell>
          <table:table-cell/>
          <table:table-cell table:formula="of:=[.$A49]&amp;[.G$1]&amp;&quot; = &quot;&amp;[.B49]" office:value-type="string" office:string-value="RC108.100-K = 11">
            <text:p>RC108.100-K = 11</text:p>
          </table:table-cell>
          <table:table-cell table:formula="of:=[.$A49]&amp;[.H$1]&amp;&quot; = &quot;&amp;[.C49]" office:value-type="string" office:string-value="RC108.100 = 1114.2">
            <text:p>RC108.100 = 1114.2</text:p>
          </table:table-cell>
          <table:table-cell table:formula="of:=[.$A49]&amp;[.I$1]&amp;&quot; = &quot;&amp;[.D49]" office:value-type="string" office:string-value="RC108.100-A = Irnich06">
            <text:p>RC108.100-A = Irnich06</text:p>
          </table:table-cell>
          <table:table-cell table:formula="of:=[.$A49]&amp;[.J$1]&amp;&quot; = &quot;&amp;IF([.E49];&quot;True&quot;;&quot;False&quot;)" office:value-type="string" office:string-value="RC108.100-Opt = True">
            <text:p>RC108.100-Opt = True</text:p>
          </table:table-cell>
          <table:table-cell table:number-columns-repeated="2"/>
          <table:table-cell table:formula="of:=[.H49]" office:value-type="string" office:string-value="RC108.100 = 1114.2">
            <text:p>RC108.100 = 1114.2</text:p>
          </table:table-cell>
        </table:table-row>
        <table:table-row table:style-name="ro1">
          <table:table-cell office:value-type="string">
            <text:p>RC201.100</text:p>
          </table:table-cell>
          <table:table-cell office:value-type="float" office:value="9">
            <text:p>9</text:p>
          </table:table-cell>
          <table:table-cell office:value-type="float" office:value="1261.8">
            <text:p>1261.8</text:p>
          </table:table-cell>
          <table:table-cell office:value-type="string">
            <text:p>Kallehauge01</text:p>
          </table:table-cell>
          <table:table-cell office:value-type="float" office:value="1">
            <text:p>1</text:p>
          </table:table-cell>
          <table:table-cell/>
          <table:table-cell table:formula="of:=[.$A50]&amp;[.G$1]&amp;&quot; = &quot;&amp;[.B50]" office:value-type="string" office:string-value="RC201.100-K = 9">
            <text:p>RC201.100-K = 9</text:p>
          </table:table-cell>
          <table:table-cell table:formula="of:=[.$A50]&amp;[.H$1]&amp;&quot; = &quot;&amp;[.C50]" office:value-type="string" office:string-value="RC201.100 = 1261.8">
            <text:p>RC201.100 = 1261.8</text:p>
          </table:table-cell>
          <table:table-cell table:formula="of:=[.$A50]&amp;[.I$1]&amp;&quot; = &quot;&amp;[.D50]" office:value-type="string" office:string-value="RC201.100-A = Kallehauge01">
            <text:p>RC201.100-A = Kallehauge01</text:p>
          </table:table-cell>
          <table:table-cell table:formula="of:=[.$A50]&amp;[.J$1]&amp;&quot; = &quot;&amp;IF([.E50];&quot;True&quot;;&quot;False&quot;)" office:value-type="string" office:string-value="RC201.100-Opt = True">
            <text:p>RC201.100-Opt = True</text:p>
          </table:table-cell>
          <table:table-cell table:number-columns-repeated="2"/>
          <table:table-cell table:formula="of:=[.H50]" office:value-type="string" office:string-value="RC201.100 = 1261.8">
            <text:p>RC201.100 = 1261.8</text:p>
          </table:table-cell>
        </table:table-row>
        <table:table-row table:style-name="ro1">
          <table:table-cell office:value-type="string">
            <text:p>RC202.100</text:p>
          </table:table-cell>
          <table:table-cell office:value-type="float" office:value="8">
            <text:p>8</text:p>
          </table:table-cell>
          <table:table-cell office:value-type="float" office:value="1092.3">
            <text:p>1092.3</text:p>
          </table:table-cell>
          <table:table-cell office:value-type="string">
            <text:p>Irnich06,Chabrier06</text:p>
          </table:table-cell>
          <table:table-cell office:value-type="float" office:value="1">
            <text:p>1</text:p>
          </table:table-cell>
          <table:table-cell/>
          <table:table-cell table:formula="of:=[.$A51]&amp;[.G$1]&amp;&quot; = &quot;&amp;[.B51]" office:value-type="string" office:string-value="RC202.100-K = 8">
            <text:p>RC202.100-K = 8</text:p>
          </table:table-cell>
          <table:table-cell table:formula="of:=[.$A51]&amp;[.H$1]&amp;&quot; = &quot;&amp;[.C51]" office:value-type="string" office:string-value="RC202.100 = 1092.3">
            <text:p>RC202.100 = 1092.3</text:p>
          </table:table-cell>
          <table:table-cell table:formula="of:=[.$A51]&amp;[.I$1]&amp;&quot; = &quot;&amp;[.D51]" office:value-type="string" office:string-value="RC202.100-A = Irnich06,Chabrier06">
            <text:p>RC202.100-A = Irnich06,Chabrier06</text:p>
          </table:table-cell>
          <table:table-cell table:formula="of:=[.$A51]&amp;[.J$1]&amp;&quot; = &quot;&amp;IF([.E51];&quot;True&quot;;&quot;False&quot;)" office:value-type="string" office:string-value="RC202.100-Opt = True">
            <text:p>RC202.100-Opt = True</text:p>
          </table:table-cell>
          <table:table-cell table:number-columns-repeated="2"/>
          <table:table-cell table:formula="of:=[.H51]" office:value-type="string" office:string-value="RC202.100 = 1092.3">
            <text:p>RC202.100 = 1092.3</text:p>
          </table:table-cell>
        </table:table-row>
        <table:table-row table:style-name="ro1">
          <table:table-cell office:value-type="string">
            <text:p>RC203.100</text:p>
          </table:table-cell>
          <table:table-cell office:value-type="string">
            <text:p>?</text:p>
          </table:table-cell>
          <table:table-cell office:value-type="float" office:value="923.7">
            <text:p>923.7</text:p>
          </table:table-cell>
          <table:table-cell office:value-type="string">
            <text:p>Ropke05</text:p>
          </table:table-cell>
          <table:table-cell office:value-type="float" office:value="0">
            <text:p>0</text:p>
          </table:table-cell>
          <table:table-cell/>
          <table:table-cell table:formula="of:=[.$A52]&amp;[.G$1]&amp;&quot; = &quot;&amp;[.B52]" office:value-type="string" office:string-value="RC203.100-K = ?">
            <text:p>RC203.100-K = ?</text:p>
          </table:table-cell>
          <table:table-cell table:formula="of:=[.$A52]&amp;[.H$1]&amp;&quot; = &quot;&amp;[.C52]" office:value-type="string" office:string-value="RC203.100 = 923.7">
            <text:p>RC203.100 = 923.7</text:p>
          </table:table-cell>
          <table:table-cell table:formula="of:=[.$A52]&amp;[.I$1]&amp;&quot; = &quot;&amp;[.D52]" office:value-type="string" office:string-value="RC203.100-A = Ropke05">
            <text:p>RC203.100-A = Ropke05</text:p>
          </table:table-cell>
          <table:table-cell table:formula="of:=[.$A52]&amp;[.J$1]&amp;&quot; = &quot;&amp;IF([.E52];&quot;True&quot;;&quot;False&quot;)" office:value-type="string" office:string-value="RC203.100-Opt = False">
            <text:p>RC203.100-Opt = False</text:p>
          </table:table-cell>
          <table:table-cell table:number-columns-repeated="2"/>
          <table:table-cell table:formula="of:=[.H52]" office:value-type="string" office:string-value="RC203.100 = 923.7">
            <text:p>RC203.100 = 923.7</text:p>
          </table:table-cell>
        </table:table-row>
        <table:table-row table:style-name="ro1">
          <table:table-cell office:value-type="string">
            <text:p>RC204.100</text:p>
          </table:table-cell>
          <table:table-cell office:value-type="string">
            <text:p>?</text:p>
          </table:table-cell>
          <table:table-cell office:value-type="float" office:value="785.8">
            <text:p>785.8</text:p>
          </table:table-cell>
          <table:table-cell office:value-type="string">
            <text:p>Ropke05</text:p>
          </table:table-cell>
          <table:table-cell office:value-type="float" office:value="0">
            <text:p>0</text:p>
          </table:table-cell>
          <table:table-cell/>
          <table:table-cell table:formula="of:=[.$A53]&amp;[.G$1]&amp;&quot; = &quot;&amp;[.B53]" office:value-type="string" office:string-value="RC204.100-K = ?">
            <text:p>RC204.100-K = ?</text:p>
          </table:table-cell>
          <table:table-cell table:formula="of:=[.$A53]&amp;[.H$1]&amp;&quot; = &quot;&amp;[.C53]" office:value-type="string" office:string-value="RC204.100 = 785.8">
            <text:p>RC204.100 = 785.8</text:p>
          </table:table-cell>
          <table:table-cell table:formula="of:=[.$A53]&amp;[.I$1]&amp;&quot; = &quot;&amp;[.D53]" office:value-type="string" office:string-value="RC204.100-A = Ropke05">
            <text:p>RC204.100-A = Ropke05</text:p>
          </table:table-cell>
          <table:table-cell table:formula="of:=[.$A53]&amp;[.J$1]&amp;&quot; = &quot;&amp;IF([.E53];&quot;True&quot;;&quot;False&quot;)" office:value-type="string" office:string-value="RC204.100-Opt = False">
            <text:p>RC204.100-Opt = False</text:p>
          </table:table-cell>
          <table:table-cell table:number-columns-repeated="2"/>
          <table:table-cell table:formula="of:=[.H53]" office:value-type="string" office:string-value="RC204.100 = 785.8">
            <text:p>RC204.100 = 785.8</text:p>
          </table:table-cell>
        </table:table-row>
        <table:table-row table:style-name="ro1">
          <table:table-cell office:value-type="string">
            <text:p>RC205.100</text:p>
          </table:table-cell>
          <table:table-cell office:value-type="float" office:value="7">
            <text:p>7</text:p>
          </table:table-cell>
          <table:table-cell office:value-type="float" office:value="1154">
            <text:p>1154</text:p>
          </table:table-cell>
          <table:table-cell office:value-type="string">
            <text:p>Irnich06,Chabrier06</text:p>
          </table:table-cell>
          <table:table-cell office:value-type="float" office:value="1">
            <text:p>1</text:p>
          </table:table-cell>
          <table:table-cell/>
          <table:table-cell table:formula="of:=[.$A54]&amp;[.G$1]&amp;&quot; = &quot;&amp;[.B54]" office:value-type="string" office:string-value="RC205.100-K = 7">
            <text:p>RC205.100-K = 7</text:p>
          </table:table-cell>
          <table:table-cell table:formula="of:=[.$A54]&amp;[.H$1]&amp;&quot; = &quot;&amp;[.C54]" office:value-type="string" office:string-value="RC205.100 = 1154">
            <text:p>RC205.100 = 1154</text:p>
          </table:table-cell>
          <table:table-cell table:formula="of:=[.$A54]&amp;[.I$1]&amp;&quot; = &quot;&amp;[.D54]" office:value-type="string" office:string-value="RC205.100-A = Irnich06,Chabrier06">
            <text:p>RC205.100-A = Irnich06,Chabrier06</text:p>
          </table:table-cell>
          <table:table-cell table:formula="of:=[.$A54]&amp;[.J$1]&amp;&quot; = &quot;&amp;IF([.E54];&quot;True&quot;;&quot;False&quot;)" office:value-type="string" office:string-value="RC205.100-Opt = True">
            <text:p>RC205.100-Opt = True</text:p>
          </table:table-cell>
          <table:table-cell table:number-columns-repeated="2"/>
          <table:table-cell table:formula="of:=[.H54]" office:value-type="string" office:string-value="RC205.100 = 1154">
            <text:p>RC205.100 = 1154</text:p>
          </table:table-cell>
        </table:table-row>
        <table:table-row table:style-name="ro1">
          <table:table-cell office:value-type="string">
            <text:p>RC206.100</text:p>
          </table:table-cell>
          <table:table-cell office:value-type="string">
            <text:p>?</text:p>
          </table:table-cell>
          <table:table-cell office:value-type="float" office:value="1051.1">
            <text:p>1051.1</text:p>
          </table:table-cell>
          <table:table-cell office:value-type="string">
            <text:p>Ropke05</text:p>
          </table:table-cell>
          <table:table-cell office:value-type="float" office:value="0">
            <text:p>0</text:p>
          </table:table-cell>
          <table:table-cell/>
          <table:table-cell table:formula="of:=[.$A55]&amp;[.G$1]&amp;&quot; = &quot;&amp;[.B55]" office:value-type="string" office:string-value="RC206.100-K = ?">
            <text:p>RC206.100-K = ?</text:p>
          </table:table-cell>
          <table:table-cell table:formula="of:=[.$A55]&amp;[.H$1]&amp;&quot; = &quot;&amp;[.C55]" office:value-type="string" office:string-value="RC206.100 = 1051.1">
            <text:p>RC206.100 = 1051.1</text:p>
          </table:table-cell>
          <table:table-cell table:formula="of:=[.$A55]&amp;[.I$1]&amp;&quot; = &quot;&amp;[.D55]" office:value-type="string" office:string-value="RC206.100-A = Ropke05">
            <text:p>RC206.100-A = Ropke05</text:p>
          </table:table-cell>
          <table:table-cell table:formula="of:=[.$A55]&amp;[.J$1]&amp;&quot; = &quot;&amp;IF([.E55];&quot;True&quot;;&quot;False&quot;)" office:value-type="string" office:string-value="RC206.100-Opt = False">
            <text:p>RC206.100-Opt = False</text:p>
          </table:table-cell>
          <table:table-cell table:number-columns-repeated="2"/>
          <table:table-cell table:formula="of:=[.H55]" office:value-type="string" office:string-value="RC206.100 = 1051.1">
            <text:p>RC206.100 = 1051.1</text:p>
          </table:table-cell>
        </table:table-row>
        <table:table-row table:style-name="ro1">
          <table:table-cell office:value-type="string">
            <text:p>RC207.100</text:p>
          </table:table-cell>
          <table:table-cell office:value-type="string">
            <text:p>?</text:p>
          </table:table-cell>
          <table:table-cell office:value-type="float" office:value="966.6">
            <text:p>966.6</text:p>
          </table:table-cell>
          <table:table-cell office:value-type="string">
            <text:p>Ropke05</text:p>
          </table:table-cell>
          <table:table-cell office:value-type="float" office:value="0">
            <text:p>0</text:p>
          </table:table-cell>
          <table:table-cell/>
          <table:table-cell table:formula="of:=[.$A56]&amp;[.G$1]&amp;&quot; = &quot;&amp;[.B56]" office:value-type="string" office:string-value="RC207.100-K = ?">
            <text:p>RC207.100-K = ?</text:p>
          </table:table-cell>
          <table:table-cell table:formula="of:=[.$A56]&amp;[.H$1]&amp;&quot; = &quot;&amp;[.C56]" office:value-type="string" office:string-value="RC207.100 = 966.6">
            <text:p>RC207.100 = 966.6</text:p>
          </table:table-cell>
          <table:table-cell table:formula="of:=[.$A56]&amp;[.I$1]&amp;&quot; = &quot;&amp;[.D56]" office:value-type="string" office:string-value="RC207.100-A = Ropke05">
            <text:p>RC207.100-A = Ropke05</text:p>
          </table:table-cell>
          <table:table-cell table:formula="of:=[.$A56]&amp;[.J$1]&amp;&quot; = &quot;&amp;IF([.E56];&quot;True&quot;;&quot;False&quot;)" office:value-type="string" office:string-value="RC207.100-Opt = False">
            <text:p>RC207.100-Opt = False</text:p>
          </table:table-cell>
          <table:table-cell table:number-columns-repeated="2"/>
          <table:table-cell table:formula="of:=[.H56]" office:value-type="string" office:string-value="RC207.100 = 966.6">
            <text:p>RC207.100 = 966.6</text:p>
          </table:table-cell>
        </table:table-row>
        <table:table-row table:style-name="ro1">
          <table:table-cell office:value-type="string">
            <text:p>RC208.100</text:p>
          </table:table-cell>
          <table:table-cell office:value-type="string">
            <text:p>?</text:p>
          </table:table-cell>
          <table:table-cell office:value-type="float" office:value="777.3">
            <text:p>777.3</text:p>
          </table:table-cell>
          <table:table-cell office:value-type="string">
            <text:p>Ropke05</text:p>
          </table:table-cell>
          <table:table-cell office:value-type="float" office:value="0">
            <text:p>0</text:p>
          </table:table-cell>
          <table:table-cell/>
          <table:table-cell table:formula="of:=[.$A57]&amp;[.G$1]&amp;&quot; = &quot;&amp;[.B57]" office:value-type="string" office:string-value="RC208.100-K = ?">
            <text:p>RC208.100-K = ?</text:p>
          </table:table-cell>
          <table:table-cell table:formula="of:=[.$A57]&amp;[.H$1]&amp;&quot; = &quot;&amp;[.C57]" office:value-type="string" office:string-value="RC208.100 = 777.3">
            <text:p>RC208.100 = 777.3</text:p>
          </table:table-cell>
          <table:table-cell table:formula="of:=[.$A57]&amp;[.I$1]&amp;&quot; = &quot;&amp;[.D57]" office:value-type="string" office:string-value="RC208.100-A = Ropke05">
            <text:p>RC208.100-A = Ropke05</text:p>
          </table:table-cell>
          <table:table-cell table:formula="of:=[.$A57]&amp;[.J$1]&amp;&quot; = &quot;&amp;IF([.E57];&quot;True&quot;;&quot;False&quot;)" office:value-type="string" office:string-value="RC208.100-Opt = False">
            <text:p>RC208.100-Opt = False</text:p>
          </table:table-cell>
          <table:table-cell table:number-columns-repeated="2"/>
          <table:table-cell table:formula="of:=[.H57]" office:value-type="string" office:string-value="RC208.100 = 777.3">
            <text:p>RC208.100 = 777.3</text:p>
          </table:table-cell>
        </table:table-row>
        <table:table-row table:style-name="ro1">
          <table:table-cell table:number-columns-repeated="12"/>
          <table:table-cell table:formula="of:=[.G2]" office:value-type="string" office:string-value="C101.100-K = 10">
            <text:p>C101.100-K = 10</text:p>
          </table:table-cell>
        </table:table-row>
        <table:table-row table:style-name="ro1">
          <table:table-cell table:number-columns-repeated="12"/>
          <table:table-cell table:formula="of:=[.G3]" office:value-type="string" office:string-value="C102.100-K = 10">
            <text:p>C102.100-K = 10</text:p>
          </table:table-cell>
        </table:table-row>
        <table:table-row table:style-name="ro1">
          <table:table-cell table:number-columns-repeated="12"/>
          <table:table-cell table:formula="of:=[.G4]" office:value-type="string" office:string-value="C103.100-K = 10">
            <text:p>C103.100-K = 10</text:p>
          </table:table-cell>
        </table:table-row>
        <table:table-row table:style-name="ro1">
          <table:table-cell table:number-columns-repeated="12"/>
          <table:table-cell table:formula="of:=[.G5]" office:value-type="string" office:string-value="C104.100-K = 10">
            <text:p>C104.100-K = 10</text:p>
          </table:table-cell>
        </table:table-row>
        <table:table-row table:style-name="ro1">
          <table:table-cell table:number-columns-repeated="12"/>
          <table:table-cell table:formula="of:=[.G6]" office:value-type="string" office:string-value="C105.100-K = 10">
            <text:p>C105.100-K = 10</text:p>
          </table:table-cell>
        </table:table-row>
        <table:table-row table:style-name="ro1">
          <table:table-cell table:number-columns-repeated="12"/>
          <table:table-cell table:formula="of:=[.G7]" office:value-type="string" office:string-value="C106.100-K = 10">
            <text:p>C106.100-K = 10</text:p>
          </table:table-cell>
        </table:table-row>
        <table:table-row table:style-name="ro1">
          <table:table-cell table:number-columns-repeated="12"/>
          <table:table-cell table:formula="of:=[.G8]" office:value-type="string" office:string-value="C107.100-K = 10">
            <text:p>C107.100-K = 10</text:p>
          </table:table-cell>
        </table:table-row>
        <table:table-row table:style-name="ro1">
          <table:table-cell table:number-columns-repeated="12"/>
          <table:table-cell table:formula="of:=[.G9]" office:value-type="string" office:string-value="C108.100-K = 10">
            <text:p>C108.100-K = 10</text:p>
          </table:table-cell>
        </table:table-row>
        <table:table-row table:style-name="ro1">
          <table:table-cell table:number-columns-repeated="12"/>
          <table:table-cell table:formula="of:=[.G10]" office:value-type="string" office:string-value="C109.100-K = 10">
            <text:p>C109.100-K = 10</text:p>
          </table:table-cell>
        </table:table-row>
        <table:table-row table:style-name="ro1">
          <table:table-cell table:number-columns-repeated="12"/>
          <table:table-cell table:formula="of:=[.G11]" office:value-type="string" office:string-value="C201.100-K = 3">
            <text:p>C201.100-K = 3</text:p>
          </table:table-cell>
        </table:table-row>
        <table:table-row table:style-name="ro1">
          <table:table-cell table:number-columns-repeated="12"/>
          <table:table-cell table:formula="of:=[.G12]" office:value-type="string" office:string-value="C202.100-K = 3">
            <text:p>C202.100-K = 3</text:p>
          </table:table-cell>
        </table:table-row>
        <table:table-row table:style-name="ro1">
          <table:table-cell table:number-columns-repeated="12"/>
          <table:table-cell table:formula="of:=[.G13]" office:value-type="string" office:string-value="C203.100-K = 3">
            <text:p>C203.100-K = 3</text:p>
          </table:table-cell>
        </table:table-row>
        <table:table-row table:style-name="ro1">
          <table:table-cell table:number-columns-repeated="12"/>
          <table:table-cell table:formula="of:=[.G14]" office:value-type="string" office:string-value="C204.100-K = 3">
            <text:p>C204.100-K = 3</text:p>
          </table:table-cell>
        </table:table-row>
        <table:table-row table:style-name="ro1">
          <table:table-cell table:number-columns-repeated="12"/>
          <table:table-cell table:formula="of:=[.G15]" office:value-type="string" office:string-value="C205.100-K = 3">
            <text:p>C205.100-K = 3</text:p>
          </table:table-cell>
        </table:table-row>
        <table:table-row table:style-name="ro1">
          <table:table-cell table:number-columns-repeated="12"/>
          <table:table-cell table:formula="of:=[.G16]" office:value-type="string" office:string-value="C206.100-K = 3">
            <text:p>C206.100-K = 3</text:p>
          </table:table-cell>
        </table:table-row>
        <table:table-row table:style-name="ro1">
          <table:table-cell table:number-columns-repeated="12"/>
          <table:table-cell table:formula="of:=[.G17]" office:value-type="string" office:string-value="C207.100-K = 3">
            <text:p>C207.100-K = 3</text:p>
          </table:table-cell>
        </table:table-row>
        <table:table-row table:style-name="ro1">
          <table:table-cell table:number-columns-repeated="12"/>
          <table:table-cell table:formula="of:=[.G18]" office:value-type="string" office:string-value="C208.100-K = 3">
            <text:p>C208.100-K = 3</text:p>
          </table:table-cell>
        </table:table-row>
        <table:table-row table:style-name="ro1">
          <table:table-cell table:number-columns-repeated="12"/>
          <table:table-cell table:formula="of:=[.G19]" office:value-type="string" office:string-value="R101.100-K = 20">
            <text:p>R101.100-K = 20</text:p>
          </table:table-cell>
        </table:table-row>
        <table:table-row table:style-name="ro1">
          <table:table-cell table:number-columns-repeated="12"/>
          <table:table-cell table:formula="of:=[.G20]" office:value-type="string" office:string-value="R102.100-K = 18">
            <text:p>R102.100-K = 18</text:p>
          </table:table-cell>
        </table:table-row>
        <table:table-row table:style-name="ro1">
          <table:table-cell table:number-columns-repeated="12"/>
          <table:table-cell table:formula="of:=[.G21]" office:value-type="string" office:string-value="R103.100-K = 14">
            <text:p>R103.100-K = 14</text:p>
          </table:table-cell>
        </table:table-row>
        <table:table-row table:style-name="ro1">
          <table:table-cell table:number-columns-repeated="12"/>
          <table:table-cell table:formula="of:=[.G22]" office:value-type="string" office:string-value="R104.100-K = 11">
            <text:p>R104.100-K = 11</text:p>
          </table:table-cell>
        </table:table-row>
        <table:table-row table:style-name="ro1">
          <table:table-cell table:number-columns-repeated="12"/>
          <table:table-cell table:formula="of:=[.G23]" office:value-type="string" office:string-value="R105.100-K = 15">
            <text:p>R105.100-K = 15</text:p>
          </table:table-cell>
        </table:table-row>
        <table:table-row table:style-name="ro1">
          <table:table-cell table:number-columns-repeated="12"/>
          <table:table-cell table:formula="of:=[.G24]" office:value-type="string" office:string-value="R106.100-K = 13">
            <text:p>R106.100-K = 13</text:p>
          </table:table-cell>
        </table:table-row>
        <table:table-row table:style-name="ro1">
          <table:table-cell table:number-columns-repeated="12"/>
          <table:table-cell table:formula="of:=[.G25]" office:value-type="string" office:string-value="R107.100-K = 11">
            <text:p>R107.100-K = 11</text:p>
          </table:table-cell>
        </table:table-row>
        <table:table-row table:style-name="ro1">
          <table:table-cell table:number-columns-repeated="12"/>
          <table:table-cell table:formula="of:=[.G26]" office:value-type="string" office:string-value="R108.100-K = ?">
            <text:p>R108.100-K = ?</text:p>
          </table:table-cell>
        </table:table-row>
        <table:table-row table:style-name="ro1">
          <table:table-cell table:number-columns-repeated="12"/>
          <table:table-cell table:formula="of:=[.G27]" office:value-type="string" office:string-value="R109.100-K = 13">
            <text:p>R109.100-K = 13</text:p>
          </table:table-cell>
        </table:table-row>
        <table:table-row table:style-name="ro1">
          <table:table-cell table:number-columns-repeated="12"/>
          <table:table-cell table:formula="of:=[.G28]" office:value-type="string" office:string-value="R110.100-K = 12">
            <text:p>R110.100-K = 12</text:p>
          </table:table-cell>
        </table:table-row>
        <table:table-row table:style-name="ro1">
          <table:table-cell table:number-columns-repeated="12"/>
          <table:table-cell table:formula="of:=[.G29]" office:value-type="string" office:string-value="R111.100-K = 12">
            <text:p>R111.100-K = 12</text:p>
          </table:table-cell>
        </table:table-row>
        <table:table-row table:style-name="ro1">
          <table:table-cell table:number-columns-repeated="12"/>
          <table:table-cell table:formula="of:=[.G30]" office:value-type="string" office:string-value="R112.100-K = ?">
            <text:p>R112.100-K = ?</text:p>
          </table:table-cell>
        </table:table-row>
        <table:table-row table:style-name="ro1">
          <table:table-cell table:number-columns-repeated="12"/>
          <table:table-cell table:formula="of:=[.G31]" office:value-type="string" office:string-value="R201.100-K = 8">
            <text:p>R201.100-K = 8</text:p>
          </table:table-cell>
        </table:table-row>
        <table:table-row table:style-name="ro1">
          <table:table-cell table:number-columns-repeated="12"/>
          <table:table-cell table:formula="of:=[.G32]" office:value-type="string" office:string-value="R202.100-K = 8">
            <text:p>R202.100-K = 8</text:p>
          </table:table-cell>
        </table:table-row>
        <table:table-row table:style-name="ro1">
          <table:table-cell table:number-columns-repeated="12"/>
          <table:table-cell table:formula="of:=[.G33]" office:value-type="string" office:string-value="R203.100-K = 6">
            <text:p>R203.100-K = 6</text:p>
          </table:table-cell>
        </table:table-row>
        <table:table-row table:style-name="ro1">
          <table:table-cell table:number-columns-repeated="12"/>
          <table:table-cell table:formula="of:=[.G34]" office:value-type="string" office:string-value="R204.100-K = ?">
            <text:p>R204.100-K = ?</text:p>
          </table:table-cell>
        </table:table-row>
        <table:table-row table:style-name="ro1">
          <table:table-cell table:number-columns-repeated="12"/>
          <table:table-cell table:formula="of:=[.G35]" office:value-type="string" office:string-value="R205.100-K = ?">
            <text:p>R205.100-K = ?</text:p>
          </table:table-cell>
        </table:table-row>
        <table:table-row table:style-name="ro1">
          <table:table-cell table:number-columns-repeated="12"/>
          <table:table-cell table:formula="of:=[.G36]" office:value-type="string" office:string-value="R206.100-K = ?">
            <text:p>R206.100-K = ?</text:p>
          </table:table-cell>
        </table:table-row>
        <table:table-row table:style-name="ro1">
          <table:table-cell table:number-columns-repeated="12"/>
          <table:table-cell table:formula="of:=[.G37]" office:value-type="string" office:string-value="R207.100-K = ?">
            <text:p>R207.100-K = ?</text:p>
          </table:table-cell>
        </table:table-row>
        <table:table-row table:style-name="ro1">
          <table:table-cell table:number-columns-repeated="12"/>
          <table:table-cell table:formula="of:=[.G38]" office:value-type="string" office:string-value="R208.100-K = ?">
            <text:p>R208.100-K = ?</text:p>
          </table:table-cell>
        </table:table-row>
        <table:table-row table:style-name="ro1">
          <table:table-cell table:number-columns-repeated="12"/>
          <table:table-cell table:formula="of:=[.G39]" office:value-type="string" office:string-value="R209.100-K = ?">
            <text:p>R209.100-K = ?</text:p>
          </table:table-cell>
        </table:table-row>
        <table:table-row table:style-name="ro1">
          <table:table-cell table:number-columns-repeated="12"/>
          <table:table-cell table:formula="of:=[.G40]" office:value-type="string" office:string-value="R210.100-K = ?">
            <text:p>R210.100-K = ?</text:p>
          </table:table-cell>
        </table:table-row>
        <table:table-row table:style-name="ro1">
          <table:table-cell table:number-columns-repeated="12"/>
          <table:table-cell table:formula="of:=[.G41]" office:value-type="string" office:string-value="R211.100-K = ?">
            <text:p>R211.100-K = ?</text:p>
          </table:table-cell>
        </table:table-row>
        <table:table-row table:style-name="ro1">
          <table:table-cell table:number-columns-repeated="12"/>
          <table:table-cell table:formula="of:=[.G42]" office:value-type="string" office:string-value="RC101.100-K = 15">
            <text:p>RC101.100-K = 15</text:p>
          </table:table-cell>
        </table:table-row>
        <table:table-row table:style-name="ro1">
          <table:table-cell table:number-columns-repeated="12"/>
          <table:table-cell table:formula="of:=[.G43]" office:value-type="string" office:string-value="RC102.100-K = 14">
            <text:p>RC102.100-K = 14</text:p>
          </table:table-cell>
        </table:table-row>
        <table:table-row table:style-name="ro1">
          <table:table-cell table:number-columns-repeated="12"/>
          <table:table-cell table:formula="of:=[.G44]" office:value-type="string" office:string-value="RC103.100-K = 11">
            <text:p>RC103.100-K = 11</text:p>
          </table:table-cell>
        </table:table-row>
        <table:table-row table:style-name="ro1">
          <table:table-cell table:number-columns-repeated="12"/>
          <table:table-cell table:formula="of:=[.G45]" office:value-type="string" office:string-value="RC104.100-K = 10">
            <text:p>RC104.100-K = 10</text:p>
          </table:table-cell>
        </table:table-row>
        <table:table-row table:style-name="ro1">
          <table:table-cell table:number-columns-repeated="12"/>
          <table:table-cell table:formula="of:=[.G46]" office:value-type="string" office:string-value="RC105.100-K = 15">
            <text:p>RC105.100-K = 15</text:p>
          </table:table-cell>
        </table:table-row>
        <table:table-row table:style-name="ro1">
          <table:table-cell table:number-columns-repeated="12"/>
          <table:table-cell table:formula="of:=[.G47]" office:value-type="string" office:string-value="RC106.100-K = ?">
            <text:p>RC106.100-K = ?</text:p>
          </table:table-cell>
        </table:table-row>
        <table:table-row table:style-name="ro1">
          <table:table-cell table:number-columns-repeated="12"/>
          <table:table-cell table:formula="of:=[.G48]" office:value-type="string" office:string-value="RC107.100-K = 12">
            <text:p>RC107.100-K = 12</text:p>
          </table:table-cell>
        </table:table-row>
        <table:table-row table:style-name="ro1">
          <table:table-cell table:number-columns-repeated="12"/>
          <table:table-cell table:formula="of:=[.G49]" office:value-type="string" office:string-value="RC108.100-K = 11">
            <text:p>RC108.100-K = 11</text:p>
          </table:table-cell>
        </table:table-row>
        <table:table-row table:style-name="ro1">
          <table:table-cell table:number-columns-repeated="12"/>
          <table:table-cell table:formula="of:=[.G50]" office:value-type="string" office:string-value="RC201.100-K = 9">
            <text:p>RC201.100-K = 9</text:p>
          </table:table-cell>
        </table:table-row>
        <table:table-row table:style-name="ro1">
          <table:table-cell table:number-columns-repeated="12"/>
          <table:table-cell table:formula="of:=[.G51]" office:value-type="string" office:string-value="RC202.100-K = 8">
            <text:p>RC202.100-K = 8</text:p>
          </table:table-cell>
        </table:table-row>
        <table:table-row table:style-name="ro1">
          <table:table-cell table:number-columns-repeated="12"/>
          <table:table-cell table:formula="of:=[.G52]" office:value-type="string" office:string-value="RC203.100-K = ?">
            <text:p>RC203.100-K = ?</text:p>
          </table:table-cell>
        </table:table-row>
        <table:table-row table:style-name="ro1">
          <table:table-cell table:number-columns-repeated="12"/>
          <table:table-cell table:formula="of:=[.G53]" office:value-type="string" office:string-value="RC204.100-K = ?">
            <text:p>RC204.100-K = ?</text:p>
          </table:table-cell>
        </table:table-row>
        <table:table-row table:style-name="ro1">
          <table:table-cell table:number-columns-repeated="12"/>
          <table:table-cell table:formula="of:=[.G54]" office:value-type="string" office:string-value="RC205.100-K = 7">
            <text:p>RC205.100-K = 7</text:p>
          </table:table-cell>
        </table:table-row>
        <table:table-row table:style-name="ro1">
          <table:table-cell table:number-columns-repeated="12"/>
          <table:table-cell table:formula="of:=[.G55]" office:value-type="string" office:string-value="RC206.100-K = ?">
            <text:p>RC206.100-K = ?</text:p>
          </table:table-cell>
        </table:table-row>
        <table:table-row table:style-name="ro1">
          <table:table-cell table:number-columns-repeated="12"/>
          <table:table-cell table:formula="of:=[.G56]" office:value-type="string" office:string-value="RC207.100-K = ?">
            <text:p>RC207.100-K = ?</text:p>
          </table:table-cell>
        </table:table-row>
        <table:table-row table:style-name="ro1">
          <table:table-cell table:number-columns-repeated="12"/>
          <table:table-cell table:formula="of:=[.G57]" office:value-type="string" office:string-value="RC208.100-K = ?">
            <text:p>RC208.100-K = ?</text:p>
          </table:table-cell>
        </table:table-row>
        <table:table-row table:style-name="ro1">
          <table:table-cell table:number-columns-repeated="12"/>
          <table:table-cell table:formula="of:=[.I2]" office:value-type="string" office:string-value="C101.100-A = Kohl99">
            <text:p>C101.100-A = Kohl99</text:p>
          </table:table-cell>
        </table:table-row>
        <table:table-row table:style-name="ro1">
          <table:table-cell table:number-columns-repeated="12"/>
          <table:table-cell table:formula="of:=[.I3]" office:value-type="string" office:string-value="C102.100-A = Kohl99">
            <text:p>C102.100-A = Kohl99</text:p>
          </table:table-cell>
        </table:table-row>
        <table:table-row table:style-name="ro1">
          <table:table-cell table:number-columns-repeated="12"/>
          <table:table-cell table:formula="of:=[.I4]" office:value-type="string" office:string-value="C103.100-A = Kohl99">
            <text:p>C103.100-A = Kohl99</text:p>
          </table:table-cell>
        </table:table-row>
        <table:table-row table:style-name="ro1">
          <table:table-cell table:number-columns-repeated="12"/>
          <table:table-cell table:formula="of:=[.I5]" office:value-type="string" office:string-value="C104.100-A = Kohl99">
            <text:p>C104.100-A = Kohl99</text:p>
          </table:table-cell>
        </table:table-row>
        <table:table-row table:style-name="ro1">
          <table:table-cell table:number-columns-repeated="12"/>
          <table:table-cell table:formula="of:=[.I6]" office:value-type="string" office:string-value="C105.100-A = Kohl99">
            <text:p>C105.100-A = Kohl99</text:p>
          </table:table-cell>
        </table:table-row>
        <table:table-row table:style-name="ro1">
          <table:table-cell table:number-columns-repeated="12"/>
          <table:table-cell table:formula="of:=[.I7]" office:value-type="string" office:string-value="C106.100-A = Kohl99">
            <text:p>C106.100-A = Kohl99</text:p>
          </table:table-cell>
        </table:table-row>
        <table:table-row table:style-name="ro1">
          <table:table-cell table:number-columns-repeated="12"/>
          <table:table-cell table:formula="of:=[.I8]" office:value-type="string" office:string-value="C107.100-A = Kohl99">
            <text:p>C107.100-A = Kohl99</text:p>
          </table:table-cell>
        </table:table-row>
        <table:table-row table:style-name="ro1">
          <table:table-cell table:number-columns-repeated="12"/>
          <table:table-cell table:formula="of:=[.I9]" office:value-type="string" office:string-value="C108.100-A = Kohl99">
            <text:p>C108.100-A = Kohl99</text:p>
          </table:table-cell>
        </table:table-row>
        <table:table-row table:style-name="ro1">
          <table:table-cell table:number-columns-repeated="12"/>
          <table:table-cell table:formula="of:=[.I10]" office:value-type="string" office:string-value="C109.100-A = Kohl99">
            <text:p>C109.100-A = Kohl99</text:p>
          </table:table-cell>
        </table:table-row>
        <table:table-row table:style-name="ro1">
          <table:table-cell table:number-columns-repeated="12"/>
          <table:table-cell table:formula="of:=[.I11]" office:value-type="string" office:string-value="C201.100-A = Cook99,Kallehauge01">
            <text:p>C201.100-A = Cook99,Kallehauge01</text:p>
          </table:table-cell>
        </table:table-row>
        <table:table-row table:style-name="ro1">
          <table:table-cell table:number-columns-repeated="12"/>
          <table:table-cell table:formula="of:=[.I12]" office:value-type="string" office:string-value="C202.100-A = Cook99,Kallehauge01">
            <text:p>C202.100-A = Cook99,Kallehauge01</text:p>
          </table:table-cell>
        </table:table-row>
        <table:table-row table:style-name="ro1">
          <table:table-cell table:number-columns-repeated="12"/>
          <table:table-cell table:formula="of:=[.I13]" office:value-type="string" office:string-value="C203.100-A = Kallehauge01">
            <text:p>C203.100-A = Kallehauge01</text:p>
          </table:table-cell>
        </table:table-row>
        <table:table-row table:style-name="ro1">
          <table:table-cell table:number-columns-repeated="12"/>
          <table:table-cell table:formula="of:=[.I14]" office:value-type="string" office:string-value="C204.100-A = Irnich06">
            <text:p>C204.100-A = Irnich06</text:p>
          </table:table-cell>
        </table:table-row>
        <table:table-row table:style-name="ro1">
          <table:table-cell table:number-columns-repeated="12"/>
          <table:table-cell table:formula="of:=[.I15]" office:value-type="string" office:string-value="C205.100-A = Cook99,Kallehauge01">
            <text:p>C205.100-A = Cook99,Kallehauge01</text:p>
          </table:table-cell>
        </table:table-row>
        <table:table-row table:style-name="ro1">
          <table:table-cell table:number-columns-repeated="12"/>
          <table:table-cell table:formula="of:=[.I16]" office:value-type="string" office:string-value="C206.100-A = Cook99,Kallehauge01">
            <text:p>C206.100-A = Cook99,Kallehauge01</text:p>
          </table:table-cell>
        </table:table-row>
        <table:table-row table:style-name="ro1">
          <table:table-cell table:number-columns-repeated="12"/>
          <table:table-cell table:formula="of:=[.I17]" office:value-type="string" office:string-value="C207.100-A = Cook99,Kallehauge01">
            <text:p>C207.100-A = Cook99,Kallehauge01</text:p>
          </table:table-cell>
        </table:table-row>
        <table:table-row table:style-name="ro1">
          <table:table-cell table:number-columns-repeated="12"/>
          <table:table-cell table:formula="of:=[.I18]" office:value-type="string" office:string-value="C208.100-A = Kallehauge01">
            <text:p>C208.100-A = Kallehauge01</text:p>
          </table:table-cell>
        </table:table-row>
        <table:table-row table:style-name="ro1">
          <table:table-cell table:number-columns-repeated="12"/>
          <table:table-cell table:formula="of:=[.I19]" office:value-type="string" office:string-value="R101.100-A = Kohl99">
            <text:p>R101.100-A = Kohl99</text:p>
          </table:table-cell>
        </table:table-row>
        <table:table-row table:style-name="ro1">
          <table:table-cell table:number-columns-repeated="12"/>
          <table:table-cell table:formula="of:=[.I20]" office:value-type="string" office:string-value="R102.100-A = Kohl99">
            <text:p>R102.100-A = Kohl99</text:p>
          </table:table-cell>
        </table:table-row>
        <table:table-row table:style-name="ro1">
          <table:table-cell table:number-columns-repeated="12"/>
          <table:table-cell table:formula="of:=[.I21]" office:value-type="string" office:string-value="R103.100-A = Kohl99">
            <text:p>R103.100-A = Kohl99</text:p>
          </table:table-cell>
        </table:table-row>
        <table:table-row table:style-name="ro1">
          <table:table-cell table:number-columns-repeated="12"/>
          <table:table-cell table:formula="of:=[.I22]" office:value-type="string" office:string-value="R104.100-A = Irnich06">
            <text:p>R104.100-A = Irnich06</text:p>
          </table:table-cell>
        </table:table-row>
        <table:table-row table:style-name="ro1">
          <table:table-cell table:number-columns-repeated="12"/>
          <table:table-cell table:formula="of:=[.I23]" office:value-type="string" office:string-value="R105.100-A = Kohl99">
            <text:p>R105.100-A = Kohl99</text:p>
          </table:table-cell>
        </table:table-row>
        <table:table-row table:style-name="ro1">
          <table:table-cell table:number-columns-repeated="12"/>
          <table:table-cell table:formula="of:=[.I24]" office:value-type="string" office:string-value="R106.100-A = Cook99,Kallehauge01">
            <text:p>R106.100-A = Cook99,Kallehauge01</text:p>
          </table:table-cell>
        </table:table-row>
        <table:table-row table:style-name="ro1">
          <table:table-cell table:number-columns-repeated="12"/>
          <table:table-cell table:formula="of:=[.I25]" office:value-type="string" office:string-value="R107.100-A = Cook99,Kallehauge01">
            <text:p>R107.100-A = Cook99,Kallehauge01</text:p>
          </table:table-cell>
        </table:table-row>
        <table:table-row table:style-name="ro1">
          <table:table-cell table:number-columns-repeated="12"/>
          <table:table-cell table:formula="of:=[.I26]" office:value-type="string" office:string-value="R108.100-A = Ropke05">
            <text:p>R108.100-A = Ropke05</text:p>
          </table:table-cell>
        </table:table-row>
        <table:table-row table:style-name="ro1">
          <table:table-cell table:number-columns-repeated="12"/>
          <table:table-cell table:formula="of:=[.I27]" office:value-type="string" office:string-value="R109.100-A = Cook99,Kallehauge01">
            <text:p>R109.100-A = Cook99,Kallehauge01</text:p>
          </table:table-cell>
        </table:table-row>
        <table:table-row table:style-name="ro1">
          <table:table-cell table:number-columns-repeated="12"/>
          <table:table-cell table:formula="of:=[.I28]" office:value-type="string" office:string-value="R110.100-A = Cook99,Kallehauge01">
            <text:p>R110.100-A = Cook99,Kallehauge01</text:p>
          </table:table-cell>
        </table:table-row>
        <table:table-row table:style-name="ro1">
          <table:table-cell table:number-columns-repeated="12"/>
          <table:table-cell table:formula="of:=[.I29]" office:value-type="string" office:string-value="R111.100-A = Cook99,Kallehauge01">
            <text:p>R111.100-A = Cook99,Kallehauge01</text:p>
          </table:table-cell>
        </table:table-row>
        <table:table-row table:style-name="ro1">
          <table:table-cell table:number-columns-repeated="12"/>
          <table:table-cell table:formula="of:=[.I30]" office:value-type="string" office:string-value="R112.100-A = Ropke05">
            <text:p>R112.100-A = Ropke05</text:p>
          </table:table-cell>
        </table:table-row>
        <table:table-row table:style-name="ro1">
          <table:table-cell table:number-columns-repeated="12"/>
          <table:table-cell table:formula="of:=[.I31]" office:value-type="string" office:string-value="R201.100-A = Kallehauge01">
            <text:p>R201.100-A = Kallehauge01</text:p>
          </table:table-cell>
        </table:table-row>
        <table:table-row table:style-name="ro1">
          <table:table-cell table:number-columns-repeated="12"/>
          <table:table-cell table:formula="of:=[.I32]" office:value-type="string" office:string-value="R202.100-A = Danna05">
            <text:p>R202.100-A = Danna05</text:p>
          </table:table-cell>
        </table:table-row>
        <table:table-row table:style-name="ro1">
          <table:table-cell table:number-columns-repeated="12"/>
          <table:table-cell table:formula="of:=[.I33]" office:value-type="string" office:string-value="R203.100-A = Danna05">
            <text:p>R203.100-A = Danna05</text:p>
          </table:table-cell>
        </table:table-row>
        <table:table-row table:style-name="ro1">
          <table:table-cell table:number-columns-repeated="12"/>
          <table:table-cell table:formula="of:=[.I34]" office:value-type="string" office:string-value="R204.100-A = Ropke05">
            <text:p>R204.100-A = Ropke05</text:p>
          </table:table-cell>
        </table:table-row>
        <table:table-row table:style-name="ro1">
          <table:table-cell table:number-columns-repeated="12"/>
          <table:table-cell table:formula="of:=[.I35]" office:value-type="string" office:string-value="R205.100-A = Ropke05">
            <text:p>R205.100-A = Ropke05</text:p>
          </table:table-cell>
        </table:table-row>
        <table:table-row table:style-name="ro1">
          <table:table-cell table:number-columns-repeated="12"/>
          <table:table-cell table:formula="of:=[.I36]" office:value-type="string" office:string-value="R206.100-A = Ropke05">
            <text:p>R206.100-A = Ropke05</text:p>
          </table:table-cell>
        </table:table-row>
        <table:table-row table:style-name="ro1">
          <table:table-cell table:number-columns-repeated="12"/>
          <table:table-cell table:formula="of:=[.I37]" office:value-type="string" office:string-value="R207.100-A = Ropke05">
            <text:p>R207.100-A = Ropke05</text:p>
          </table:table-cell>
        </table:table-row>
        <table:table-row table:style-name="ro1">
          <table:table-cell table:number-columns-repeated="12"/>
          <table:table-cell table:formula="of:=[.I38]" office:value-type="string" office:string-value="R208.100-A = Ropke05">
            <text:p>R208.100-A = Ropke05</text:p>
          </table:table-cell>
        </table:table-row>
        <table:table-row table:style-name="ro1">
          <table:table-cell table:number-columns-repeated="12"/>
          <table:table-cell table:formula="of:=[.I39]" office:value-type="string" office:string-value="R209.100-A = Ropke05">
            <text:p>R209.100-A = Ropke05</text:p>
          </table:table-cell>
        </table:table-row>
        <table:table-row table:style-name="ro1">
          <table:table-cell table:number-columns-repeated="12"/>
          <table:table-cell table:formula="of:=[.I40]" office:value-type="string" office:string-value="R210.100-A = Ropke05">
            <text:p>R210.100-A = Ropke05</text:p>
          </table:table-cell>
        </table:table-row>
        <table:table-row table:style-name="ro1">
          <table:table-cell table:number-columns-repeated="12"/>
          <table:table-cell table:formula="of:=[.I41]" office:value-type="string" office:string-value="R211.100-A = Ropke05">
            <text:p>R211.100-A = Ropke05</text:p>
          </table:table-cell>
        </table:table-row>
        <table:table-row table:style-name="ro1">
          <table:table-cell table:number-columns-repeated="12"/>
          <table:table-cell table:formula="of:=[.I42]" office:value-type="string" office:string-value="RC101.100-A = Kohl99">
            <text:p>RC101.100-A = Kohl99</text:p>
          </table:table-cell>
        </table:table-row>
        <table:table-row table:style-name="ro1">
          <table:table-cell table:number-columns-repeated="12"/>
          <table:table-cell table:formula="of:=[.I43]" office:value-type="string" office:string-value="RC102.100-A = Cook99,Kallehauge01">
            <text:p>RC102.100-A = Cook99,Kallehauge01</text:p>
          </table:table-cell>
        </table:table-row>
        <table:table-row table:style-name="ro1">
          <table:table-cell table:number-columns-repeated="12"/>
          <table:table-cell table:formula="of:=[.I44]" office:value-type="string" office:string-value="RC103.100-A = Cook99,Kallehauge01">
            <text:p>RC103.100-A = Cook99,Kallehauge01</text:p>
          </table:table-cell>
        </table:table-row>
        <table:table-row table:style-name="ro1">
          <table:table-cell table:number-columns-repeated="12"/>
          <table:table-cell table:formula="of:=[.I45]" office:value-type="string" office:string-value="RC104.100-A = Irnich06">
            <text:p>RC104.100-A = Irnich06</text:p>
          </table:table-cell>
        </table:table-row>
        <table:table-row table:style-name="ro1">
          <table:table-cell table:number-columns-repeated="12"/>
          <table:table-cell table:formula="of:=[.I46]" office:value-type="string" office:string-value="RC105.100-A = Kohl99">
            <text:p>RC105.100-A = Kohl99</text:p>
          </table:table-cell>
        </table:table-row>
        <table:table-row table:style-name="ro1">
          <table:table-cell table:number-columns-repeated="12"/>
          <table:table-cell table:formula="of:=[.I47]" office:value-type="string" office:string-value="RC106.100-A = Ropke05">
            <text:p>RC106.100-A = Ropke05</text:p>
          </table:table-cell>
        </table:table-row>
        <table:table-row table:style-name="ro1">
          <table:table-cell table:number-columns-repeated="12"/>
          <table:table-cell table:formula="of:=[.I48]" office:value-type="string" office:string-value="RC107.100-A = Irnich06">
            <text:p>RC107.100-A = Irnich06</text:p>
          </table:table-cell>
        </table:table-row>
        <table:table-row table:style-name="ro1">
          <table:table-cell table:number-columns-repeated="12"/>
          <table:table-cell table:formula="of:=[.I49]" office:value-type="string" office:string-value="RC108.100-A = Irnich06">
            <text:p>RC108.100-A = Irnich06</text:p>
          </table:table-cell>
        </table:table-row>
        <table:table-row table:style-name="ro1">
          <table:table-cell table:number-columns-repeated="12"/>
          <table:table-cell table:formula="of:=[.I50]" office:value-type="string" office:string-value="RC201.100-A = Kallehauge01">
            <text:p>RC201.100-A = Kallehauge01</text:p>
          </table:table-cell>
        </table:table-row>
        <table:table-row table:style-name="ro1">
          <table:table-cell table:number-columns-repeated="12"/>
          <table:table-cell table:formula="of:=[.I51]" office:value-type="string" office:string-value="RC202.100-A = Irnich06,Chabrier06">
            <text:p>RC202.100-A = Irnich06,Chabrier06</text:p>
          </table:table-cell>
        </table:table-row>
        <table:table-row table:style-name="ro1">
          <table:table-cell table:number-columns-repeated="12"/>
          <table:table-cell table:formula="of:=[.I52]" office:value-type="string" office:string-value="RC203.100-A = Ropke05">
            <text:p>RC203.100-A = Ropke05</text:p>
          </table:table-cell>
        </table:table-row>
        <table:table-row table:style-name="ro1">
          <table:table-cell table:number-columns-repeated="12"/>
          <table:table-cell table:formula="of:=[.I53]" office:value-type="string" office:string-value="RC204.100-A = Ropke05">
            <text:p>RC204.100-A = Ropke05</text:p>
          </table:table-cell>
        </table:table-row>
        <table:table-row table:style-name="ro1">
          <table:table-cell table:number-columns-repeated="12"/>
          <table:table-cell table:formula="of:=[.I54]" office:value-type="string" office:string-value="RC205.100-A = Irnich06,Chabrier06">
            <text:p>RC205.100-A = Irnich06,Chabrier06</text:p>
          </table:table-cell>
        </table:table-row>
        <table:table-row table:style-name="ro1">
          <table:table-cell table:number-columns-repeated="12"/>
          <table:table-cell table:formula="of:=[.I55]" office:value-type="string" office:string-value="RC206.100-A = Ropke05">
            <text:p>RC206.100-A = Ropke05</text:p>
          </table:table-cell>
        </table:table-row>
        <table:table-row table:style-name="ro1">
          <table:table-cell table:number-columns-repeated="12"/>
          <table:table-cell table:formula="of:=[.I56]" office:value-type="string" office:string-value="RC207.100-A = Ropke05">
            <text:p>RC207.100-A = Ropke05</text:p>
          </table:table-cell>
        </table:table-row>
        <table:table-row table:style-name="ro1">
          <table:table-cell table:number-columns-repeated="12"/>
          <table:table-cell table:formula="of:=[.I57]" office:value-type="string" office:string-value="RC208.100-A = Ropke05">
            <text:p>RC208.100-A = Ropke05</text:p>
          </table:table-cell>
        </table:table-row>
        <table:table-row table:style-name="ro1">
          <table:table-cell table:number-columns-repeated="12"/>
          <table:table-cell table:formula="of:=[.J3]" office:value-type="string" office:string-value="C102.100-Opt = True">
            <text:p>C102.100-Opt = True</text:p>
          </table:table-cell>
        </table:table-row>
        <table:table-row table:style-name="ro1">
          <table:table-cell table:number-columns-repeated="12"/>
          <table:table-cell table:formula="of:=[.J4]" office:value-type="string" office:string-value="C103.100-Opt = True">
            <text:p>C103.100-Opt = True</text:p>
          </table:table-cell>
        </table:table-row>
        <table:table-row table:style-name="ro1">
          <table:table-cell table:number-columns-repeated="12"/>
          <table:table-cell table:formula="of:=[.J5]" office:value-type="string" office:string-value="C104.100-Opt = True">
            <text:p>C104.100-Opt = True</text:p>
          </table:table-cell>
        </table:table-row>
        <table:table-row table:style-name="ro1">
          <table:table-cell table:number-columns-repeated="12"/>
          <table:table-cell table:formula="of:=[.J6]" office:value-type="string" office:string-value="C105.100-Opt = True">
            <text:p>C105.100-Opt = True</text:p>
          </table:table-cell>
        </table:table-row>
        <table:table-row table:style-name="ro1">
          <table:table-cell table:number-columns-repeated="12"/>
          <table:table-cell table:formula="of:=[.J7]" office:value-type="string" office:string-value="C106.100-Opt = True">
            <text:p>C106.100-Opt = True</text:p>
          </table:table-cell>
        </table:table-row>
        <table:table-row table:style-name="ro1">
          <table:table-cell table:number-columns-repeated="12"/>
          <table:table-cell table:formula="of:=[.J8]" office:value-type="string" office:string-value="C107.100-Opt = True">
            <text:p>C107.100-Opt = True</text:p>
          </table:table-cell>
        </table:table-row>
        <table:table-row table:style-name="ro1">
          <table:table-cell table:number-columns-repeated="12"/>
          <table:table-cell table:formula="of:=[.J9]" office:value-type="string" office:string-value="C108.100-Opt = True">
            <text:p>C108.100-Opt = True</text:p>
          </table:table-cell>
        </table:table-row>
        <table:table-row table:style-name="ro1">
          <table:table-cell table:number-columns-repeated="12"/>
          <table:table-cell table:formula="of:=[.J10]" office:value-type="string" office:string-value="C109.100-Opt = True">
            <text:p>C109.100-Opt = True</text:p>
          </table:table-cell>
        </table:table-row>
        <table:table-row table:style-name="ro1">
          <table:table-cell table:number-columns-repeated="12"/>
          <table:table-cell table:formula="of:=[.J11]" office:value-type="string" office:string-value="C201.100-Opt = True">
            <text:p>C201.100-Opt = True</text:p>
          </table:table-cell>
        </table:table-row>
        <table:table-row table:style-name="ro1">
          <table:table-cell table:number-columns-repeated="12"/>
          <table:table-cell table:formula="of:=[.J12]" office:value-type="string" office:string-value="C202.100-Opt = True">
            <text:p>C202.100-Opt = True</text:p>
          </table:table-cell>
        </table:table-row>
        <table:table-row table:style-name="ro1">
          <table:table-cell table:number-columns-repeated="12"/>
          <table:table-cell table:formula="of:=[.J13]" office:value-type="string" office:string-value="C203.100-Opt = True">
            <text:p>C203.100-Opt = True</text:p>
          </table:table-cell>
        </table:table-row>
        <table:table-row table:style-name="ro1">
          <table:table-cell table:number-columns-repeated="12"/>
          <table:table-cell table:formula="of:=[.J14]" office:value-type="string" office:string-value="C204.100-Opt = True">
            <text:p>C204.100-Opt = True</text:p>
          </table:table-cell>
        </table:table-row>
        <table:table-row table:style-name="ro1">
          <table:table-cell table:number-columns-repeated="12"/>
          <table:table-cell table:formula="of:=[.J15]" office:value-type="string" office:string-value="C205.100-Opt = True">
            <text:p>C205.100-Opt = True</text:p>
          </table:table-cell>
        </table:table-row>
        <table:table-row table:style-name="ro1">
          <table:table-cell table:number-columns-repeated="12"/>
          <table:table-cell table:formula="of:=[.J16]" office:value-type="string" office:string-value="C206.100-Opt = True">
            <text:p>C206.100-Opt = True</text:p>
          </table:table-cell>
        </table:table-row>
        <table:table-row table:style-name="ro1">
          <table:table-cell table:number-columns-repeated="12"/>
          <table:table-cell table:formula="of:=[.J17]" office:value-type="string" office:string-value="C207.100-Opt = True">
            <text:p>C207.100-Opt = True</text:p>
          </table:table-cell>
        </table:table-row>
        <table:table-row table:style-name="ro1">
          <table:table-cell table:number-columns-repeated="12"/>
          <table:table-cell table:formula="of:=[.J18]" office:value-type="string" office:string-value="C208.100-Opt = True">
            <text:p>C208.100-Opt = True</text:p>
          </table:table-cell>
        </table:table-row>
        <table:table-row table:style-name="ro1">
          <table:table-cell table:number-columns-repeated="12"/>
          <table:table-cell table:formula="of:=[.J19]" office:value-type="string" office:string-value="R101.100-Opt = True">
            <text:p>R101.100-Opt = True</text:p>
          </table:table-cell>
        </table:table-row>
        <table:table-row table:style-name="ro1">
          <table:table-cell table:number-columns-repeated="12"/>
          <table:table-cell table:formula="of:=[.J20]" office:value-type="string" office:string-value="R102.100-Opt = True">
            <text:p>R102.100-Opt = True</text:p>
          </table:table-cell>
        </table:table-row>
        <table:table-row table:style-name="ro1">
          <table:table-cell table:number-columns-repeated="12"/>
          <table:table-cell table:formula="of:=[.J21]" office:value-type="string" office:string-value="R103.100-Opt = True">
            <text:p>R103.100-Opt = True</text:p>
          </table:table-cell>
        </table:table-row>
        <table:table-row table:style-name="ro1">
          <table:table-cell table:number-columns-repeated="12"/>
          <table:table-cell table:formula="of:=[.J22]" office:value-type="string" office:string-value="R104.100-Opt = True">
            <text:p>R104.100-Opt = True</text:p>
          </table:table-cell>
        </table:table-row>
        <table:table-row table:style-name="ro1">
          <table:table-cell table:number-columns-repeated="12"/>
          <table:table-cell table:formula="of:=[.J23]" office:value-type="string" office:string-value="R105.100-Opt = True">
            <text:p>R105.100-Opt = True</text:p>
          </table:table-cell>
        </table:table-row>
        <table:table-row table:style-name="ro1">
          <table:table-cell table:number-columns-repeated="12"/>
          <table:table-cell table:formula="of:=[.J24]" office:value-type="string" office:string-value="R106.100-Opt = True">
            <text:p>R106.100-Opt = True</text:p>
          </table:table-cell>
        </table:table-row>
        <table:table-row table:style-name="ro1">
          <table:table-cell table:number-columns-repeated="12"/>
          <table:table-cell table:formula="of:=[.J25]" office:value-type="string" office:string-value="R107.100-Opt = True">
            <text:p>R107.100-Opt = True</text:p>
          </table:table-cell>
        </table:table-row>
        <table:table-row table:style-name="ro1">
          <table:table-cell table:number-columns-repeated="12"/>
          <table:table-cell table:formula="of:=[.J26]" office:value-type="string" office:string-value="R108.100-Opt = False">
            <text:p>R108.100-Opt = False</text:p>
          </table:table-cell>
        </table:table-row>
        <table:table-row table:style-name="ro1">
          <table:table-cell table:number-columns-repeated="12"/>
          <table:table-cell table:formula="of:=[.J27]" office:value-type="string" office:string-value="R109.100-Opt = True">
            <text:p>R109.100-Opt = True</text:p>
          </table:table-cell>
        </table:table-row>
        <table:table-row table:style-name="ro1">
          <table:table-cell table:number-columns-repeated="12"/>
          <table:table-cell table:formula="of:=[.J28]" office:value-type="string" office:string-value="R110.100-Opt = True">
            <text:p>R110.100-Opt = True</text:p>
          </table:table-cell>
        </table:table-row>
        <table:table-row table:style-name="ro1">
          <table:table-cell table:number-columns-repeated="12"/>
          <table:table-cell table:formula="of:=[.J29]" office:value-type="string" office:string-value="R111.100-Opt = True">
            <text:p>R111.100-Opt = True</text:p>
          </table:table-cell>
        </table:table-row>
        <table:table-row table:style-name="ro1">
          <table:table-cell table:number-columns-repeated="12"/>
          <table:table-cell table:formula="of:=[.J30]" office:value-type="string" office:string-value="R112.100-Opt = False">
            <text:p>R112.100-Opt = False</text:p>
          </table:table-cell>
        </table:table-row>
        <table:table-row table:style-name="ro1">
          <table:table-cell table:number-columns-repeated="12"/>
          <table:table-cell table:formula="of:=[.J31]" office:value-type="string" office:string-value="R201.100-Opt = True">
            <text:p>R201.100-Opt = True</text:p>
          </table:table-cell>
        </table:table-row>
        <table:table-row table:style-name="ro1">
          <table:table-cell table:number-columns-repeated="12"/>
          <table:table-cell table:formula="of:=[.J32]" office:value-type="string" office:string-value="R202.100-Opt = False">
            <text:p>R202.100-Opt = False</text:p>
          </table:table-cell>
        </table:table-row>
        <table:table-row table:style-name="ro1">
          <table:table-cell table:number-columns-repeated="12"/>
          <table:table-cell table:formula="of:=[.J33]" office:value-type="string" office:string-value="R203.100-Opt = False">
            <text:p>R203.100-Opt = False</text:p>
          </table:table-cell>
        </table:table-row>
        <table:table-row table:style-name="ro1">
          <table:table-cell table:number-columns-repeated="12"/>
          <table:table-cell table:formula="of:=[.J34]" office:value-type="string" office:string-value="R204.100-Opt = False">
            <text:p>R204.100-Opt = False</text:p>
          </table:table-cell>
        </table:table-row>
        <table:table-row table:style-name="ro1">
          <table:table-cell table:number-columns-repeated="12"/>
          <table:table-cell table:formula="of:=[.J35]" office:value-type="string" office:string-value="R205.100-Opt = False">
            <text:p>R205.100-Opt = False</text:p>
          </table:table-cell>
        </table:table-row>
        <table:table-row table:style-name="ro1">
          <table:table-cell table:number-columns-repeated="12"/>
          <table:table-cell table:formula="of:=[.J36]" office:value-type="string" office:string-value="R206.100-Opt = False">
            <text:p>R206.100-Opt = False</text:p>
          </table:table-cell>
        </table:table-row>
        <table:table-row table:style-name="ro1">
          <table:table-cell table:number-columns-repeated="12"/>
          <table:table-cell table:formula="of:=[.J37]" office:value-type="string" office:string-value="R207.100-Opt = False">
            <text:p>R207.100-Opt = False</text:p>
          </table:table-cell>
        </table:table-row>
        <table:table-row table:style-name="ro1">
          <table:table-cell table:number-columns-repeated="12"/>
          <table:table-cell table:formula="of:=[.J38]" office:value-type="string" office:string-value="R208.100-Opt = False">
            <text:p>R208.100-Opt = False</text:p>
          </table:table-cell>
        </table:table-row>
        <table:table-row table:style-name="ro1">
          <table:table-cell table:number-columns-repeated="12"/>
          <table:table-cell table:formula="of:=[.J39]" office:value-type="string" office:string-value="R209.100-Opt = False">
            <text:p>R209.100-Opt = False</text:p>
          </table:table-cell>
        </table:table-row>
        <table:table-row table:style-name="ro1">
          <table:table-cell table:number-columns-repeated="12"/>
          <table:table-cell table:formula="of:=[.J40]" office:value-type="string" office:string-value="R210.100-Opt = False">
            <text:p>R210.100-Opt = False</text:p>
          </table:table-cell>
        </table:table-row>
        <table:table-row table:style-name="ro1">
          <table:table-cell table:number-columns-repeated="12"/>
          <table:table-cell table:formula="of:=[.J41]" office:value-type="string" office:string-value="R211.100-Opt = False">
            <text:p>R211.100-Opt = False</text:p>
          </table:table-cell>
        </table:table-row>
        <table:table-row table:style-name="ro1">
          <table:table-cell table:number-columns-repeated="12"/>
          <table:table-cell table:formula="of:=[.J42]" office:value-type="string" office:string-value="RC101.100-Opt = True">
            <text:p>RC101.100-Opt = True</text:p>
          </table:table-cell>
        </table:table-row>
        <table:table-row table:style-name="ro1">
          <table:table-cell table:number-columns-repeated="12"/>
          <table:table-cell table:formula="of:=[.J43]" office:value-type="string" office:string-value="RC102.100-Opt = True">
            <text:p>RC102.100-Opt = True</text:p>
          </table:table-cell>
        </table:table-row>
        <table:table-row table:style-name="ro1">
          <table:table-cell table:number-columns-repeated="12"/>
          <table:table-cell table:formula="of:=[.J44]" office:value-type="string" office:string-value="RC103.100-Opt = True">
            <text:p>RC103.100-Opt = True</text:p>
          </table:table-cell>
        </table:table-row>
        <table:table-row table:style-name="ro1">
          <table:table-cell table:number-columns-repeated="12"/>
          <table:table-cell table:formula="of:=[.J45]" office:value-type="string" office:string-value="RC104.100-Opt = True">
            <text:p>RC104.100-Opt = True</text:p>
          </table:table-cell>
        </table:table-row>
        <table:table-row table:style-name="ro1">
          <table:table-cell table:number-columns-repeated="12"/>
          <table:table-cell table:formula="of:=[.J46]" office:value-type="string" office:string-value="RC105.100-Opt = True">
            <text:p>RC105.100-Opt = True</text:p>
          </table:table-cell>
        </table:table-row>
        <table:table-row table:style-name="ro1">
          <table:table-cell table:number-columns-repeated="12"/>
          <table:table-cell table:formula="of:=[.J47]" office:value-type="string" office:string-value="RC106.100-Opt = False">
            <text:p>RC106.100-Opt = False</text:p>
          </table:table-cell>
        </table:table-row>
        <table:table-row table:style-name="ro1">
          <table:table-cell table:number-columns-repeated="12"/>
          <table:table-cell table:formula="of:=[.J48]" office:value-type="string" office:string-value="RC107.100-Opt = True">
            <text:p>RC107.100-Opt = True</text:p>
          </table:table-cell>
        </table:table-row>
        <table:table-row table:style-name="ro1">
          <table:table-cell table:number-columns-repeated="12"/>
          <table:table-cell table:formula="of:=[.J49]" office:value-type="string" office:string-value="RC108.100-Opt = True">
            <text:p>RC108.100-Opt = True</text:p>
          </table:table-cell>
        </table:table-row>
        <table:table-row table:style-name="ro1">
          <table:table-cell table:number-columns-repeated="12"/>
          <table:table-cell table:formula="of:=[.J50]" office:value-type="string" office:string-value="RC201.100-Opt = True">
            <text:p>RC201.100-Opt = True</text:p>
          </table:table-cell>
        </table:table-row>
        <table:table-row table:style-name="ro1">
          <table:table-cell table:number-columns-repeated="12"/>
          <table:table-cell table:formula="of:=[.J51]" office:value-type="string" office:string-value="RC202.100-Opt = True">
            <text:p>RC202.100-Opt = True</text:p>
          </table:table-cell>
        </table:table-row>
        <table:table-row table:style-name="ro1">
          <table:table-cell table:number-columns-repeated="12"/>
          <table:table-cell table:formula="of:=[.J52]" office:value-type="string" office:string-value="RC203.100-Opt = False">
            <text:p>RC203.100-Opt = False</text:p>
          </table:table-cell>
        </table:table-row>
        <table:table-row table:style-name="ro1">
          <table:table-cell table:number-columns-repeated="12"/>
          <table:table-cell table:formula="of:=[.J53]" office:value-type="string" office:string-value="RC204.100-Opt = False">
            <text:p>RC204.100-Opt = False</text:p>
          </table:table-cell>
        </table:table-row>
        <table:table-row table:style-name="ro1">
          <table:table-cell table:number-columns-repeated="12"/>
          <table:table-cell table:formula="of:=[.J54]" office:value-type="string" office:string-value="RC205.100-Opt = True">
            <text:p>RC205.100-Opt = True</text:p>
          </table:table-cell>
        </table:table-row>
        <table:table-row table:style-name="ro1">
          <table:table-cell table:number-columns-repeated="12"/>
          <table:table-cell table:formula="of:=[.J55]" office:value-type="string" office:string-value="RC206.100-Opt = False">
            <text:p>RC206.100-Opt = False</text:p>
          </table:table-cell>
        </table:table-row>
        <table:table-row table:style-name="ro1">
          <table:table-cell table:number-columns-repeated="12"/>
          <table:table-cell table:formula="of:=[.J56]" office:value-type="string" office:string-value="RC207.100-Opt = False">
            <text:p>RC207.100-Opt = False</text:p>
          </table:table-cell>
        </table:table-row>
        <table:table-row table:style-name="ro1">
          <table:table-cell table:number-columns-repeated="12"/>
          <table:table-cell table:formula="of:=[.J57]" office:value-type="string" office:string-value="RC208.100-Opt = False">
            <text:p>RC208.100-Opt = False</text:p>
          </table:table-cell>
        </table:table-row>
      </table:table>
      <table:table table:name="50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25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ll" table:style-name="ta1" table:print="false">
        <table:table-column table:style-name="co1" table:default-cell-style-name="ce6"/>
        <table:table-column table:style-name="co1" table:number-columns-repeated="2" table:default-cell-style-name="ce7"/>
        <table:table-column table:style-name="co1" table:default-cell-style-name="ce6"/>
        <table:table-column table:style-name="co1" table:number-columns-repeated="5" table:default-cell-style-name="Default"/>
        <table:table-row table:style-name="ro3">
          <table:table-cell office:value-type="string">
            <text:p>Problem</text:p>
          </table:table-cell>
          <table:table-cell table:style-name="ce6" office:value-type="string">
            <text:p>NV</text:p>
          </table:table-cell>
          <table:table-cell table:style-name="ce6" office:value-type="string">
            <text:p>Distance</text:p>
          </table:table-cell>
          <table:table-cell office:value-type="string">
            <text:p>Authors</text:p>
          </table:table-cell>
          <table:table-cell table:style-name="ce6" office:value-type="string">
            <text:p>Optimal</text:p>
          </table:table-cell>
          <table:table-cell table:style-name="ce6" table:number-columns-repeated="3"/>
          <table:table-cell/>
        </table:table-row>
        <table:table-row table:style-name="ro1">
          <table:table-cell office:value-type="string">
            <text:p>C101.100</text:p>
          </table:table-cell>
          <table:table-cell office:value-type="float" office:value="10">
            <text:p>10</text:p>
          </table:table-cell>
          <table:table-cell office:value-type="float" office:value="827.3">
            <text:p>827.3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101.25</text:p>
          </table:table-cell>
          <table:table-cell office:value-type="float" office:value="3">
            <text:p>3</text:p>
          </table:table-cell>
          <table:table-cell office:value-type="float" office:value="191.3">
            <text:p>191.3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101.50</text:p>
          </table:table-cell>
          <table:table-cell office:value-type="float" office:value="5">
            <text:p>5</text:p>
          </table:table-cell>
          <table:table-cell office:value-type="float" office:value="362.4">
            <text:p>362.4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>
          <table:table-cell office:value-type="string">
            <text:p>C102.100</text:p>
          </table:table-cell>
          <table:table-cell office:value-type="float" office:value="10">
            <text:p>10</text:p>
          </table:table-cell>
          <table:table-cell office:value-type="float" office:value="827.3">
            <text:p>827.3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102.25</text:p>
          </table:table-cell>
          <table:table-cell office:value-type="float" office:value="3">
            <text:p>3</text:p>
          </table:table-cell>
          <table:table-cell office:value-type="float" office:value="190.3">
            <text:p>190.3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102.50</text:p>
          </table:table-cell>
          <table:table-cell office:value-type="float" office:value="5">
            <text:p>5</text:p>
          </table:table-cell>
          <table:table-cell office:value-type="float" office:value="361.4">
            <text:p>361.4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>
          <table:table-cell office:value-type="string">
            <text:p>C103.100</text:p>
          </table:table-cell>
          <table:table-cell office:value-type="float" office:value="10">
            <text:p>10</text:p>
          </table:table-cell>
          <table:table-cell office:value-type="float" office:value="826.3">
            <text:p>826.3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103.25</text:p>
          </table:table-cell>
          <table:table-cell office:value-type="float" office:value="3">
            <text:p>3</text:p>
          </table:table-cell>
          <table:table-cell office:value-type="float" office:value="190.3">
            <text:p>190.3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103.50</text:p>
          </table:table-cell>
          <table:table-cell office:value-type="float" office:value="5">
            <text:p>5</text:p>
          </table:table-cell>
          <table:table-cell office:value-type="float" office:value="361.4">
            <text:p>361.4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>
          <table:table-cell office:value-type="string">
            <text:p>C104.100</text:p>
          </table:table-cell>
          <table:table-cell office:value-type="float" office:value="10">
            <text:p>10</text:p>
          </table:table-cell>
          <table:table-cell office:value-type="float" office:value="822.9">
            <text:p>822.9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104.25</text:p>
          </table:table-cell>
          <table:table-cell office:value-type="float" office:value="3">
            <text:p>3</text:p>
          </table:table-cell>
          <table:table-cell office:value-type="float" office:value="186.9">
            <text:p>186.9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104.50</text:p>
          </table:table-cell>
          <table:table-cell office:value-type="float" office:value="5">
            <text:p>5</text:p>
          </table:table-cell>
          <table:table-cell office:value-type="float" office:value="358">
            <text:p>358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>
          <table:table-cell office:value-type="string">
            <text:p>C105.100</text:p>
          </table:table-cell>
          <table:table-cell office:value-type="float" office:value="10">
            <text:p>10</text:p>
          </table:table-cell>
          <table:table-cell office:value-type="float" office:value="827.3">
            <text:p>827.3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105.25</text:p>
          </table:table-cell>
          <table:table-cell office:value-type="float" office:value="3">
            <text:p>3</text:p>
          </table:table-cell>
          <table:table-cell office:value-type="float" office:value="191.3">
            <text:p>191.3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105.50</text:p>
          </table:table-cell>
          <table:table-cell office:value-type="float" office:value="5">
            <text:p>5</text:p>
          </table:table-cell>
          <table:table-cell office:value-type="float" office:value="362.4">
            <text:p>362.4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>
          <table:table-cell office:value-type="string">
            <text:p>C106.100</text:p>
          </table:table-cell>
          <table:table-cell office:value-type="float" office:value="10">
            <text:p>10</text:p>
          </table:table-cell>
          <table:table-cell office:value-type="float" office:value="827.3">
            <text:p>827.3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106.25</text:p>
          </table:table-cell>
          <table:table-cell office:value-type="float" office:value="3">
            <text:p>3</text:p>
          </table:table-cell>
          <table:table-cell office:value-type="float" office:value="191.3">
            <text:p>191.3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106.50</text:p>
          </table:table-cell>
          <table:table-cell office:value-type="float" office:value="5">
            <text:p>5</text:p>
          </table:table-cell>
          <table:table-cell office:value-type="float" office:value="362.4">
            <text:p>362.4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>
          <table:table-cell office:value-type="string">
            <text:p>C107.100</text:p>
          </table:table-cell>
          <table:table-cell office:value-type="float" office:value="10">
            <text:p>10</text:p>
          </table:table-cell>
          <table:table-cell office:value-type="float" office:value="827.3">
            <text:p>827.3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107.25</text:p>
          </table:table-cell>
          <table:table-cell office:value-type="float" office:value="3">
            <text:p>3</text:p>
          </table:table-cell>
          <table:table-cell office:value-type="float" office:value="191.3">
            <text:p>191.3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107.50</text:p>
          </table:table-cell>
          <table:table-cell office:value-type="float" office:value="5">
            <text:p>5</text:p>
          </table:table-cell>
          <table:table-cell office:value-type="float" office:value="362.4">
            <text:p>362.4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>
          <table:table-cell office:value-type="string">
            <text:p>C108.100</text:p>
          </table:table-cell>
          <table:table-cell office:value-type="float" office:value="10">
            <text:p>10</text:p>
          </table:table-cell>
          <table:table-cell office:value-type="float" office:value="827.3">
            <text:p>827.3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108.25</text:p>
          </table:table-cell>
          <table:table-cell office:value-type="float" office:value="3">
            <text:p>3</text:p>
          </table:table-cell>
          <table:table-cell office:value-type="float" office:value="191.3">
            <text:p>191.3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108.50</text:p>
          </table:table-cell>
          <table:table-cell office:value-type="float" office:value="5">
            <text:p>5</text:p>
          </table:table-cell>
          <table:table-cell office:value-type="float" office:value="362.4">
            <text:p>362.4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>
          <table:table-cell office:value-type="string">
            <text:p>C109.100</text:p>
          </table:table-cell>
          <table:table-cell office:value-type="float" office:value="10">
            <text:p>10</text:p>
          </table:table-cell>
          <table:table-cell office:value-type="float" office:value="827.3">
            <text:p>827.3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109.25</text:p>
          </table:table-cell>
          <table:table-cell office:value-type="float" office:value="3">
            <text:p>3</text:p>
          </table:table-cell>
          <table:table-cell office:value-type="float" office:value="191.3">
            <text:p>191.3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109.50</text:p>
          </table:table-cell>
          <table:table-cell office:value-type="float" office:value="5">
            <text:p>5</text:p>
          </table:table-cell>
          <table:table-cell office:value-type="float" office:value="362.4">
            <text:p>362.4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3">
          <table:table-cell office:value-type="string">
            <text:p>C201.100</text:p>
          </table:table-cell>
          <table:table-cell table:style-name="ce6" office:value-type="float" office:value="3">
            <text:p>3</text:p>
          </table:table-cell>
          <table:table-cell office:value-type="float" office:value="589.1">
            <text:p>589.1</text:p>
          </table:table-cell>
          <table:table-cell office:value-type="string">
            <text:p>CR+KLM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201.25</text:p>
          </table:table-cell>
          <table:table-cell table:style-name="ce6" office:value-type="float" office:value="2">
            <text:p>2</text:p>
          </table:table-cell>
          <table:table-cell office:value-type="float" office:value="214.7">
            <text:p>214.7</text:p>
          </table:table-cell>
          <table:table-cell office:value-type="string">
            <text:p>CR+L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201.50</text:p>
          </table:table-cell>
          <table:table-cell table:style-name="ce6" office:value-type="float" office:value="3">
            <text:p>3</text:p>
          </table:table-cell>
          <table:table-cell office:value-type="float" office:value="360.2">
            <text:p>360.2</text:p>
          </table:table-cell>
          <table:table-cell office:value-type="string">
            <text:p>CR+L</text:p>
          </table:table-cell>
          <table:table-cell table:number-columns-repeated="5"/>
        </table:table-row>
        <table:table-row table:style-name="ro1">
          <table:table-cell office:value-type="string">
            <text:p>C202.100</text:p>
          </table:table-cell>
          <table:table-cell table:style-name="ce6" office:value-type="float" office:value="3">
            <text:p>3</text:p>
          </table:table-cell>
          <table:table-cell office:value-type="float" office:value="589.1">
            <text:p>589.1</text:p>
          </table:table-cell>
          <table:table-cell office:value-type="string">
            <text:p>CR+KLM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202.25</text:p>
          </table:table-cell>
          <table:table-cell table:style-name="ce6" office:value-type="float" office:value="2">
            <text:p>2</text:p>
          </table:table-cell>
          <table:table-cell office:value-type="float" office:value="214.7">
            <text:p>214.7</text:p>
          </table:table-cell>
          <table:table-cell office:value-type="string">
            <text:p>CR+L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202.50</text:p>
          </table:table-cell>
          <table:table-cell table:style-name="ce6" office:value-type="float" office:value="3">
            <text:p>3</text:p>
          </table:table-cell>
          <table:table-cell office:value-type="float" office:value="360.2">
            <text:p>360.2</text:p>
          </table:table-cell>
          <table:table-cell office:value-type="string">
            <text:p>CR+KLM</text:p>
          </table:table-cell>
          <table:table-cell table:number-columns-repeated="5"/>
        </table:table-row>
        <table:table-row table:style-name="ro1">
          <table:table-cell office:value-type="string">
            <text:p>C203.10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88.7">
            <text:p>588.7</text:p>
          </table:table-cell>
          <table:table-cell office:value-type="string">
            <text:p> KLM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203.25</text:p>
          </table:table-cell>
          <table:table-cell table:style-name="ce6" office:value-type="float" office:value="2">
            <text:p>2</text:p>
          </table:table-cell>
          <table:table-cell office:value-type="float" office:value="214.7">
            <text:p>214.7</text:p>
          </table:table-cell>
          <table:table-cell office:value-type="string">
            <text:p>CR+L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203.50</text:p>
          </table:table-cell>
          <table:table-cell table:style-name="ce6" office:value-type="float" office:value="3">
            <text:p>3</text:p>
          </table:table-cell>
          <table:table-cell office:value-type="float" office:value="359.8">
            <text:p>359.8</text:p>
          </table:table-cell>
          <table:table-cell office:value-type="string">
            <text:p>CR+KLM</text:p>
          </table:table-cell>
          <table:table-cell table:number-columns-repeated="5"/>
        </table:table-row>
        <table:table-row table:style-name="ro1">
          <table:table-cell office:value-type="string">
            <text:p>C204.10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88.1">
            <text:p>588.1</text:p>
          </table:table-cell>
          <table:table-cell office:value-type="string">
            <text:p> IV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204.25</text:p>
          </table:table-cell>
          <table:table-cell table:style-name="ce6" office:value-type="float" office:value="2">
            <text:p>2</text:p>
          </table:table-cell>
          <table:table-cell office:value-type="float" office:value="213.1">
            <text:p>213.1</text:p>
          </table:table-cell>
          <table:table-cell office:value-type="string">
            <text:p>CR+KLM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204.5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50.1">
            <text:p>350.1</text:p>
          </table:table-cell>
          <table:table-cell office:value-type="string">
            <text:p> KLM</text:p>
          </table:table-cell>
          <table:table-cell table:number-columns-repeated="5"/>
        </table:table-row>
        <table:table-row table:style-name="ro1">
          <table:table-cell office:value-type="string">
            <text:p>C205.100</text:p>
          </table:table-cell>
          <table:table-cell table:style-name="ce6" office:value-type="float" office:value="3">
            <text:p>3</text:p>
          </table:table-cell>
          <table:table-cell office:value-type="float" office:value="586.4">
            <text:p>586.4</text:p>
          </table:table-cell>
          <table:table-cell office:value-type="string">
            <text:p>CR+KLM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205.25</text:p>
          </table:table-cell>
          <table:table-cell table:style-name="ce6" office:value-type="float" office:value="2">
            <text:p>2</text:p>
          </table:table-cell>
          <table:table-cell office:value-type="float" office:value="214.7">
            <text:p>214.7</text:p>
          </table:table-cell>
          <table:table-cell office:value-type="string">
            <text:p>CR+L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205.50</text:p>
          </table:table-cell>
          <table:table-cell table:style-name="ce6" office:value-type="float" office:value="3">
            <text:p>3</text:p>
          </table:table-cell>
          <table:table-cell office:value-type="float" office:value="359.8">
            <text:p>359.8</text:p>
          </table:table-cell>
          <table:table-cell office:value-type="string">
            <text:p>CR+KLM</text:p>
          </table:table-cell>
          <table:table-cell table:number-columns-repeated="5"/>
        </table:table-row>
        <table:table-row table:style-name="ro1">
          <table:table-cell office:value-type="string">
            <text:p>C206.100</text:p>
          </table:table-cell>
          <table:table-cell table:style-name="ce6" office:value-type="float" office:value="3">
            <text:p>3</text:p>
          </table:table-cell>
          <table:table-cell office:value-type="float" office:value="586">
            <text:p>586</text:p>
          </table:table-cell>
          <table:table-cell office:value-type="string">
            <text:p>CR+KLM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206.25</text:p>
          </table:table-cell>
          <table:table-cell table:style-name="ce6" office:value-type="float" office:value="2">
            <text:p>2</text:p>
          </table:table-cell>
          <table:table-cell office:value-type="float" office:value="214.7">
            <text:p>214.7</text:p>
          </table:table-cell>
          <table:table-cell office:value-type="string">
            <text:p>CR+L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206.50</text:p>
          </table:table-cell>
          <table:table-cell table:style-name="ce6" office:value-type="float" office:value="3">
            <text:p>3</text:p>
          </table:table-cell>
          <table:table-cell office:value-type="float" office:value="359.8">
            <text:p>359.8</text:p>
          </table:table-cell>
          <table:table-cell office:value-type="string">
            <text:p>CR+KLM</text:p>
          </table:table-cell>
          <table:table-cell table:number-columns-repeated="5"/>
        </table:table-row>
        <table:table-row table:style-name="ro1">
          <table:table-cell office:value-type="string">
            <text:p>C207.100</text:p>
          </table:table-cell>
          <table:table-cell table:style-name="ce6" office:value-type="float" office:value="3">
            <text:p>3</text:p>
          </table:table-cell>
          <table:table-cell office:value-type="float" office:value="585.8">
            <text:p>585.8</text:p>
          </table:table-cell>
          <table:table-cell office:value-type="string">
            <text:p>CR+KLM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207.25</text:p>
          </table:table-cell>
          <table:table-cell table:style-name="ce6" office:value-type="float" office:value="2">
            <text:p>2</text:p>
          </table:table-cell>
          <table:table-cell office:value-type="float" office:value="214.5">
            <text:p>214.5</text:p>
          </table:table-cell>
          <table:table-cell office:value-type="string">
            <text:p>CR+L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207.50</text:p>
          </table:table-cell>
          <table:table-cell table:style-name="ce6" office:value-type="float" office:value="3">
            <text:p>3</text:p>
          </table:table-cell>
          <table:table-cell office:value-type="float" office:value="359.6">
            <text:p>359.6</text:p>
          </table:table-cell>
          <table:table-cell office:value-type="string">
            <text:p>CR+KLM</text:p>
          </table:table-cell>
          <table:table-cell table:number-columns-repeated="5"/>
        </table:table-row>
        <table:table-row table:style-name="ro1">
          <table:table-cell office:value-type="string">
            <text:p>C208.10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85.8">
            <text:p>585.8</text:p>
          </table:table-cell>
          <table:table-cell office:value-type="string">
            <text:p> KLM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208.25</text:p>
          </table:table-cell>
          <table:table-cell table:style-name="ce6" office:value-type="float" office:value="2">
            <text:p>2</text:p>
          </table:table-cell>
          <table:table-cell office:value-type="float" office:value="214.5">
            <text:p>214.5</text:p>
          </table:table-cell>
          <table:table-cell office:value-type="string">
            <text:p>CR+L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C208.50</text:p>
          </table:table-cell>
          <table:table-cell table:style-name="ce6" office:value-type="float" office:value="2">
            <text:p>2</text:p>
          </table:table-cell>
          <table:table-cell office:value-type="float" office:value="350.5">
            <text:p>350.5</text:p>
          </table:table-cell>
          <table:table-cell office:value-type="string">
            <text:p>CR+KLM</text:p>
          </table:table-cell>
          <table:table-cell table:number-columns-repeated="5"/>
        </table:table-row>
        <table:table-row table:style-name="ro1">
          <table:table-cell office:value-type="string">
            <text:p>R101.100</text:p>
          </table:table-cell>
          <table:table-cell office:value-type="float" office:value="20">
            <text:p>20</text:p>
          </table:table-cell>
          <table:table-cell office:value-type="float" office:value="1637.7">
            <text:p>1637.7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R101.25</text:p>
          </table:table-cell>
          <table:table-cell office:value-type="float" office:value="8">
            <text:p>8</text:p>
          </table:table-cell>
          <table:table-cell office:value-type="float" office:value="617.1">
            <text:p>617.1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R101.50</text:p>
          </table:table-cell>
          <table:table-cell office:value-type="float" office:value="12">
            <text:p>12</text:p>
          </table:table-cell>
          <table:table-cell office:value-type="float" office:value="1044">
            <text:p>1044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>
          <table:table-cell office:value-type="string">
            <text:p>R102.100</text:p>
          </table:table-cell>
          <table:table-cell office:value-type="float" office:value="18">
            <text:p>18</text:p>
          </table:table-cell>
          <table:table-cell office:value-type="float" office:value="1466.6">
            <text:p>1466.6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R102.25</text:p>
          </table:table-cell>
          <table:table-cell office:value-type="float" office:value="7">
            <text:p>7</text:p>
          </table:table-cell>
          <table:table-cell office:value-type="float" office:value="547.1">
            <text:p>547.1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R102.50</text:p>
          </table:table-cell>
          <table:table-cell office:value-type="float" office:value="11">
            <text:p>11</text:p>
          </table:table-cell>
          <table:table-cell office:value-type="float" office:value="909">
            <text:p>909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>
          <table:table-cell office:value-type="string">
            <text:p>R103.100</text:p>
          </table:table-cell>
          <table:table-cell office:value-type="float" office:value="14">
            <text:p>14</text:p>
          </table:table-cell>
          <table:table-cell office:value-type="float" office:value="1208.7">
            <text:p>1208.7</text:p>
          </table:table-cell>
          <table:table-cell office:value-type="string">
            <text:p>CR+L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R103.25</text:p>
          </table:table-cell>
          <table:table-cell office:value-type="float" office:value="5">
            <text:p>5</text:p>
          </table:table-cell>
          <table:table-cell office:value-type="float" office:value="454.6">
            <text:p>454.6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R103.50</text:p>
          </table:table-cell>
          <table:table-cell office:value-type="float" office:value="9">
            <text:p>9</text:p>
          </table:table-cell>
          <table:table-cell office:value-type="float" office:value="772.9">
            <text:p>772.9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>
          <table:table-cell office:value-type="string">
            <text:p>R104.100</text:p>
          </table:table-cell>
          <table:table-cell table:style-name="ce6" office:value-type="float" office:value="11">
            <text:p>11</text:p>
          </table:table-cell>
          <table:table-cell office:value-type="float" office:value="971.5">
            <text:p>971.5</text:p>
          </table:table-cell>
          <table:table-cell office:value-type="string">
            <text:p> IV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R104.25</text:p>
          </table:table-cell>
          <table:table-cell office:value-type="float" office:value="4">
            <text:p>4</text:p>
          </table:table-cell>
          <table:table-cell office:value-type="float" office:value="416.9">
            <text:p>416.9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R104.50</text:p>
          </table:table-cell>
          <table:table-cell office:value-type="float" office:value="6">
            <text:p>6</text:p>
          </table:table-cell>
          <table:table-cell office:value-type="float" office:value="625.4">
            <text:p>625.4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>
          <table:table-cell office:value-type="string">
            <text:p>R105.100</text:p>
          </table:table-cell>
          <table:table-cell office:value-type="float" office:value="15">
            <text:p>15</text:p>
          </table:table-cell>
          <table:table-cell office:value-type="float" office:value="1355.3">
            <text:p>1355.3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R105.25</text:p>
          </table:table-cell>
          <table:table-cell office:value-type="float" office:value="6">
            <text:p>6</text:p>
          </table:table-cell>
          <table:table-cell office:value-type="float" office:value="530.5">
            <text:p>530.5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R105.50</text:p>
          </table:table-cell>
          <table:table-cell office:value-type="float" office:value="9">
            <text:p>9</text:p>
          </table:table-cell>
          <table:table-cell office:value-type="float" office:value="899.3">
            <text:p>899.3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>
          <table:table-cell office:value-type="string">
            <text:p>R106.100</text:p>
          </table:table-cell>
          <table:table-cell office:value-type="float" office:value="13">
            <text:p>13</text:p>
          </table:table-cell>
          <table:table-cell office:value-type="float" office:value="1234.6">
            <text:p>1234.6</text:p>
          </table:table-cell>
          <table:table-cell office:value-type="string">
            <text:p>CR+KLM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R106.25</text:p>
          </table:table-cell>
          <table:table-cell office:value-type="float" office:value="3">
            <text:p>3</text:p>
          </table:table-cell>
          <table:table-cell office:value-type="float" office:value="465.4">
            <text:p>465.4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R106.50</text:p>
          </table:table-cell>
          <table:table-cell office:value-type="float" office:value="5">
            <text:p>5</text:p>
          </table:table-cell>
          <table:table-cell office:value-type="float" office:value="793">
            <text:p>793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>
          <table:table-cell office:value-type="string">
            <text:p>R107.100</text:p>
          </table:table-cell>
          <table:table-cell office:value-type="float" office:value="11">
            <text:p>11</text:p>
          </table:table-cell>
          <table:table-cell office:value-type="float" office:value="1064.6">
            <text:p>1064.6</text:p>
          </table:table-cell>
          <table:table-cell office:value-type="string">
            <text:p>CR+KLM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R107.25</text:p>
          </table:table-cell>
          <table:table-cell office:value-type="float" office:value="4">
            <text:p>4</text:p>
          </table:table-cell>
          <table:table-cell office:value-type="float" office:value="424.3">
            <text:p>424.3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R107.50</text:p>
          </table:table-cell>
          <table:table-cell office:value-type="float" office:value="7">
            <text:p>7</text:p>
          </table:table-cell>
          <table:table-cell office:value-type="float" office:value="711.1">
            <text:p>711.1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3">
          <table:table-cell office:value-type="string">
            <text:p>R108.100</text:p>
          </table:table-cell>
          <table:table-cell table:style-name="ce6" table:number-columns-repeated="2"/>
          <table:table-cell/>
          <table:table-cell table:style-name="ce8" office:value-type="boolean" office:boolean-value="false">
            <text:p>FALSE</text:p>
          </table:table-cell>
          <table:table-cell table:number-columns-repeated="4"/>
        </table:table-row>
        <table:table-row table:style-name="ro1" table:visibility="filter">
          <table:table-cell office:value-type="string">
            <text:p>R108.25</text:p>
          </table:table-cell>
          <table:table-cell office:value-type="float" office:value="4">
            <text:p>4</text:p>
          </table:table-cell>
          <table:table-cell office:value-type="float" office:value="397.3">
            <text:p>397.3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108.50</text:p>
          </table:table-cell>
          <table:table-cell office:value-type="float" office:value="6">
            <text:p>6</text:p>
          </table:table-cell>
          <table:table-cell office:value-type="float" office:value="617.7">
            <text:p>617.7</text:p>
          </table:table-cell>
          <table:table-cell office:value-type="string">
            <text:p>CR+KLM</text:p>
          </table:table-cell>
          <table:table-cell table:number-columns-repeated="4"/>
          <table:table-cell table:style-name="ce11"/>
        </table:table-row>
        <table:table-row table:style-name="ro1">
          <table:table-cell office:value-type="string">
            <text:p>R109.100</text:p>
          </table:table-cell>
          <table:table-cell office:value-type="float" office:value="13">
            <text:p>13</text:p>
          </table:table-cell>
          <table:table-cell office:value-type="float" office:value="1146.9">
            <text:p>1146.9</text:p>
          </table:table-cell>
          <table:table-cell office:value-type="string">
            <text:p>CR+KLM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R109.25</text:p>
          </table:table-cell>
          <table:table-cell office:value-type="float" office:value="5">
            <text:p>5</text:p>
          </table:table-cell>
          <table:table-cell office:value-type="float" office:value="441.3">
            <text:p>441.3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R109.50</text:p>
          </table:table-cell>
          <table:table-cell office:value-type="float" office:value="8">
            <text:p>8</text:p>
          </table:table-cell>
          <table:table-cell office:value-type="float" office:value="786.8">
            <text:p>786.8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>
          <table:table-cell office:value-type="string">
            <text:p>R110.100</text:p>
          </table:table-cell>
          <table:table-cell office:value-type="float" office:value="12">
            <text:p>12</text:p>
          </table:table-cell>
          <table:table-cell office:value-type="float" office:value="1068">
            <text:p>1068</text:p>
          </table:table-cell>
          <table:table-cell office:value-type="string">
            <text:p>CR+KLM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R110.25</text:p>
          </table:table-cell>
          <table:table-cell office:value-type="float" office:value="4">
            <text:p>4</text:p>
          </table:table-cell>
          <table:table-cell office:value-type="float" office:value="444.1">
            <text:p>444.1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R110.50</text:p>
          </table:table-cell>
          <table:table-cell office:value-type="float" office:value="7">
            <text:p>7</text:p>
          </table:table-cell>
          <table:table-cell office:value-type="float" office:value="697">
            <text:p>697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>
          <table:table-cell office:value-type="string">
            <text:p>R111.100</text:p>
          </table:table-cell>
          <table:table-cell office:value-type="float" office:value="12">
            <text:p>12</text:p>
          </table:table-cell>
          <table:table-cell office:value-type="float" office:value="1048.7">
            <text:p>1048.7</text:p>
          </table:table-cell>
          <table:table-cell office:value-type="string">
            <text:p>CR+KLM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R111.25</text:p>
          </table:table-cell>
          <table:table-cell office:value-type="float" office:value="5">
            <text:p>5</text:p>
          </table:table-cell>
          <table:table-cell office:value-type="float" office:value="428.8">
            <text:p>428.8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1" table:visibility="filter">
          <table:table-cell office:value-type="string">
            <text:p>R111.50</text:p>
          </table:table-cell>
          <table:table-cell office:value-type="float" office:value="7">
            <text:p>7</text:p>
          </table:table-cell>
          <table:table-cell office:value-type="float" office:value="707.2">
            <text:p>707.2</text:p>
          </table:table-cell>
          <table:table-cell office:value-type="string">
            <text:p>CR+KLM</text:p>
          </table:table-cell>
          <table:table-cell table:number-columns-repeated="5"/>
        </table:table-row>
        <table:table-row table:style-name="ro3">
          <table:table-cell office:value-type="string">
            <text:p>R112.100</text:p>
          </table:table-cell>
          <table:table-cell table:style-name="ce6" table:number-columns-repeated="2"/>
          <table:table-cell/>
          <table:table-cell table:style-name="ce8" office:value-type="boolean" office:boolean-value="false">
            <text:p>FALSE</text:p>
          </table:table-cell>
          <table:table-cell table:number-columns-repeated="4"/>
        </table:table-row>
        <table:table-row table:style-name="ro3" table:visibility="filter">
          <table:table-cell office:value-type="string">
            <text:p>R112.25</text:p>
          </table:table-cell>
          <table:table-cell office:value-type="float" office:value="4">
            <text:p>4</text:p>
          </table:table-cell>
          <table:table-cell office:value-type="float" office:value="393">
            <text:p>393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112.50</text:p>
          </table:table-cell>
          <table:table-cell office:value-type="float" office:value="6">
            <text:p>6</text:p>
          </table:table-cell>
          <table:table-cell office:value-type="float" office:value="630.2">
            <text:p>630.2</text:p>
          </table:table-cell>
          <table:table-cell office:value-type="string">
            <text:p>CR+KLM</text:p>
          </table:table-cell>
          <table:table-cell table:number-columns-repeated="5"/>
        </table:table-row>
        <table:table-row table:style-name="ro3">
          <table:table-cell office:value-type="string">
            <text:p>R201.10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43.2">
            <text:p>1143.2</text:p>
          </table:table-cell>
          <table:table-cell office:value-type="string">
            <text:p>KLM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201.25</text:p>
          </table:table-cell>
          <table:table-cell table:style-name="ce6" office:value-type="float" office:value="4">
            <text:p>4</text:p>
          </table:table-cell>
          <table:table-cell office:value-type="float" office:value="463.3">
            <text:p>463.3</text:p>
          </table:table-cell>
          <table:table-cell office:value-type="string">
            <text:p>CR+KLM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201.50</text:p>
          </table:table-cell>
          <table:table-cell table:style-name="ce6" office:value-type="float" office:value="6">
            <text:p>6</text:p>
          </table:table-cell>
          <table:table-cell office:value-type="float" office:value="791.9">
            <text:p>791.9</text:p>
          </table:table-cell>
          <table:table-cell office:value-type="string">
            <text:p>CR+KLM</text:p>
          </table:table-cell>
          <table:table-cell table:number-columns-repeated="5"/>
        </table:table-row>
        <table:table-row table:style-name="ro3">
          <table:table-cell office:value-type="string">
            <text:p>R202.100</text:p>
          </table:table-cell>
          <table:table-cell table:style-name="ce6" table:number-columns-repeated="2"/>
          <table:table-cell/>
          <table:table-cell table:style-name="ce8" office:value-type="boolean" office:boolean-value="false">
            <text:p>FALSE</text:p>
          </table:table-cell>
          <table:table-cell table:number-columns-repeated="4"/>
        </table:table-row>
        <table:table-row table:style-name="ro3" table:visibility="filter">
          <table:table-cell office:value-type="string">
            <text:p>R202.25</text:p>
          </table:table-cell>
          <table:table-cell table:style-name="ce6" office:value-type="float" office:value="4">
            <text:p>4</text:p>
          </table:table-cell>
          <table:table-cell office:value-type="float" office:value="410.5">
            <text:p>410.5</text:p>
          </table:table-cell>
          <table:table-cell office:value-type="string">
            <text:p>CR+KLM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202.50</text:p>
          </table:table-cell>
          <table:table-cell table:style-name="ce6" office:value-type="float" office:value="5">
            <text:p>5</text:p>
          </table:table-cell>
          <table:table-cell office:value-type="float" office:value="698.5">
            <text:p>698.5</text:p>
          </table:table-cell>
          <table:table-cell office:value-type="string">
            <text:p>CR+KLM</text:p>
          </table:table-cell>
          <table:table-cell table:number-columns-repeated="5"/>
        </table:table-row>
        <table:table-row table:style-name="ro3">
          <table:table-cell office:value-type="string">
            <text:p>R203.100</text:p>
          </table:table-cell>
          <table:table-cell table:style-name="ce6" table:number-columns-repeated="2"/>
          <table:table-cell/>
          <table:table-cell table:style-name="ce8" office:value-type="boolean" office:boolean-value="false">
            <text:p>FALSE</text:p>
          </table:table-cell>
          <table:table-cell table:number-columns-repeated="4"/>
        </table:table-row>
        <table:table-row table:style-name="ro3" table:visibility="filter">
          <table:table-cell office:value-type="string">
            <text:p>R203.25</text:p>
          </table:table-cell>
          <table:table-cell table:style-name="ce6" office:value-type="float" office:value="3">
            <text:p>3</text:p>
          </table:table-cell>
          <table:table-cell office:value-type="float" office:value="391.4">
            <text:p>391.4</text:p>
          </table:table-cell>
          <table:table-cell office:value-type="string">
            <text:p>CR+KLM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203.5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05.3">
            <text:p>605.3</text:p>
          </table:table-cell>
          <table:table-cell office:value-type="string">
            <text:p>IV+C</text:p>
          </table:table-cell>
          <table:table-cell table:number-columns-repeated="5"/>
        </table:table-row>
        <table:table-row table:style-name="ro3">
          <table:table-cell office:value-type="string">
            <text:p>R204.100</text:p>
          </table:table-cell>
          <table:table-cell table:style-name="ce6" table:number-columns-repeated="2"/>
          <table:table-cell/>
          <table:table-cell table:style-name="ce8" office:value-type="boolean" office:boolean-value="false">
            <text:p>FALSE</text:p>
          </table:table-cell>
          <table:table-cell table:number-columns-repeated="4"/>
        </table:table-row>
        <table:table-row table:style-name="ro3" table:visibility="filter">
          <table:table-cell office:value-type="string">
            <text:p>R204.2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55">
            <text:p>355</text:p>
          </table:table-cell>
          <table:table-cell office:value-type="string">
            <text:p>IV+C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204.5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06.4">
            <text:p>506.4</text:p>
          </table:table-cell>
          <table:table-cell office:value-type="string">
            <text:p> IV</text:p>
          </table:table-cell>
          <table:table-cell table:number-columns-repeated="5"/>
        </table:table-row>
        <table:table-row table:style-name="ro3">
          <table:table-cell office:value-type="string">
            <text:p>R205.100</text:p>
          </table:table-cell>
          <table:table-cell table:style-name="ce6" table:number-columns-repeated="2"/>
          <table:table-cell/>
          <table:table-cell table:style-name="ce8" office:value-type="boolean" office:boolean-value="false">
            <text:p>FALSE</text:p>
          </table:table-cell>
          <table:table-cell table:number-columns-repeated="4"/>
        </table:table-row>
        <table:table-row table:style-name="ro3" table:visibility="filter">
          <table:table-cell office:value-type="string">
            <text:p>R205.25</text:p>
          </table:table-cell>
          <table:table-cell table:style-name="ce6" office:value-type="float" office:value="3">
            <text:p>3</text:p>
          </table:table-cell>
          <table:table-cell office:value-type="float" office:value="393">
            <text:p>393</text:p>
          </table:table-cell>
          <table:table-cell office:value-type="string">
            <text:p>CR+KLM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205.5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90.1">
            <text:p>690.1</text:p>
          </table:table-cell>
          <table:table-cell office:value-type="string">
            <text:p>IV+C</text:p>
          </table:table-cell>
          <table:table-cell table:number-columns-repeated="5"/>
        </table:table-row>
        <table:table-row table:style-name="ro3">
          <table:table-cell office:value-type="string">
            <text:p>R206.100</text:p>
          </table:table-cell>
          <table:table-cell table:style-name="ce6" table:number-columns-repeated="2"/>
          <table:table-cell/>
          <table:table-cell table:style-name="ce8" office:value-type="boolean" office:boolean-value="false">
            <text:p>FALSE</text:p>
          </table:table-cell>
          <table:table-cell table:number-columns-repeated="4"/>
        </table:table-row>
        <table:table-row table:style-name="ro3" table:visibility="filter">
          <table:table-cell office:value-type="string">
            <text:p>R206.25</text:p>
          </table:table-cell>
          <table:table-cell table:style-name="ce6" office:value-type="float" office:value="3">
            <text:p>3</text:p>
          </table:table-cell>
          <table:table-cell office:value-type="float" office:value="374.4">
            <text:p>374.4</text:p>
          </table:table-cell>
          <table:table-cell office:value-type="string">
            <text:p>CR+KLM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206.5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32.4">
            <text:p>632.4</text:p>
          </table:table-cell>
          <table:table-cell office:value-type="string">
            <text:p>IV+C</text:p>
          </table:table-cell>
          <table:table-cell table:number-columns-repeated="5"/>
        </table:table-row>
        <table:table-row table:style-name="ro3">
          <table:table-cell office:value-type="string">
            <text:p>R207.100</text:p>
          </table:table-cell>
          <table:table-cell table:style-name="ce6" table:number-columns-repeated="2"/>
          <table:table-cell/>
          <table:table-cell table:style-name="ce8" office:value-type="boolean" office:boolean-value="false">
            <text:p>FALSE</text:p>
          </table:table-cell>
          <table:table-cell table:number-columns-repeated="4"/>
        </table:table-row>
        <table:table-row table:style-name="ro3" table:visibility="filter">
          <table:table-cell office:value-type="string">
            <text:p>R207.2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361.6">
            <text:p>361.6</text:p>
          </table:table-cell>
          <table:table-cell office:value-type="string">
            <text:p>KLM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207.50</text:p>
          </table:table-cell>
          <table:table-cell table:style-name="ce6" table:number-columns-repeated="2"/>
          <table:table-cell/>
          <table:table-cell table:style-name="ce8" office:value-type="boolean" office:boolean-value="false">
            <text:p>FALSE</text:p>
          </table:table-cell>
          <table:table-cell table:number-columns-repeated="4"/>
        </table:table-row>
        <table:table-row table:style-name="ro3">
          <table:table-cell office:value-type="string">
            <text:p>R208.100</text:p>
          </table:table-cell>
          <table:table-cell table:style-name="ce6" table:number-columns-repeated="2"/>
          <table:table-cell/>
          <table:table-cell table:style-name="ce8" office:value-type="boolean" office:boolean-value="false">
            <text:p>FALSE</text:p>
          </table:table-cell>
          <table:table-cell table:number-columns-repeated="4"/>
        </table:table-row>
        <table:table-row table:style-name="ro3" table:visibility="filter">
          <table:table-cell office:value-type="string">
            <text:p>R208.25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28.2">
            <text:p>328.2</text:p>
          </table:table-cell>
          <table:table-cell office:value-type="string">
            <text:p>IV+C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208.50</text:p>
          </table:table-cell>
          <table:table-cell table:style-name="ce6" table:number-columns-repeated="2"/>
          <table:table-cell/>
          <table:table-cell table:style-name="ce8" office:value-type="boolean" office:boolean-value="false">
            <text:p>FALSE</text:p>
          </table:table-cell>
          <table:table-cell table:number-columns-repeated="4"/>
        </table:table-row>
        <table:table-row table:style-name="ro3">
          <table:table-cell office:value-type="string">
            <text:p>R209.100</text:p>
          </table:table-cell>
          <table:table-cell table:style-name="ce6" table:number-columns-repeated="2"/>
          <table:table-cell/>
          <table:table-cell table:style-name="ce8" office:value-type="boolean" office:boolean-value="false">
            <text:p>FALSE</text:p>
          </table:table-cell>
          <table:table-cell table:number-columns-repeated="4"/>
        </table:table-row>
        <table:table-row table:style-name="ro3" table:visibility="filter">
          <table:table-cell office:value-type="string">
            <text:p>R209.2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70.7">
            <text:p>370.7</text:p>
          </table:table-cell>
          <table:table-cell office:value-type="string">
            <text:p>KLM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209.5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00.6">
            <text:p>600.6</text:p>
          </table:table-cell>
          <table:table-cell office:value-type="string">
            <text:p>IV+C</text:p>
          </table:table-cell>
          <table:table-cell table:number-columns-repeated="5"/>
        </table:table-row>
        <table:table-row table:style-name="ro3">
          <table:table-cell office:value-type="string">
            <text:p>R210.100</text:p>
          </table:table-cell>
          <table:table-cell table:style-name="ce6" table:number-columns-repeated="2"/>
          <table:table-cell/>
          <table:table-cell table:style-name="ce8" office:value-type="boolean" office:boolean-value="false">
            <text:p>FALSE</text:p>
          </table:table-cell>
          <table:table-cell table:number-columns-repeated="4"/>
        </table:table-row>
        <table:table-row table:style-name="ro3" table:visibility="filter">
          <table:table-cell office:value-type="string">
            <text:p>R210.25</text:p>
          </table:table-cell>
          <table:table-cell table:style-name="ce6" office:value-type="float" office:value="3">
            <text:p>3</text:p>
          </table:table-cell>
          <table:table-cell office:value-type="float" office:value="404.6">
            <text:p>404.6</text:p>
          </table:table-cell>
          <table:table-cell office:value-type="string">
            <text:p>CR+KLM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210.50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645.6">
            <text:p>645.6</text:p>
          </table:table-cell>
          <table:table-cell office:value-type="string">
            <text:p>IV+C</text:p>
          </table:table-cell>
          <table:table-cell table:number-columns-repeated="5"/>
        </table:table-row>
        <table:table-row table:style-name="ro3">
          <table:table-cell office:value-type="string">
            <text:p>R211.100</text:p>
          </table:table-cell>
          <table:table-cell table:style-name="ce6" table:number-columns-repeated="2"/>
          <table:table-cell/>
          <table:table-cell table:style-name="ce8" office:value-type="boolean" office:boolean-value="false">
            <text:p>FALSE</text:p>
          </table:table-cell>
          <table:table-cell table:number-columns-repeated="4"/>
        </table:table-row>
        <table:table-row table:style-name="ro3" table:visibility="filter">
          <table:table-cell office:value-type="string">
            <text:p>R211.2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50.9">
            <text:p>350.9</text:p>
          </table:table-cell>
          <table:table-cell office:value-type="string">
            <text:p>KLM 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211.5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35.5">
            <text:p>535.5</text:p>
          </table:table-cell>
          <table:table-cell office:value-type="string">
            <text:p> IV+DLP</text:p>
          </table:table-cell>
          <table:table-cell table:number-columns-repeated="5"/>
        </table:table-row>
        <table:table-row table:style-name="ro3">
          <table:table-cell office:value-type="string">
            <text:p>RC101.100</text:p>
          </table:table-cell>
          <table:table-cell office:value-type="float" office:value="15">
            <text:p>15</text:p>
          </table:table-cell>
          <table:table-cell office:value-type="float" office:value="1619.8">
            <text:p>1619.8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C101.25</text:p>
          </table:table-cell>
          <table:table-cell office:value-type="float" office:value="4">
            <text:p>4</text:p>
          </table:table-cell>
          <table:table-cell office:value-type="float" office:value="461.1">
            <text:p>461.1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C101.50</text:p>
          </table:table-cell>
          <table:table-cell office:value-type="float" office:value="8">
            <text:p>8</text:p>
          </table:table-cell>
          <table:table-cell office:value-type="float" office:value="944">
            <text:p>944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3">
          <table:table-cell office:value-type="string">
            <text:p>RC102.100</text:p>
          </table:table-cell>
          <table:table-cell office:value-type="float" office:value="14">
            <text:p>14</text:p>
          </table:table-cell>
          <table:table-cell office:value-type="float" office:value="1457.4">
            <text:p>1457.4</text:p>
          </table:table-cell>
          <table:table-cell office:value-type="string">
            <text:p>CR+KLM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C102.25</text:p>
          </table:table-cell>
          <table:table-cell office:value-type="float" office:value="3">
            <text:p>3</text:p>
          </table:table-cell>
          <table:table-cell office:value-type="float" office:value="351.8">
            <text:p>351.8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C102.50</text:p>
          </table:table-cell>
          <table:table-cell office:value-type="float" office:value="7">
            <text:p>7</text:p>
          </table:table-cell>
          <table:table-cell office:value-type="float" office:value="822.5">
            <text:p>822.5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3">
          <table:table-cell office:value-type="string">
            <text:p>RC103.100</text:p>
          </table:table-cell>
          <table:table-cell office:value-type="float" office:value="11">
            <text:p>11</text:p>
          </table:table-cell>
          <table:table-cell office:value-type="float" office:value="1258">
            <text:p>1258</text:p>
          </table:table-cell>
          <table:table-cell office:value-type="string">
            <text:p>CR+KLM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C103.25</text:p>
          </table:table-cell>
          <table:table-cell office:value-type="float" office:value="3">
            <text:p>3</text:p>
          </table:table-cell>
          <table:table-cell office:value-type="float" office:value="332.8">
            <text:p>332.8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C103.50</text:p>
          </table:table-cell>
          <table:table-cell office:value-type="float" office:value="6">
            <text:p>6</text:p>
          </table:table-cell>
          <table:table-cell office:value-type="float" office:value="710.9">
            <text:p>710.9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3">
          <table:table-cell office:value-type="string">
            <text:p>RC104.100</text:p>
          </table:table-cell>
          <table:table-cell table:style-name="ce6" table:number-columns-repeated="2"/>
          <table:table-cell/>
          <table:table-cell table:style-name="ce8" office:value-type="boolean" office:boolean-value="false">
            <text:p>FALSE</text:p>
          </table:table-cell>
          <table:table-cell table:number-columns-repeated="4"/>
        </table:table-row>
        <table:table-row table:style-name="ro3" table:visibility="filter">
          <table:table-cell office:value-type="string">
            <text:p>RC104.25</text:p>
          </table:table-cell>
          <table:table-cell office:value-type="float" office:value="3">
            <text:p>3</text:p>
          </table:table-cell>
          <table:table-cell office:value-type="float" office:value="306.6">
            <text:p>306.6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C104.50</text:p>
          </table:table-cell>
          <table:table-cell office:value-type="float" office:value="5">
            <text:p>5</text:p>
          </table:table-cell>
          <table:table-cell office:value-type="float" office:value="545.8">
            <text:p>545.8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3">
          <table:table-cell office:value-type="string">
            <text:p>RC105.100</text:p>
          </table:table-cell>
          <table:table-cell office:value-type="float" office:value="15">
            <text:p>15</text:p>
          </table:table-cell>
          <table:table-cell office:value-type="float" office:value="1513.7">
            <text:p>1513.7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C105.25</text:p>
          </table:table-cell>
          <table:table-cell office:value-type="float" office:value="4">
            <text:p>4</text:p>
          </table:table-cell>
          <table:table-cell office:value-type="float" office:value="411.3">
            <text:p>411.3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C105.50</text:p>
          </table:table-cell>
          <table:table-cell office:value-type="float" office:value="8">
            <text:p>8</text:p>
          </table:table-cell>
          <table:table-cell office:value-type="float" office:value="855.3">
            <text:p>855.3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3">
          <table:table-cell office:value-type="string">
            <text:p>RC106.100</text:p>
          </table:table-cell>
          <table:table-cell table:style-name="ce6" table:number-columns-repeated="2"/>
          <table:table-cell/>
          <table:table-cell table:style-name="ce8" office:value-type="boolean" office:boolean-value="false">
            <text:p>FALSE</text:p>
          </table:table-cell>
          <table:table-cell table:number-columns-repeated="4"/>
        </table:table-row>
        <table:table-row table:style-name="ro3" table:visibility="filter">
          <table:table-cell office:value-type="string">
            <text:p>RC106.25</text:p>
          </table:table-cell>
          <table:table-cell office:value-type="float" office:value="3">
            <text:p>3</text:p>
          </table:table-cell>
          <table:table-cell office:value-type="float" office:value="345.5">
            <text:p>345.5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C106.50</text:p>
          </table:table-cell>
          <table:table-cell office:value-type="float" office:value="6">
            <text:p>6</text:p>
          </table:table-cell>
          <table:table-cell office:value-type="float" office:value="723.2">
            <text:p>723.2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3">
          <table:table-cell office:value-type="string">
            <text:p>RC107.10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07.8">
            <text:p>1207.8</text:p>
          </table:table-cell>
          <table:table-cell office:value-type="string">
            <text:p> IV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C107.25</text:p>
          </table:table-cell>
          <table:table-cell office:value-type="float" office:value="3">
            <text:p>3</text:p>
          </table:table-cell>
          <table:table-cell office:value-type="float" office:value="298.3">
            <text:p>298.3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C107.50</text:p>
          </table:table-cell>
          <table:table-cell office:value-type="float" office:value="6">
            <text:p>6</text:p>
          </table:table-cell>
          <table:table-cell office:value-type="float" office:value="642.7">
            <text:p>642.7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3">
          <table:table-cell office:value-type="string">
            <text:p>RC108.10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114.2">
            <text:p>1114.2</text:p>
          </table:table-cell>
          <table:table-cell office:value-type="string">
            <text:p> IV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C108.25</text:p>
          </table:table-cell>
          <table:table-cell office:value-type="float" office:value="3">
            <text:p>3</text:p>
          </table:table-cell>
          <table:table-cell office:value-type="float" office:value="294.5">
            <text:p>294.5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C108.50</text:p>
          </table:table-cell>
          <table:table-cell office:value-type="float" office:value="6">
            <text:p>6</text:p>
          </table:table-cell>
          <table:table-cell office:value-type="float" office:value="598.1">
            <text:p>598.1</text:p>
          </table:table-cell>
          <table:table-cell office:value-type="string">
            <text:p>KDMSS</text:p>
          </table:table-cell>
          <table:table-cell table:number-columns-repeated="5"/>
        </table:table-row>
        <table:table-row table:style-name="ro3">
          <table:table-cell office:value-type="string">
            <text:p>RC201.10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61.8">
            <text:p>1261.8</text:p>
          </table:table-cell>
          <table:table-cell office:value-type="string">
            <text:p>KLM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C201.25</text:p>
          </table:table-cell>
          <table:table-cell table:style-name="ce6" office:value-type="float" office:value="3">
            <text:p>3</text:p>
          </table:table-cell>
          <table:table-cell office:value-type="float" office:value="360.2">
            <text:p>360.2</text:p>
          </table:table-cell>
          <table:table-cell office:value-type="string">
            <text:p>CR+L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C201.50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    684.8</text:p>
          </table:table-cell>
          <table:table-cell office:value-type="string">
            <text:p>L+KLM</text:p>
          </table:table-cell>
          <table:table-cell table:number-columns-repeated="5"/>
        </table:table-row>
        <table:table-row table:style-name="ro3">
          <table:table-cell office:value-type="string">
            <text:p>RC202.100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092.3">
            <text:p>1092.3</text:p>
          </table:table-cell>
          <table:table-cell office:value-type="string">
            <text:p>IV+C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C202.25</text:p>
          </table:table-cell>
          <table:table-cell table:style-name="ce6" office:value-type="float" office:value="3">
            <text:p>3</text:p>
          </table:table-cell>
          <table:table-cell office:value-type="float" office:value="338">
            <text:p>338</text:p>
          </table:table-cell>
          <table:table-cell office:value-type="string">
            <text:p>CR+KLM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C202.50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    613.6</text:p>
          </table:table-cell>
          <table:table-cell office:value-type="string">
            <text:p>IV+C</text:p>
          </table:table-cell>
          <table:table-cell table:number-columns-repeated="5"/>
        </table:table-row>
        <table:table-row table:style-name="ro3">
          <table:table-cell office:value-type="string">
            <text:p>RC203.100</text:p>
          </table:table-cell>
          <table:table-cell table:style-name="ce6" table:number-columns-repeated="2"/>
          <table:table-cell/>
          <table:table-cell table:style-name="ce8" office:value-type="boolean" office:boolean-value="false">
            <text:p>FALSE</text:p>
          </table:table-cell>
          <table:table-cell table:number-columns-repeated="4"/>
        </table:table-row>
        <table:table-row table:style-name="ro3" table:visibility="filter">
          <table:table-cell office:value-type="string">
            <text:p>RC203.25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    326.9</text:p>
          </table:table-cell>
          <table:table-cell office:value-type="string">
            <text:p>IV+C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C203.5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    555.3</text:p>
          </table:table-cell>
          <table:table-cell office:value-type="string">
            <text:p>IV+C</text:p>
          </table:table-cell>
          <table:table-cell table:number-columns-repeated="5"/>
        </table:table-row>
        <table:table-row table:style-name="ro3">
          <table:table-cell office:value-type="string">
            <text:p>RC204.100</text:p>
          </table:table-cell>
          <table:table-cell table:style-name="ce6" table:number-columns-repeated="2"/>
          <table:table-cell/>
          <table:table-cell table:style-name="ce8" office:value-type="boolean" office:boolean-value="false">
            <text:p>FALSE</text:p>
          </table:table-cell>
          <table:table-cell table:number-columns-repeated="4"/>
        </table:table-row>
        <table:table-row table:style-name="ro3" table:visibility="filter">
          <table:table-cell office:value-type="string">
            <text:p>RC204.25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    299.7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C204.50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    444.2</text:p>
          </table:table-cell>
          <table:table-cell office:value-type="string">
            <text:p> DLP</text:p>
          </table:table-cell>
          <table:table-cell table:number-columns-repeated="5"/>
        </table:table-row>
        <table:table-row table:style-name="ro3">
          <table:table-cell office:value-type="string">
            <text:p>RC205.10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154">
            <text:p>1154</text:p>
          </table:table-cell>
          <table:table-cell office:value-type="string">
            <text:p>IV+C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C205.25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    338.0</text:p>
          </table:table-cell>
          <table:table-cell office:value-type="string">
            <text:p>L+KLM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C205.50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    630.2</text:p>
          </table:table-cell>
          <table:table-cell office:value-type="string">
            <text:p>IV+C</text:p>
          </table:table-cell>
          <table:table-cell table:number-columns-repeated="5"/>
        </table:table-row>
        <table:table-row table:style-name="ro3">
          <table:table-cell office:value-type="string">
            <text:p>RC206.100</text:p>
          </table:table-cell>
          <table:table-cell table:style-name="ce6" table:number-columns-repeated="2"/>
          <table:table-cell/>
          <table:table-cell table:style-name="ce8" office:value-type="boolean" office:boolean-value="false">
            <text:p>FALSE</text:p>
          </table:table-cell>
          <table:table-cell table:number-columns-repeated="4"/>
        </table:table-row>
        <table:table-row table:style-name="ro3" table:visibility="filter">
          <table:table-cell office:value-type="string">
            <text:p>RC206.25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    324.0</text:p>
          </table:table-cell>
          <table:table-cell office:value-type="string">
            <text:p>KLM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C206.50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    610.0</text:p>
          </table:table-cell>
          <table:table-cell office:value-type="string">
            <text:p>IV+C</text:p>
          </table:table-cell>
          <table:table-cell table:number-columns-repeated="5"/>
        </table:table-row>
        <table:table-row table:style-name="ro3">
          <table:table-cell office:value-type="string">
            <text:p>RC207.100</text:p>
          </table:table-cell>
          <table:table-cell table:style-name="ce6" table:number-columns-repeated="2"/>
          <table:table-cell/>
          <table:table-cell table:style-name="ce8" office:value-type="boolean" office:boolean-value="false">
            <text:p>FALSE</text:p>
          </table:table-cell>
          <table:table-cell table:number-columns-repeated="4"/>
        </table:table-row>
        <table:table-row table:style-name="ro3" table:visibility="filter">
          <table:table-cell office:value-type="string">
            <text:p>RC207.25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    298.3</text:p>
          </table:table-cell>
          <table:table-cell office:value-type="string">
            <text:p>KLM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C207.5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    558.6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3">
          <table:table-cell office:value-type="string">
            <text:p>RC208.100</text:p>
          </table:table-cell>
          <table:table-cell table:style-name="ce6" table:number-columns-repeated="2"/>
          <table:table-cell/>
          <table:table-cell table:style-name="ce8" office:value-type="boolean" office:boolean-value="false">
            <text:p>FALSE</text:p>
          </table:table-cell>
          <table:table-cell table:number-columns-repeated="4"/>
        </table:table-row>
        <table:table-row table:style-name="ro3" table:visibility="filter">
          <table:table-cell office:value-type="string">
            <text:p>RC208.25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    269.1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3" table:visibility="filter">
          <table:table-cell office:value-type="string">
            <text:p>RC208.50</text:p>
          </table:table-cell>
          <table:table-cell table:style-name="ce6" table:number-columns-repeated="2"/>
          <table:table-cell/>
          <table:table-cell table:style-name="ce8" office:value-type="boolean" office:boolean-value="false">
            <text:p>FALSE</text:p>
          </table:table-cell>
          <table:table-cell table:number-columns-repeated="4"/>
        </table:table-row>
        <table:table-row table:style-name="ro1" table:number-rows-repeated="7"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>
            <text:p>Problem</text:p>
          </table:table-cell>
          <table:table-cell table:style-name="ce6" office:value-type="string">
            <text:p>NV</text:p>
          </table:table-cell>
          <table:table-cell table:style-name="ce6" office:value-type="string">
            <text:p>Distance</text:p>
          </table:table-cell>
          <table:table-cell office:value-type="string">
            <text:p>Authors</text:p>
          </table:table-cell>
          <table:table-cell table:style-name="ce6" office:value-type="string">
            <text:p>Problem</text:p>
          </table:table-cell>
          <table:table-cell table:style-name="ce6" office:value-type="string">
            <text:p>NV</text:p>
          </table:table-cell>
          <table:table-cell table:style-name="ce6" office:value-type="string">
            <text:p>Distance</text:p>
          </table:table-cell>
          <table:table-cell table:style-name="ce6" office:value-type="string">
            <text:p>Authors</text:p>
          </table:table-cell>
          <table:table-cell/>
        </table:table-row>
        <table:table-row table:style-name="ro1">
          <table:table-cell office:value-type="string">
            <text:p>C101</text:p>
          </table:table-cell>
          <table:table-cell office:value-type="float" office:value="10">
            <text:p>10</text:p>
          </table:table-cell>
          <table:table-cell office:value-type="float" office:value="828.94">
            <text:p>828.94</text:p>
          </table:table-cell>
          <table:table-cell office:value-type="string">
            <text:p>RT</text:p>
          </table:table-cell>
          <table:table-cell table:number-columns-repeated="5"/>
        </table:table-row>
        <table:table-row table:style-name="ro1">
          <table:table-cell office:value-type="string">
            <text:p>C102</text:p>
          </table:table-cell>
          <table:table-cell office:value-type="float" office:value="10">
            <text:p>10</text:p>
          </table:table-cell>
          <table:table-cell office:value-type="float" office:value="828.94">
            <text:p>828.94</text:p>
          </table:table-cell>
          <table:table-cell office:value-type="string">
            <text:p>RT</text:p>
          </table:table-cell>
          <table:table-cell table:number-columns-repeated="5"/>
        </table:table-row>
        <table:table-row table:style-name="ro1">
          <table:table-cell office:value-type="string">
            <text:p>C103</text:p>
          </table:table-cell>
          <table:table-cell office:value-type="float" office:value="10">
            <text:p>10</text:p>
          </table:table-cell>
          <table:table-cell office:value-type="float" office:value="828.06">
            <text:p>828.06</text:p>
          </table:table-cell>
          <table:table-cell office:value-type="string">
            <text:p>RT</text:p>
          </table:table-cell>
          <table:table-cell table:number-columns-repeated="5"/>
        </table:table-row>
        <table:table-row table:style-name="ro1">
          <table:table-cell office:value-type="string">
            <text:p>C104</text:p>
          </table:table-cell>
          <table:table-cell office:value-type="float" office:value="10">
            <text:p>10</text:p>
          </table:table-cell>
          <table:table-cell office:value-type="float" office:value="824.78">
            <text:p>824.78</text:p>
          </table:table-cell>
          <table:table-cell office:value-type="string">
            <text:p>RT</text:p>
          </table:table-cell>
          <table:table-cell table:number-columns-repeated="5"/>
        </table:table-row>
        <table:table-row table:style-name="ro1">
          <table:table-cell office:value-type="string">
            <text:p>C105</text:p>
          </table:table-cell>
          <table:table-cell office:value-type="float" office:value="10">
            <text:p>10</text:p>
          </table:table-cell>
          <table:table-cell office:value-type="float" office:value="828.94">
            <text:p>828.94</text:p>
          </table:table-cell>
          <table:table-cell office:value-type="string">
            <text:p>RT</text:p>
          </table:table-cell>
          <table:table-cell table:number-columns-repeated="5"/>
        </table:table-row>
        <table:table-row table:style-name="ro1">
          <table:table-cell office:value-type="string">
            <text:p>C106</text:p>
          </table:table-cell>
          <table:table-cell office:value-type="float" office:value="10">
            <text:p>10</text:p>
          </table:table-cell>
          <table:table-cell office:value-type="float" office:value="828.94">
            <text:p>828.94</text:p>
          </table:table-cell>
          <table:table-cell office:value-type="string">
            <text:p>RT</text:p>
          </table:table-cell>
          <table:table-cell table:number-columns-repeated="5"/>
        </table:table-row>
        <table:table-row table:style-name="ro1">
          <table:table-cell office:value-type="string">
            <text:p>C107</text:p>
          </table:table-cell>
          <table:table-cell office:value-type="float" office:value="10">
            <text:p>10</text:p>
          </table:table-cell>
          <table:table-cell office:value-type="float" office:value="828.94">
            <text:p>828.94</text:p>
          </table:table-cell>
          <table:table-cell office:value-type="string">
            <text:p>RT</text:p>
          </table:table-cell>
          <table:table-cell table:number-columns-repeated="5"/>
        </table:table-row>
        <table:table-row table:style-name="ro1">
          <table:table-cell office:value-type="string">
            <text:p>C108</text:p>
          </table:table-cell>
          <table:table-cell office:value-type="float" office:value="10">
            <text:p>10</text:p>
          </table:table-cell>
          <table:table-cell office:value-type="float" office:value="828.94">
            <text:p>828.94</text:p>
          </table:table-cell>
          <table:table-cell office:value-type="string">
            <text:p>RT</text:p>
          </table:table-cell>
          <table:table-cell table:number-columns-repeated="5"/>
        </table:table-row>
        <table:table-row table:style-name="ro1">
          <table:table-cell office:value-type="string">
            <text:p>C109</text:p>
          </table:table-cell>
          <table:table-cell office:value-type="float" office:value="10">
            <text:p>10</text:p>
          </table:table-cell>
          <table:table-cell office:value-type="float" office:value="828.94">
            <text:p>828.94</text:p>
          </table:table-cell>
          <table:table-cell office:value-type="string">
            <text:p>RT</text:p>
          </table:table-cell>
          <table:table-cell table:number-columns-repeated="5"/>
        </table:table-row>
        <table:table-row table:style-name="ro1">
          <table:table-cell office:value-type="string">
            <text:p>C201</text:p>
          </table:table-cell>
          <table:table-cell office:value-type="float" office:value="3">
            <text:p>3</text:p>
          </table:table-cell>
          <table:table-cell office:value-type="float" office:value="591.56">
            <text:p>591.56</text:p>
          </table:table-cell>
          <table:table-cell office:value-type="string">
            <text:p>RT</text:p>
          </table:table-cell>
          <table:table-cell table:number-columns-repeated="5"/>
        </table:table-row>
        <table:table-row table:style-name="ro1">
          <table:table-cell office:value-type="string">
            <text:p>C202</text:p>
          </table:table-cell>
          <table:table-cell office:value-type="float" office:value="3">
            <text:p>3</text:p>
          </table:table-cell>
          <table:table-cell office:value-type="float" office:value="591.56">
            <text:p>591.56</text:p>
          </table:table-cell>
          <table:table-cell office:value-type="string">
            <text:p>RT</text:p>
          </table:table-cell>
          <table:table-cell table:number-columns-repeated="5"/>
        </table:table-row>
        <table:table-row table:style-name="ro1">
          <table:table-cell office:value-type="string">
            <text:p>C203</text:p>
          </table:table-cell>
          <table:table-cell office:value-type="float" office:value="3">
            <text:p>3</text:p>
          </table:table-cell>
          <table:table-cell office:value-type="float" office:value="591.17">
            <text:p>591.17</text:p>
          </table:table-cell>
          <table:table-cell office:value-type="string">
            <text:p>RT</text:p>
          </table:table-cell>
          <table:table-cell table:number-columns-repeated="5"/>
        </table:table-row>
        <table:table-row table:style-name="ro1">
          <table:table-cell office:value-type="string">
            <text:p>C204</text:p>
          </table:table-cell>
          <table:table-cell office:value-type="float" office:value="3">
            <text:p>3</text:p>
          </table:table-cell>
          <table:table-cell office:value-type="float" office:value="590.6">
            <text:p>590.6</text:p>
          </table:table-cell>
          <table:table-cell office:value-type="string">
            <text:p>RT</text:p>
          </table:table-cell>
          <table:table-cell table:number-columns-repeated="5"/>
        </table:table-row>
        <table:table-row table:style-name="ro1">
          <table:table-cell office:value-type="string">
            <text:p>C205</text:p>
          </table:table-cell>
          <table:table-cell office:value-type="float" office:value="3">
            <text:p>3</text:p>
          </table:table-cell>
          <table:table-cell office:value-type="float" office:value="588.88">
            <text:p>588.88</text:p>
          </table:table-cell>
          <table:table-cell office:value-type="string">
            <text:p>RT</text:p>
          </table:table-cell>
          <table:table-cell table:number-columns-repeated="5"/>
        </table:table-row>
        <table:table-row table:style-name="ro1">
          <table:table-cell office:value-type="string">
            <text:p>C206</text:p>
          </table:table-cell>
          <table:table-cell office:value-type="float" office:value="3">
            <text:p>3</text:p>
          </table:table-cell>
          <table:table-cell office:value-type="float" office:value="588.49">
            <text:p>588.49</text:p>
          </table:table-cell>
          <table:table-cell office:value-type="string">
            <text:p>RT</text:p>
          </table:table-cell>
          <table:table-cell table:number-columns-repeated="5"/>
        </table:table-row>
        <table:table-row table:style-name="ro1">
          <table:table-cell office:value-type="string">
            <text:p>C207</text:p>
          </table:table-cell>
          <table:table-cell office:value-type="float" office:value="3">
            <text:p>3</text:p>
          </table:table-cell>
          <table:table-cell office:value-type="float" office:value="588.29">
            <text:p>588.29</text:p>
          </table:table-cell>
          <table:table-cell office:value-type="string">
            <text:p>RT</text:p>
          </table:table-cell>
          <table:table-cell table:number-columns-repeated="5"/>
        </table:table-row>
        <table:table-row table:style-name="ro1">
          <table:table-cell office:value-type="string">
            <text:p>C208</text:p>
          </table:table-cell>
          <table:table-cell office:value-type="float" office:value="3">
            <text:p>3</text:p>
          </table:table-cell>
          <table:table-cell office:value-type="float" office:value="588.32">
            <text:p>588.32</text:p>
          </table:table-cell>
          <table:table-cell office:value-type="string">
            <text:p>RT</text:p>
          </table:table-cell>
          <table:table-cell table:number-columns-repeated="5"/>
        </table:table-row>
        <table:table-row table:style-name="ro1">
          <table:table-cell office:value-type="string">
            <text:p>R101</text:p>
          </table:table-cell>
          <table:table-cell office:value-type="float" office:value="19">
            <text:p>19</text:p>
          </table:table-cell>
          <table:table-cell office:value-type="float" office:value="1645.79">
            <text:p>1645.79</text:p>
          </table:table-cell>
          <table:table-cell office:value-type="string">
            <text:p>H</text:p>
          </table:table-cell>
          <table:table-cell table:number-columns-repeated="5"/>
        </table:table-row>
        <table:table-row table:style-name="ro1">
          <table:table-cell office:value-type="string">
            <text:p>R102</text:p>
          </table:table-cell>
          <table:table-cell office:value-type="float" office:value="17">
            <text:p>17</text:p>
          </table:table-cell>
          <table:table-cell office:value-type="float" office:value="1486.12">
            <text:p>1486.12</text:p>
          </table:table-cell>
          <table:table-cell office:value-type="string">
            <text:p>RT </text:p>
          </table:table-cell>
          <table:table-cell table:number-columns-repeated="5"/>
        </table:table-row>
        <table:table-row table:style-name="ro1">
          <table:table-cell office:value-type="string">
            <text:p>R103</text:p>
          </table:table-cell>
          <table:table-cell office:value-type="float" office:value="13">
            <text:p>13</text:p>
          </table:table-cell>
          <table:table-cell office:value-type="float" office:value="1292.68">
            <text:p>1292.68</text:p>
          </table:table-cell>
          <table:table-cell office:value-type="string">
            <text:p>LLH</text:p>
          </table:table-cell>
          <table:table-cell table:number-columns-repeated="5"/>
        </table:table-row>
        <table:table-row table:style-name="ro1">
          <table:table-cell office:value-type="string">
            <text:p>R104</text:p>
          </table:table-cell>
          <table:table-cell office:value-type="float" office:value="9">
            <text:p>9</text:p>
          </table:table-cell>
          <table:table-cell office:value-type="float" office:value="1007.24">
            <text:p>1007.24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1">
          <table:table-cell office:value-type="string">
            <text:p>R105</text:p>
          </table:table-cell>
          <table:table-cell office:value-type="float" office:value="14">
            <text:p>14</text:p>
          </table:table-cell>
          <table:table-cell office:value-type="float" office:value="1377.11">
            <text:p>1377.11</text:p>
          </table:table-cell>
          <table:table-cell office:value-type="string">
            <text:p>RT</text:p>
          </table:table-cell>
          <table:table-cell table:number-columns-repeated="5"/>
        </table:table-row>
        <table:table-row table:style-name="ro1">
          <table:table-cell office:value-type="string">
            <text:p>R106</text:p>
          </table:table-cell>
          <table:table-cell office:value-type="float" office:value="12">
            <text:p>12</text:p>
          </table:table-cell>
          <table:table-cell office:value-type="float" office:value="1251.98">
            <text:p>1251.98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1">
          <table:table-cell office:value-type="string">
            <text:p>R107</text:p>
          </table:table-cell>
          <table:table-cell office:value-type="float" office:value="10">
            <text:p>10</text:p>
          </table:table-cell>
          <table:table-cell office:value-type="float" office:value="1104.66">
            <text:p>1104.66</text:p>
          </table:table-cell>
          <table:table-cell office:value-type="string">
            <text:p>S97</text:p>
          </table:table-cell>
          <table:table-cell table:number-columns-repeated="5"/>
        </table:table-row>
        <table:table-row table:style-name="ro1">
          <table:table-cell office:value-type="string">
            <text:p>R108</text:p>
          </table:table-cell>
          <table:table-cell office:value-type="float" office:value="9">
            <text:p>9</text:p>
          </table:table-cell>
          <table:table-cell office:value-type="float" office:value="960.88">
            <text:p>960.88</text:p>
          </table:table-cell>
          <table:table-cell office:value-type="string">
            <text:p>BBB</text:p>
          </table:table-cell>
          <table:table-cell table:number-columns-repeated="5"/>
        </table:table-row>
        <table:table-row table:style-name="ro1">
          <table:table-cell office:value-type="string">
            <text:p>R109</text:p>
          </table:table-cell>
          <table:table-cell office:value-type="float" office:value="11">
            <text:p>11</text:p>
          </table:table-cell>
          <table:table-cell office:value-type="float" office:value="1194.73">
            <text:p>1194.73</text:p>
          </table:table-cell>
          <table:table-cell office:value-type="string">
            <text:p>HG</text:p>
          </table:table-cell>
          <table:table-cell table:number-columns-repeated="5"/>
        </table:table-row>
        <table:table-row table:style-name="ro1">
          <table:table-cell office:value-type="string">
            <text:p>R110</text:p>
          </table:table-cell>
          <table:table-cell office:value-type="float" office:value="10">
            <text:p>10</text:p>
          </table:table-cell>
          <table:table-cell office:value-type="float" office:value="1118.59">
            <text:p>1118.59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1">
          <table:table-cell office:value-type="string">
            <text:p>R111</text:p>
          </table:table-cell>
          <table:table-cell office:value-type="float" office:value="10">
            <text:p>10</text:p>
          </table:table-cell>
          <table:table-cell office:value-type="float" office:value="1096.72">
            <text:p>1096.72</text:p>
          </table:table-cell>
          <table:table-cell office:value-type="string">
            <text:p>RGP</text:p>
          </table:table-cell>
          <table:table-cell table:number-columns-repeated="5"/>
        </table:table-row>
        <table:table-row table:style-name="ro1">
          <table:table-cell office:value-type="string">
            <text:p>R112</text:p>
          </table:table-cell>
          <table:table-cell office:value-type="float" office:value="9">
            <text:p>9</text:p>
          </table:table-cell>
          <table:table-cell office:value-type="float" office:value="982.14">
            <text:p>982.14</text:p>
          </table:table-cell>
          <table:table-cell office:value-type="string">
            <text:p>GTA</text:p>
          </table:table-cell>
          <table:table-cell table:number-columns-repeated="5"/>
        </table:table-row>
        <table:table-row table:style-name="ro1">
          <table:table-cell office:value-type="string">
            <text:p>R201</text:p>
          </table:table-cell>
          <table:table-cell office:value-type="float" office:value="4">
            <text:p>4</text:p>
          </table:table-cell>
          <table:table-cell office:value-type="float" office:value="1252.37">
            <text:p>1252.37</text:p>
          </table:table-cell>
          <table:table-cell office:value-type="string">
            <text:p>HG</text:p>
          </table:table-cell>
          <table:table-cell table:number-columns-repeated="5"/>
        </table:table-row>
        <table:table-row table:style-name="ro1">
          <table:table-cell office:value-type="string">
            <text:p>R202 </text:p>
          </table:table-cell>
          <table:table-cell office:value-type="float" office:value="3">
            <text:p>3</text:p>
          </table:table-cell>
          <table:table-cell office:value-type="float" office:value="1191.7">
            <text:p>1191.7</text:p>
          </table:table-cell>
          <table:table-cell office:value-type="string">
            <text:p>RGP</text:p>
          </table:table-cell>
          <table:table-cell table:number-columns-repeated="5"/>
        </table:table-row>
        <table:table-row table:style-name="ro1">
          <table:table-cell office:value-type="string">
            <text:p>R203</text:p>
          </table:table-cell>
          <table:table-cell office:value-type="float" office:value="3">
            <text:p>3</text:p>
          </table:table-cell>
          <table:table-cell office:value-type="float" office:value="939.54">
            <text:p>939.54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1">
          <table:table-cell office:value-type="string">
            <text:p>R204</text:p>
          </table:table-cell>
          <table:table-cell office:value-type="float" office:value="2">
            <text:p>2</text:p>
          </table:table-cell>
          <table:table-cell office:value-type="float" office:value="825.52">
            <text:p>825.52</text:p>
          </table:table-cell>
          <table:table-cell office:value-type="string">
            <text:p>BVH</text:p>
          </table:table-cell>
          <table:table-cell table:number-columns-repeated="5"/>
        </table:table-row>
        <table:table-row table:style-name="ro1">
          <table:table-cell office:value-type="string">
            <text:p>R205</text:p>
          </table:table-cell>
          <table:table-cell office:value-type="float" office:value="3">
            <text:p>3</text:p>
          </table:table-cell>
          <table:table-cell office:value-type="float" office:value="994.42">
            <text:p>994.42</text:p>
          </table:table-cell>
          <table:table-cell office:value-type="string">
            <text:p>RGP</text:p>
          </table:table-cell>
          <table:table-cell table:number-columns-repeated="5"/>
        </table:table-row>
        <table:table-row table:style-name="ro1">
          <table:table-cell office:value-type="string">
            <text:p>R206</text:p>
          </table:table-cell>
          <table:table-cell office:value-type="float" office:value="3">
            <text:p>3</text:p>
          </table:table-cell>
          <table:table-cell office:value-type="float" office:value="906.14">
            <text:p>906.14</text:p>
          </table:table-cell>
          <table:table-cell office:value-type="string">
            <text:p>SSSD</text:p>
          </table:table-cell>
          <table:table-cell table:number-columns-repeated="5"/>
        </table:table-row>
        <table:table-row table:style-name="ro1">
          <table:table-cell office:value-type="string">
            <text:p>R207</text:p>
          </table:table-cell>
          <table:table-cell office:value-type="float" office:value="2">
            <text:p>2</text:p>
          </table:table-cell>
          <table:table-cell office:value-type="float" office:value="893.33">
            <text:p>893.33</text:p>
          </table:table-cell>
          <table:table-cell office:value-type="string">
            <text:p>BVH</text:p>
          </table:table-cell>
          <table:table-cell table:number-columns-repeated="5"/>
        </table:table-row>
        <table:table-row table:style-name="ro1">
          <table:table-cell office:value-type="string">
            <text:p>R208</text:p>
          </table:table-cell>
          <table:table-cell office:value-type="float" office:value="2">
            <text:p>2</text:p>
          </table:table-cell>
          <table:table-cell office:value-type="float" office:value="726.75">
            <text:p>726.75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1">
          <table:table-cell office:value-type="string">
            <text:p>R209</text:p>
          </table:table-cell>
          <table:table-cell office:value-type="float" office:value="3">
            <text:p>3</text:p>
          </table:table-cell>
          <table:table-cell office:value-type="float" office:value="909.16">
            <text:p>909.16</text:p>
          </table:table-cell>
          <table:table-cell office:value-type="string">
            <text:p>H</text:p>
          </table:table-cell>
          <table:table-cell table:number-columns-repeated="5"/>
        </table:table-row>
        <table:table-row table:style-name="ro1">
          <table:table-cell office:value-type="string">
            <text:p>R210</text:p>
          </table:table-cell>
          <table:table-cell office:value-type="float" office:value="3">
            <text:p>3</text:p>
          </table:table-cell>
          <table:table-cell office:value-type="float" office:value="939.34">
            <text:p>939.34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1">
          <table:table-cell office:value-type="string">
            <text:p>R211</text:p>
          </table:table-cell>
          <table:table-cell office:value-type="float" office:value="2">
            <text:p>2</text:p>
          </table:table-cell>
          <table:table-cell office:value-type="float" office:value="892.71">
            <text:p>892.71</text:p>
          </table:table-cell>
          <table:table-cell office:value-type="string">
            <text:p>BVH</text:p>
          </table:table-cell>
          <table:table-cell table:number-columns-repeated="5"/>
        </table:table-row>
        <table:table-row table:style-name="ro1">
          <table:table-cell office:value-type="string">
            <text:p>RC101</text:p>
          </table:table-cell>
          <table:table-cell office:value-type="float" office:value="14">
            <text:p>14</text:p>
          </table:table-cell>
          <table:table-cell office:value-type="float" office:value="1696.94">
            <text:p>1696.94</text:p>
          </table:table-cell>
          <table:table-cell office:value-type="string">
            <text:p>TBGGP</text:p>
          </table:table-cell>
          <table:table-cell table:number-columns-repeated="5"/>
        </table:table-row>
        <table:table-row table:style-name="ro1">
          <table:table-cell office:value-type="string">
            <text:p>RC102</text:p>
          </table:table-cell>
          <table:table-cell office:value-type="float" office:value="12">
            <text:p>12</text:p>
          </table:table-cell>
          <table:table-cell office:value-type="float" office:value="1554.75">
            <text:p>1554.75</text:p>
          </table:table-cell>
          <table:table-cell office:value-type="string">
            <text:p>TBGGP</text:p>
          </table:table-cell>
          <table:table-cell table:number-columns-repeated="5"/>
        </table:table-row>
        <table:table-row table:style-name="ro1">
          <table:table-cell office:value-type="string">
            <text:p>RC103</text:p>
          </table:table-cell>
          <table:table-cell office:value-type="float" office:value="11">
            <text:p>11</text:p>
          </table:table-cell>
          <table:table-cell office:value-type="float" office:value="1261.67">
            <text:p>1261.67</text:p>
          </table:table-cell>
          <table:table-cell office:value-type="string">
            <text:p>S98</text:p>
          </table:table-cell>
          <table:table-cell table:number-columns-repeated="5"/>
        </table:table-row>
        <table:table-row table:style-name="ro1">
          <table:table-cell office:value-type="string">
            <text:p>RC104</text:p>
          </table:table-cell>
          <table:table-cell office:value-type="float" office:value="10">
            <text:p>10</text:p>
          </table:table-cell>
          <table:table-cell office:value-type="float" office:value="1135.48">
            <text:p>1135.48</text:p>
          </table:table-cell>
          <table:table-cell office:value-type="string">
            <text:p>CLM</text:p>
          </table:table-cell>
          <table:table-cell table:number-columns-repeated="5"/>
        </table:table-row>
        <table:table-row table:style-name="ro1">
          <table:table-cell office:value-type="string">
            <text:p>RC105</text:p>
          </table:table-cell>
          <table:table-cell office:value-type="float" office:value="13">
            <text:p>13</text:p>
          </table:table-cell>
          <table:table-cell office:value-type="float" office:value="1629.44">
            <text:p>1629.44</text:p>
          </table:table-cell>
          <table:table-cell office:value-type="string">
            <text:p>BBB</text:p>
          </table:table-cell>
          <table:table-cell table:number-columns-repeated="5"/>
        </table:table-row>
        <table:table-row table:style-name="ro1">
          <table:table-cell office:value-type="string">
            <text:p>RC106</text:p>
          </table:table-cell>
          <table:table-cell office:value-type="float" office:value="11">
            <text:p>11</text:p>
          </table:table-cell>
          <table:table-cell office:value-type="float" office:value="1424.73">
            <text:p>1424.73</text:p>
          </table:table-cell>
          <table:table-cell office:value-type="string">
            <text:p>BBB</text:p>
          </table:table-cell>
          <table:table-cell table:number-columns-repeated="5"/>
        </table:table-row>
        <table:table-row table:style-name="ro1">
          <table:table-cell office:value-type="string">
            <text:p>RC107</text:p>
          </table:table-cell>
          <table:table-cell office:value-type="float" office:value="11">
            <text:p>11</text:p>
          </table:table-cell>
          <table:table-cell office:value-type="float" office:value="1230.48">
            <text:p>1230.48</text:p>
          </table:table-cell>
          <table:table-cell office:value-type="string">
            <text:p>S97</text:p>
          </table:table-cell>
          <table:table-cell table:number-columns-repeated="5"/>
        </table:table-row>
        <table:table-row table:style-name="ro1">
          <table:table-cell office:value-type="string">
            <text:p>RC108</text:p>
          </table:table-cell>
          <table:table-cell office:value-type="float" office:value="10">
            <text:p>10</text:p>
          </table:table-cell>
          <table:table-cell office:value-type="float" office:value="1139.82">
            <text:p>1139.82</text:p>
          </table:table-cell>
          <table:table-cell office:value-type="string">
            <text:p>TBGGP</text:p>
          </table:table-cell>
          <table:table-cell table:number-columns-repeated="5"/>
        </table:table-row>
        <table:table-row table:style-name="ro1">
          <table:table-cell office:value-type="string">
            <text:p>RC201</text:p>
          </table:table-cell>
          <table:table-cell office:value-type="float" office:value="4">
            <text:p>4</text:p>
          </table:table-cell>
          <table:table-cell office:value-type="float" office:value="1406.91">
            <text:p>1406.91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1">
          <table:table-cell office:value-type="string">
            <text:p>RC202</text:p>
          </table:table-cell>
          <table:table-cell office:value-type="float" office:value="3">
            <text:p>3</text:p>
          </table:table-cell>
          <table:table-cell office:value-type="float" office:value="1367.09">
            <text:p>1367.09</text:p>
          </table:table-cell>
          <table:table-cell office:value-type="string">
            <text:p>CC</text:p>
          </table:table-cell>
          <table:table-cell table:number-columns-repeated="5"/>
        </table:table-row>
        <table:table-row table:style-name="ro1">
          <table:table-cell office:value-type="string">
            <text:p>RC203</text:p>
          </table:table-cell>
          <table:table-cell office:value-type="float" office:value="3">
            <text:p>3</text:p>
          </table:table-cell>
          <table:table-cell office:value-type="float" office:value="1049.62">
            <text:p>1049.62</text:p>
          </table:table-cell>
          <table:table-cell office:value-type="string">
            <text:p>CC</text:p>
          </table:table-cell>
          <table:table-cell table:number-columns-repeated="5"/>
        </table:table-row>
        <table:table-row table:style-name="ro1">
          <table:table-cell office:value-type="string">
            <text:p>RC204</text:p>
          </table:table-cell>
          <table:table-cell office:value-type="float" office:value="3">
            <text:p>3</text:p>
          </table:table-cell>
          <table:table-cell office:value-type="float" office:value="798.41">
            <text:p>798.41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1">
          <table:table-cell office:value-type="string">
            <text:p>RC205</text:p>
          </table:table-cell>
          <table:table-cell office:value-type="float" office:value="4">
            <text:p>4</text:p>
          </table:table-cell>
          <table:table-cell office:value-type="float" office:value="1297.19">
            <text:p>1297.19</text:p>
          </table:table-cell>
          <table:table-cell office:value-type="string">
            <text:p>M</text:p>
          </table:table-cell>
          <table:table-cell table:number-columns-repeated="5"/>
        </table:table-row>
        <table:table-row table:style-name="ro1">
          <table:table-cell office:value-type="string">
            <text:p>RC206</text:p>
          </table:table-cell>
          <table:table-cell office:value-type="float" office:value="3">
            <text:p>3</text:p>
          </table:table-cell>
          <table:table-cell office:value-type="float" office:value="1146.32">
            <text:p>1146.32</text:p>
          </table:table-cell>
          <table:table-cell office:value-type="string">
            <text:p>H</text:p>
          </table:table-cell>
          <table:table-cell table:number-columns-repeated="5"/>
        </table:table-row>
        <table:table-row table:style-name="ro1">
          <table:table-cell office:value-type="string">
            <text:p>RC207</text:p>
          </table:table-cell>
          <table:table-cell office:value-type="float" office:value="3">
            <text:p>3</text:p>
          </table:table-cell>
          <table:table-cell office:value-type="float" office:value="1061.14">
            <text:p>1061.14</text:p>
          </table:table-cell>
          <table:table-cell office:value-type="string">
            <text:p>BVH</text:p>
          </table:table-cell>
          <table:table-cell table:number-columns-repeated="5"/>
        </table:table-row>
        <table:table-row table:style-name="ro1">
          <table:table-cell office:value-type="string">
            <text:p>RC208</text:p>
          </table:table-cell>
          <table:table-cell office:value-type="float" office:value="3">
            <text:p>3</text:p>
          </table:table-cell>
          <table:table-cell office:value-type="float" office:value="828.14">
            <text:p>828.14</text:p>
          </table:table-cell>
          <table:table-cell office:value-type="string">
            <text:p>IKMUY</text:p>
          </table:table-cell>
          <table:table-cell table:number-columns-repeated="5"/>
        </table:table-row>
      </table:table>
      <table:table table:name="Sheet6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7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'100-minD'.A1:'100-minD'.E5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5">09/15/2011</text:date>, <text:time>13:0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0T16:20:09</meta:creation-date>
    <dc:date>2011-09-15T13:07:00</dc:date>
    <meta:editing-duration>PT5H23M15S</meta:editing-duration>
    <meta:editing-cycles>18</meta:editing-cycles>
    <meta:generator>LibreOffice/3.3$Unix LibreOffice_project/330m19$Build-301</meta:generator>
    <meta:document-statistic meta:table-count="7" meta:cell-count="1998" meta:object-count="0"/>
  </office:meta>
</office:document-meta>
</file>